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15.07mm"/>
    </style:style>
    <style:style style:name="co3" style:family="table-column">
      <style:table-column-properties fo:break-before="auto" style:column-width="19.8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bile_AMP_Result" table:style-name="ta1">
        <table:shapes>
          <draw:frame draw:z-index="0" draw:style-name="gr1" draw:text-style-name="P1" svg:width="233.06mm" svg:height="128.84mm" svg:x="101.71mm" svg:y="35.22mm">
            <loext:p draw:notify-on-update-of-ranges="Mobile_AMP_Result.A2:Mobile_AMP_Result.A200 Mobile_AMP_Result.E2:Mobile_AMP_Result.E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Mobile/AMP</text:p>
          </table:table-cell>
          <table:table-cell office:value-type="string" calcext:value-type="string">
            <text:p>Mobile&lt;AMP</text:p>
          </table:table-cell>
          <table:table-cell table:number-columns-repeated="7"/>
        </table:table-row>
        <table:table-row table:style-name="ro1">
          <table:table-cell table:formula="of:=RANK([.E2];[.$E$2:.$E$200])" office:value-type="float" office:value="1" calcext:value-type="float">
            <text:p>1</text:p>
          </table:table-cell>
          <table:table-cell office:value-type="string" calcext:value-type="string">
            <text:p>searchengineland.com_google-adwords-store-visits-distance-location-reports-263878 </text:p>
          </table:table-cell>
          <table:table-cell office:value-type="float" office:value="13.9559730000001" calcext:value-type="float">
            <text:p>13.955973</text:p>
          </table:table-cell>
          <table:table-cell office:value-type="float" office:value="1.21873199999936" calcext:value-type="float">
            <text:p>1.218732</text:p>
          </table:table-cell>
          <table:table-cell table:formula="of:=[.C2]/[.D2]" office:value-type="float" office:value="11.4512238950052" calcext:value-type="float">
            <text:p>11.451223895</text:p>
          </table:table-cell>
          <table:table-cell table:formula="of:=IF([.C2]&lt;[.D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3];[.$E$2:.$E$200])" office:value-type="float" office:value="2" calcext:value-type="float">
            <text:p>2</text:p>
          </table:table-cell>
          <table:table-cell office:value-type="string" calcext:value-type="string">
            <text:p>searchengineland.com_seo-can-create-budget-efficiencies-paid-search-campaigns-277100 </text:p>
          </table:table-cell>
          <table:table-cell office:value-type="float" office:value="13.2362640000028" calcext:value-type="float">
            <text:p>13.236264</text:p>
          </table:table-cell>
          <table:table-cell office:value-type="float" office:value="1.2349899999972" calcext:value-type="float">
            <text:p>1.23499</text:p>
          </table:table-cell>
          <table:table-cell table:formula="of:=[.C3]/[.D3]" office:value-type="float" office:value="10.7177094551639" calcext:value-type="float">
            <text:p>10.7177094552</text:p>
          </table:table-cell>
          <table:table-cell table:formula="of:=IF([.C3]&lt;[.D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4];[.$E$2:.$E$200])" office:value-type="float" office:value="3" calcext:value-type="float">
            <text:p>3</text:p>
          </table:table-cell>
          <table:table-cell office:value-type="string" calcext:value-type="string">
            <text:p>searchengineland.com_call-entries-2017-search-engine-land-awards-274554 </text:p>
          </table:table-cell>
          <table:table-cell office:value-type="float" office:value="19.2381299999979" calcext:value-type="float">
            <text:p>19.23813</text:p>
          </table:table-cell>
          <table:table-cell office:value-type="float" office:value="2.04719900000055" calcext:value-type="float">
            <text:p>2.047199</text:p>
          </table:table-cell>
          <table:table-cell table:formula="of:=[.C4]/[.D4]" office:value-type="float" office:value="9.39729357038213" calcext:value-type="float">
            <text:p>9.3972935704</text:p>
          </table:table-cell>
          <table:table-cell table:formula="of:=IF([.C4]&lt;[.D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5];[.$E$2:.$E$200])" office:value-type="float" office:value="4" calcext:value-type="float">
            <text:p>4</text:p>
          </table:table-cell>
          <table:table-cell office:value-type="string" calcext:value-type="string">
            <text:p>searchengineland.com_google-shopping-ads-so-hot-right-now-the-meteoric-rise-of-plas-248055 </text:p>
          </table:table-cell>
          <table:table-cell office:value-type="float" office:value="18.213330999999" calcext:value-type="float">
            <text:p>18.213331</text:p>
          </table:table-cell>
          <table:table-cell office:value-type="float" office:value="2.13877599999978" calcext:value-type="float">
            <text:p>2.138776</text:p>
          </table:table-cell>
          <table:table-cell table:formula="of:=[.C5]/[.D5]" office:value-type="float" office:value="8.51577304028139" calcext:value-type="float">
            <text:p>8.5157730403</text:p>
          </table:table-cell>
          <table:table-cell table:formula="of:=IF([.C5]&lt;[.D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6];[.$E$2:.$E$200])" office:value-type="float" office:value="5" calcext:value-type="float">
            <text:p>5</text:p>
          </table:table-cell>
          <table:table-cell office:value-type="string" calcext:value-type="string">
            <text:p>searchengineland.com_biggest-google-ad-updates-also-quietest-258423 </text:p>
          </table:table-cell>
          <table:table-cell office:value-type="float" office:value="12.7351429999999" calcext:value-type="float">
            <text:p>12.735143</text:p>
          </table:table-cell>
          <table:table-cell office:value-type="float" office:value="1.58946800000194" calcext:value-type="float">
            <text:p>1.589468</text:p>
          </table:table-cell>
          <table:table-cell table:formula="of:=[.C6]/[.D6]" office:value-type="float" office:value="8.01220471251032" calcext:value-type="float">
            <text:p>8.0122047125</text:p>
          </table:table-cell>
          <table:table-cell table:formula="of:=IF([.C6]&lt;[.D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7];[.$E$2:.$E$200])" office:value-type="float" office:value="6" calcext:value-type="float">
            <text:p>6</text:p>
          </table:table-cell>
          <table:table-cell office:value-type="string" calcext:value-type="string">
            <text:p>searchengineland.com_ppc-paydirt-check-top-paid-search-columns-2015-237929 </text:p>
          </table:table-cell>
          <table:table-cell office:value-type="float" office:value="13.9315579999984" calcext:value-type="float">
            <text:p>13.931558</text:p>
          </table:table-cell>
          <table:table-cell office:value-type="float" office:value="1.85474199999953" calcext:value-type="float">
            <text:p>1.854742</text:p>
          </table:table-cell>
          <table:table-cell table:formula="of:=[.C7]/[.D7]" office:value-type="float" office:value="7.51131855535807" calcext:value-type="float">
            <text:p>7.5113185554</text:p>
          </table:table-cell>
          <table:table-cell table:formula="of:=IF([.C7]&lt;[.D7];1;0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bile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table:formula="of:=RANK([.E8];[.$E$2:.$E$200])" office:value-type="float" office:value="7" calcext:value-type="float">
            <text:p>7</text:p>
          </table:table-cell>
          <table:table-cell office:value-type="string" calcext:value-type="string">
            <text:p>searchengineland.com_searchcap-offline-conversion-imports-adwords-google-business-updates-275341 </text:p>
          </table:table-cell>
          <table:table-cell office:value-type="float" office:value="14.098539999999" calcext:value-type="float">
            <text:p>14.09854</text:p>
          </table:table-cell>
          <table:table-cell office:value-type="float" office:value="1.87698699999964" calcext:value-type="float">
            <text:p>1.876987</text:p>
          </table:table-cell>
          <table:table-cell table:formula="of:=[.C8]/[.D8]" office:value-type="float" office:value="7.51126139925407" calcext:value-type="float">
            <text:p>7.5112613993</text:p>
          </table:table-cell>
          <table:table-cell table:formula="of:=IF([.C8]&lt;[.D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X</text:p>
          </table:table-cell>
          <table:table-cell table:formula="of:=MAX([.C2:.C200])" office:value-type="float" office:value="19.2381299999979" calcext:value-type="float">
            <text:p>19.23813</text:p>
          </table:table-cell>
          <table:table-cell table:formula="of:=MAX([.D2:.D200])" office:value-type="float" office:value="11.8805080000002" calcext:value-type="float">
            <text:p>11.880508</text:p>
          </table:table-cell>
        </table:table-row>
        <table:table-row table:style-name="ro1">
          <table:table-cell table:formula="of:=RANK([.E9];[.$E$2:.$E$200])" office:value-type="float" office:value="8" calcext:value-type="float">
            <text:p>8</text:p>
          </table:table-cell>
          <table:table-cell office:value-type="string" calcext:value-type="string">
            <text:p>searchengineland.com_1-2-3-smile-say-hi-to-search-engine-land-on-instagram-220237 </text:p>
          </table:table-cell>
          <table:table-cell office:value-type="float" office:value="15.2415630000032" calcext:value-type="float">
            <text:p>15.241563</text:p>
          </table:table-cell>
          <table:table-cell office:value-type="float" office:value="2.03011100000003" calcext:value-type="float">
            <text:p>2.030111</text:p>
          </table:table-cell>
          <table:table-cell table:formula="of:=[.C9]/[.D9]" office:value-type="float" office:value="7.50774859108836" calcext:value-type="float">
            <text:p>7.5077485911</text:p>
          </table:table-cell>
          <table:table-cell table:formula="of:=IF([.C9]&lt;[.D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C2:.C200])" office:value-type="float" office:value="6.88938400000006" calcext:value-type="float">
            <text:p>6.889384</text:p>
          </table:table-cell>
          <table:table-cell table:formula="of:=MIN([.D2:.D200])" office:value-type="float" office:value="1.21873199999936" calcext:value-type="float">
            <text:p>1.218732</text:p>
          </table:table-cell>
        </table:table-row>
        <table:table-row table:style-name="ro1">
          <table:table-cell table:formula="of:=RANK([.E10];[.$E$2:.$E$200])" office:value-type="float" office:value="9" calcext:value-type="float">
            <text:p>9</text:p>
          </table:table-cell>
          <table:table-cell office:value-type="string" calcext:value-type="string">
            <text:p>searchengineland.com_searchcap-bing-ads-editor-update-bing-ads-voice-metrics-danny-sullivan-changes-277872 </text:p>
          </table:table-cell>
          <table:table-cell office:value-type="float" office:value="13.8242639999989" calcext:value-type="float">
            <text:p>13.824264</text:p>
          </table:table-cell>
          <table:table-cell office:value-type="float" office:value="1.85599600000205" calcext:value-type="float">
            <text:p>1.855996</text:p>
          </table:table-cell>
          <table:table-cell table:formula="of:=[.C10]/[.D10]" office:value-type="float" office:value="7.44843415609927" calcext:value-type="float">
            <text:p>7.4484341561</text:p>
          </table:table-cell>
          <table:table-cell table:formula="of:=IF([.C10]&lt;[.D1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formula="of:=AVERAGE([.C2:.C200])" office:value-type="float" office:value="12.1906306733668" calcext:value-type="float">
            <text:p>12.1906306734</text:p>
          </table:table-cell>
          <table:table-cell table:formula="of:=AVERAGE([.D2:.D200])" office:value-type="float" office:value="2.76823333165836" calcext:value-type="float">
            <text:p>2.7682333317</text:p>
          </table:table-cell>
        </table:table-row>
        <table:table-row table:style-name="ro1">
          <table:table-cell table:formula="of:=RANK([.E11];[.$E$2:.$E$200])" office:value-type="float" office:value="10" calcext:value-type="float">
            <text:p>10</text:p>
          </table:table-cell>
          <table:table-cell office:value-type="string" calcext:value-type="string">
            <text:p>searchengineland.com_searchcap-google-featured-snippets-yext-app-directory-seo-277048 </text:p>
          </table:table-cell>
          <table:table-cell office:value-type="float" office:value="14.5364629999967" calcext:value-type="float">
            <text:p>14.536463</text:p>
          </table:table-cell>
          <table:table-cell office:value-type="float" office:value="1.96851200000128" calcext:value-type="float">
            <text:p>1.968512</text:p>
          </table:table-cell>
          <table:table-cell table:formula="of:=[.C11]/[.D11]" office:value-type="float" office:value="7.38449295711037" calcext:value-type="float">
            <text:p>7.3844929571</text:p>
          </table:table-cell>
          <table:table-cell table:formula="of:=IF([.C11]&lt;[.D1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2];[.$E$2:.$E$200])" office:value-type="float" office:value="11" calcext:value-type="float">
            <text:p>11</text:p>
          </table:table-cell>
          <table:table-cell office:value-type="string" calcext:value-type="string">
            <text:p>searchengineland.com_two-major-changes-potentially-coming-eus-right-forgotten-global-implications-275047 </text:p>
          </table:table-cell>
          <table:table-cell office:value-type="float" office:value="13.4746890000006" calcext:value-type="float">
            <text:p>13.474689</text:p>
          </table:table-cell>
          <table:table-cell office:value-type="float" office:value="1.83359599999994" calcext:value-type="float">
            <text:p>1.833596</text:p>
          </table:table-cell>
          <table:table-cell table:formula="of:=[.C12]/[.D12]" office:value-type="float" office:value="7.34877748424464" calcext:value-type="float">
            <text:p>7.3487774842</text:p>
          </table:table-cell>
          <table:table-cell table:formula="of:=IF([.C12]&lt;[.D1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3];[.$E$2:.$E$200])" office:value-type="float" office:value="12" calcext:value-type="float">
            <text:p>12</text:p>
          </table:table-cell>
          <table:table-cell office:value-type="string" calcext:value-type="string">
            <text:p>searchengineland.com_advanced-seos-need-know-algorithm-updates-277147 </text:p>
          </table:table-cell>
          <table:table-cell office:value-type="float" office:value="14.7407170000006" calcext:value-type="float">
            <text:p>14.740717</text:p>
          </table:table-cell>
          <table:table-cell office:value-type="float" office:value="2.08647100000235" calcext:value-type="float">
            <text:p>2.086471</text:p>
          </table:table-cell>
          <table:table-cell table:formula="of:=[.C13]/[.D13]" office:value-type="float" office:value="7.06490384960251" calcext:value-type="float">
            <text:p>7.0649038496</text:p>
          </table:table-cell>
          <table:table-cell table:formula="of:=IF([.C13]&lt;[.D1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4];[.$E$2:.$E$200])" office:value-type="float" office:value="13" calcext:value-type="float">
            <text:p>13</text:p>
          </table:table-cell>
          <table:table-cell office:value-type="string" calcext:value-type="string">
            <text:p>searchengineland.com_adwords-2017-roadmap-loaded-artificial-intelligence-276303 </text:p>
          </table:table-cell>
          <table:table-cell office:value-type="float" office:value="14.6130810000004" calcext:value-type="float">
            <text:p>14.613081</text:p>
          </table:table-cell>
          <table:table-cell office:value-type="float" office:value="2.08474899999965" calcext:value-type="float">
            <text:p>2.084749</text:p>
          </table:table-cell>
          <table:table-cell table:formula="of:=[.C14]/[.D14]" office:value-type="float" office:value="7.00951577384273" calcext:value-type="float">
            <text:p>7.0095157738</text:p>
          </table:table-cell>
          <table:table-cell table:formula="of:=IF([.C14]&lt;[.D1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5];[.$E$2:.$E$200])" office:value-type="float" office:value="14" calcext:value-type="float">
            <text:p>14</text:p>
          </table:table-cell>
          <table:table-cell office:value-type="string" calcext:value-type="string">
            <text:p>searchengineland.com_bing-ads-rolls-merchant-promotions-shopping-campaigns-us-273984 </text:p>
          </table:table-cell>
          <table:table-cell office:value-type="float" office:value="14.2243039999994" calcext:value-type="float">
            <text:p>14.224304</text:p>
          </table:table-cell>
          <table:table-cell office:value-type="float" office:value="2.05739299999914" calcext:value-type="float">
            <text:p>2.057393</text:p>
          </table:table-cell>
          <table:table-cell table:formula="of:=[.C15]/[.D15]" office:value-type="float" office:value="6.91375152924373" calcext:value-type="float">
            <text:p>6.9137515292</text:p>
          </table:table-cell>
          <table:table-cell table:formula="of:=IF([.C15]&lt;[.D1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6];[.$E$2:.$E$200])" office:value-type="float" office:value="15" calcext:value-type="float">
            <text:p>15</text:p>
          </table:table-cell>
          <table:table-cell office:value-type="string" calcext:value-type="string">
            <text:p>searchengineland.com_searchcap-pinterst-lens-seo-budgets-reviews-user-behavior-277596 </text:p>
          </table:table-cell>
          <table:table-cell office:value-type="float" office:value="13.6035520000005" calcext:value-type="float">
            <text:p>13.603552</text:p>
          </table:table-cell>
          <table:table-cell office:value-type="float" office:value="1.97475799999847" calcext:value-type="float">
            <text:p>1.974758</text:p>
          </table:table-cell>
          <table:table-cell table:formula="of:=[.C16]/[.D16]" office:value-type="float" office:value="6.88871851640102" calcext:value-type="float">
            <text:p>6.8887185164</text:p>
          </table:table-cell>
          <table:table-cell table:formula="of:=IF([.C16]&lt;[.D1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7];[.$E$2:.$E$200])" office:value-type="float" office:value="16" calcext:value-type="float">
            <text:p>16</text:p>
          </table:table-cell>
          <table:table-cell office:value-type="string" calcext:value-type="string">
            <text:p>searchengineland.com_year-review-search-engine-lands-top-10-columns-2015-237752 </text:p>
          </table:table-cell>
          <table:table-cell office:value-type="float" office:value="13.7798780000012" calcext:value-type="float">
            <text:p>13.779878</text:p>
          </table:table-cell>
          <table:table-cell office:value-type="float" office:value="2.01770299999771" calcext:value-type="float">
            <text:p>2.017703</text:p>
          </table:table-cell>
          <table:table-cell table:formula="of:=[.C17]/[.D17]" office:value-type="float" office:value="6.82948778884546" calcext:value-type="float">
            <text:p>6.8294877888</text:p>
          </table:table-cell>
          <table:table-cell table:formula="of:=IF([.C17]&lt;[.D1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8];[.$E$2:.$E$200])" office:value-type="float" office:value="17" calcext:value-type="float">
            <text:p>17</text:p>
          </table:table-cell>
          <table:table-cell office:value-type="string" calcext:value-type="string">
            <text:p>searchengineland.com_searchcap-google-io-news-google-buy-button-program-todays-google-doodle-275270 </text:p>
          </table:table-cell>
          <table:table-cell office:value-type="float" office:value="13.656551" calcext:value-type="float">
            <text:p>13.656551</text:p>
          </table:table-cell>
          <table:table-cell office:value-type="float" office:value="2.00043200000073" calcext:value-type="float">
            <text:p>2.000432</text:p>
          </table:table-cell>
          <table:table-cell table:formula="of:=[.C18]/[.D18]" office:value-type="float" office:value="6.82680091100073" calcext:value-type="float">
            <text:p>6.826800911</text:p>
          </table:table-cell>
          <table:table-cell table:formula="of:=IF([.C18]&lt;[.D1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9];[.$E$2:.$E$200])" office:value-type="float" office:value="18" calcext:value-type="float">
            <text:p>18</text:p>
          </table:table-cell>
          <table:table-cell office:value-type="string" calcext:value-type="string">
            <text:p>searchengineland.com_seo-vs-ppc-pros-cons-integrated-approach-274643 </text:p>
          </table:table-cell>
          <table:table-cell office:value-type="float" office:value="14.1172339999994" calcext:value-type="float">
            <text:p>14.117234</text:p>
          </table:table-cell>
          <table:table-cell office:value-type="float" office:value="2.0688540000001" calcext:value-type="float">
            <text:p>2.068854</text:p>
          </table:table-cell>
          <table:table-cell table:formula="of:=[.C19]/[.D19]" office:value-type="float" office:value="6.82369756396474" calcext:value-type="float">
            <text:p>6.823697564</text:p>
          </table:table-cell>
          <table:table-cell table:formula="of:=IF([.C19]&lt;[.D1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20];[.$E$2:.$E$200])" office:value-type="float" office:value="19" calcext:value-type="float">
            <text:p>19</text:p>
          </table:table-cell>
          <table:table-cell office:value-type="string" calcext:value-type="string">
            <text:p>searchengineland.com_google-attribution-search-marketers-need-know-275751 </text:p>
          </table:table-cell>
          <table:table-cell office:value-type="float" office:value="13.3179479999999" calcext:value-type="float">
            <text:p>13.317948</text:p>
          </table:table-cell>
          <table:table-cell office:value-type="float" office:value="1.95875299999898" calcext:value-type="float">
            <text:p>1.958753</text:p>
          </table:table-cell>
          <table:table-cell table:formula="of:=[.C20]/[.D20]" office:value-type="float" office:value="6.79919724437274" calcext:value-type="float">
            <text:p>6.7991972444</text:p>
          </table:table-cell>
          <table:table-cell table:formula="of:=IF([.C20]&lt;[.D2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21];[.$E$2:.$E$200])" office:value-type="float" office:value="20" calcext:value-type="float">
            <text:p>20</text:p>
          </table:table-cell>
          <table:table-cell office:value-type="string" calcext:value-type="string">
            <text:p>searchengineland.com_7-changes-facebook-make-real-local-search-player-276964 </text:p>
          </table:table-cell>
          <table:table-cell office:value-type="float" office:value="13.282663" calcext:value-type="float">
            <text:p>13.282663</text:p>
          </table:table-cell>
          <table:table-cell office:value-type="float" office:value="1.95760599999994" calcext:value-type="float">
            <text:p>1.957606</text:p>
          </table:table-cell>
          <table:table-cell table:formula="of:=[.C21]/[.D21]" office:value-type="float" office:value="6.78515646151494" calcext:value-type="float">
            <text:p>6.7851564615</text:p>
          </table:table-cell>
          <table:table-cell table:formula="of:=IF([.C21]&lt;[.D2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22];[.$E$2:.$E$200])" office:value-type="float" office:value="21" calcext:value-type="float">
            <text:p>21</text:p>
          </table:table-cell>
          <table:table-cell office:value-type="string" calcext:value-type="string">
            <text:p>searchengineland.com_google-warns-against-syndicated-article-campaigns-275753 </text:p>
          </table:table-cell>
          <table:table-cell office:value-type="float" office:value="14.0108059999993" calcext:value-type="float">
            <text:p>14.010806</text:p>
          </table:table-cell>
          <table:table-cell office:value-type="float" office:value="2.06926999999996" calcext:value-type="float">
            <text:p>2.06927</text:p>
          </table:table-cell>
          <table:table-cell table:formula="of:=[.C22]/[.D22]" office:value-type="float" office:value="6.77089311689609" calcext:value-type="float">
            <text:p>6.7708931169</text:p>
          </table:table-cell>
          <table:table-cell table:formula="of:=IF([.C22]&lt;[.D2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23];[.$E$2:.$E$200])" office:value-type="float" office:value="22" calcext:value-type="float">
            <text:p>22</text:p>
          </table:table-cell>
          <table:table-cell office:value-type="string" calcext:value-type="string">
            <text:p>searchengineland.com_local-seo-beyond-the-browser-244797 </text:p>
          </table:table-cell>
          <table:table-cell office:value-type="float" office:value="16.0613990000002" calcext:value-type="float">
            <text:p>16.061399</text:p>
          </table:table-cell>
          <table:table-cell office:value-type="float" office:value="2.37859499999922" calcext:value-type="float">
            <text:p>2.378595</text:p>
          </table:table-cell>
          <table:table-cell table:formula="of:=[.C23]/[.D23]" office:value-type="float" office:value="6.7524732037213" calcext:value-type="float">
            <text:p>6.7524732037</text:p>
          </table:table-cell>
          <table:table-cell table:formula="of:=IF([.C23]&lt;[.D2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24];[.$E$2:.$E$200])" office:value-type="float" office:value="23" calcext:value-type="float">
            <text:p>23</text:p>
          </table:table-cell>
          <table:table-cell office:value-type="string" calcext:value-type="string">
            <text:p>searchengineland.com_amp-ecommerce-case-study-event-ticket-center-277444 </text:p>
          </table:table-cell>
          <table:table-cell office:value-type="float" office:value="14.0718070000003" calcext:value-type="float">
            <text:p>14.071807</text:p>
          </table:table-cell>
          <table:table-cell office:value-type="float" office:value="2.09951600000022" calcext:value-type="float">
            <text:p>2.099516</text:p>
          </table:table-cell>
          <table:table-cell table:formula="of:=[.C24]/[.D24]" office:value-type="float" office:value="6.70240522101228" calcext:value-type="float">
            <text:p>6.702405221</text:p>
          </table:table-cell>
          <table:table-cell table:formula="of:=IF([.C24]&lt;[.D2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25];[.$E$2:.$E$200])" office:value-type="float" office:value="24" calcext:value-type="float">
            <text:p>24</text:p>
          </table:table-cell>
          <table:table-cell office:value-type="string" calcext:value-type="string">
            <text:p>searchengineland.com_searchcap-seo-success-factors-google-news-spam-bing-ads-device-bidding-276903 </text:p>
          </table:table-cell>
          <table:table-cell office:value-type="float" office:value="14.1257850000002" calcext:value-type="float">
            <text:p>14.125785</text:p>
          </table:table-cell>
          <table:table-cell office:value-type="float" office:value="2.11243000000104" calcext:value-type="float">
            <text:p>2.11243</text:p>
          </table:table-cell>
          <table:table-cell table:formula="of:=[.C25]/[.D25]" office:value-type="float" office:value="6.68698371069964" calcext:value-type="float">
            <text:p>6.6869837107</text:p>
          </table:table-cell>
          <table:table-cell table:formula="of:=IF([.C25]&lt;[.D2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26];[.$E$2:.$E$200])" office:value-type="float" office:value="25" calcext:value-type="float">
            <text:p>25</text:p>
          </table:table-cell>
          <table:table-cell office:value-type="string" calcext:value-type="string">
            <text:p>searchengineland.com_susan-la-flesche-picotte-google-doodle-pays-homage-1st-american-indian-earn-medical-degree-277263 </text:p>
          </table:table-cell>
          <table:table-cell office:value-type="float" office:value="14.1443429999999" calcext:value-type="float">
            <text:p>14.144343</text:p>
          </table:table-cell>
          <table:table-cell office:value-type="float" office:value="2.12555500000053" calcext:value-type="float">
            <text:p>2.125555</text:p>
          </table:table-cell>
          <table:table-cell table:formula="of:=[.C26]/[.D26]" office:value-type="float" office:value="6.65442343293698" calcext:value-type="float">
            <text:p>6.6544234329</text:p>
          </table:table-cell>
          <table:table-cell table:formula="of:=IF([.C26]&lt;[.D2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27];[.$E$2:.$E$200])" office:value-type="float" office:value="26" calcext:value-type="float">
            <text:p>26</text:p>
          </table:table-cell>
          <table:table-cell office:value-type="string" calcext:value-type="string">
            <text:p>searchengineland.com_study-yelp-drives-higher-conversions-google-facebook-275517 </text:p>
          </table:table-cell>
          <table:table-cell office:value-type="float" office:value="16.321437999999" calcext:value-type="float">
            <text:p>16.321438</text:p>
          </table:table-cell>
          <table:table-cell office:value-type="float" office:value="2.46874399999797" calcext:value-type="float">
            <text:p>2.468744</text:p>
          </table:table-cell>
          <table:table-cell table:formula="of:=[.C27]/[.D27]" office:value-type="float" office:value="6.61123146021314" calcext:value-type="float">
            <text:p>6.6112314602</text:p>
          </table:table-cell>
          <table:table-cell table:formula="of:=IF([.C27]&lt;[.D2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28];[.$E$2:.$E$200])" office:value-type="float" office:value="27" calcext:value-type="float">
            <text:p>27</text:p>
          </table:table-cell>
          <table:table-cell office:value-type="string" calcext:value-type="string">
            <text:p>searchengineland.com_google-starts-giving-ranking-boost-secure-httpsssl-sites-199446 </text:p>
          </table:table-cell>
          <table:table-cell office:value-type="float" office:value="12.8607680000005" calcext:value-type="float">
            <text:p>12.860768</text:p>
          </table:table-cell>
          <table:table-cell office:value-type="float" office:value="1.94612599999891" calcext:value-type="float">
            <text:p>1.946126</text:p>
          </table:table-cell>
          <table:table-cell table:formula="of:=[.C28]/[.D28]" office:value-type="float" office:value="6.60839431774084" calcext:value-type="float">
            <text:p>6.6083943177</text:p>
          </table:table-cell>
          <table:table-cell table:formula="of:=IF([.C28]&lt;[.D2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29];[.$E$2:.$E$200])" office:value-type="float" office:value="28" calcext:value-type="float">
            <text:p>28</text:p>
          </table:table-cell>
          <table:table-cell office:value-type="string" calcext:value-type="string">
            <text:p>searchengineland.com_searchcap-google-job-schema-google-mobile-first-seo-movie-277502 </text:p>
          </table:table-cell>
          <table:table-cell office:value-type="float" office:value="14.3296430000009" calcext:value-type="float">
            <text:p>14.329643</text:p>
          </table:table-cell>
          <table:table-cell office:value-type="float" office:value="2.16861400000016" calcext:value-type="float">
            <text:p>2.168614</text:p>
          </table:table-cell>
          <table:table-cell table:formula="of:=[.C29]/[.D29]" office:value-type="float" office:value="6.60774254892749" calcext:value-type="float">
            <text:p>6.6077425489</text:p>
          </table:table-cell>
          <table:table-cell table:formula="of:=IF([.C29]&lt;[.D2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30];[.$E$2:.$E$200])" office:value-type="float" office:value="29" calcext:value-type="float">
            <text:p>29</text:p>
          </table:table-cell>
          <table:table-cell office:value-type="string" calcext:value-type="string">
            <text:p>searchengineland.com_small-business-seo-questions-answered-276500 </text:p>
          </table:table-cell>
          <table:table-cell office:value-type="float" office:value="14.1168130000005" calcext:value-type="float">
            <text:p>14.116813</text:p>
          </table:table-cell>
          <table:table-cell office:value-type="float" office:value="2.15348900000026" calcext:value-type="float">
            <text:p>2.153489</text:p>
          </table:table-cell>
          <table:table-cell table:formula="of:=[.C30]/[.D30]" office:value-type="float" office:value="6.55532161993806" calcext:value-type="float">
            <text:p>6.5553216199</text:p>
          </table:table-cell>
          <table:table-cell table:formula="of:=IF([.C30]&lt;[.D3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31];[.$E$2:.$E$200])" office:value-type="float" office:value="30" calcext:value-type="float">
            <text:p>30</text:p>
          </table:table-cell>
          <table:table-cell office:value-type="string" calcext:value-type="string">
            <text:p>searchengineland.com_early-performance-results-googles-update-close-variants-277214 </text:p>
          </table:table-cell>
          <table:table-cell office:value-type="float" office:value="14.3574879999996" calcext:value-type="float">
            <text:p>14.357488</text:p>
          </table:table-cell>
          <table:table-cell office:value-type="float" office:value="2.193408000001" calcext:value-type="float">
            <text:p>2.193408</text:p>
          </table:table-cell>
          <table:table-cell table:formula="of:=[.C31]/[.D31]" office:value-type="float" office:value="6.54574433939926" calcext:value-type="float">
            <text:p>6.5457443394</text:p>
          </table:table-cell>
          <table:table-cell table:formula="of:=IF([.C31]&lt;[.D3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32];[.$E$2:.$E$200])" office:value-type="float" office:value="31" calcext:value-type="float">
            <text:p>31</text:p>
          </table:table-cell>
          <table:table-cell office:value-type="string" calcext:value-type="string">
            <text:p>searchengineland.com_learn-three-proven-methods-winning-additional-ppc-budget-clients-276130 </text:p>
          </table:table-cell>
          <table:table-cell office:value-type="float" office:value="13.4865209999989" calcext:value-type="float">
            <text:p>13.486521</text:p>
          </table:table-cell>
          <table:table-cell office:value-type="float" office:value="2.07139000000097" calcext:value-type="float">
            <text:p>2.07139</text:p>
          </table:table-cell>
          <table:table-cell table:formula="of:=[.C32]/[.D32]" office:value-type="float" office:value="6.51085551247838" calcext:value-type="float">
            <text:p>6.5108555125</text:p>
          </table:table-cell>
          <table:table-cell table:formula="of:=IF([.C32]&lt;[.D3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33];[.$E$2:.$E$200])" office:value-type="float" office:value="32" calcext:value-type="float">
            <text:p>32</text:p>
          </table:table-cell>
          <table:table-cell office:value-type="string" calcext:value-type="string">
            <text:p>searchengineland.com_antikythera-mechanism-google-doodle-honors-ancient-astronomical-tool-275178 </text:p>
          </table:table-cell>
          <table:table-cell office:value-type="float" office:value="13.3749750000025" calcext:value-type="float">
            <text:p>13.374975</text:p>
          </table:table-cell>
          <table:table-cell office:value-type="float" office:value="2.06592400000045" calcext:value-type="float">
            <text:p>2.065924</text:p>
          </table:table-cell>
          <table:table-cell table:formula="of:=[.C33]/[.D33]" office:value-type="float" office:value="6.4740885918357" calcext:value-type="float">
            <text:p>6.4740885918</text:p>
          </table:table-cell>
          <table:table-cell table:formula="of:=IF([.C33]&lt;[.D3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34];[.$E$2:.$E$200])" office:value-type="float" office:value="33" calcext:value-type="float">
            <text:p>33</text:p>
          </table:table-cell>
          <table:table-cell office:value-type="string" calcext:value-type="string">
            <text:p>searchengineland.com_faq-google-mobile-first-index-262751 </text:p>
          </table:table-cell>
          <table:table-cell office:value-type="float" office:value="13.4136990000006" calcext:value-type="float">
            <text:p>13.413699</text:p>
          </table:table-cell>
          <table:table-cell office:value-type="float" office:value="2.07952399999886" calcext:value-type="float">
            <text:p>2.079524</text:p>
          </table:table-cell>
          <table:table-cell table:formula="of:=[.C34]/[.D34]" office:value-type="float" office:value="6.45036989234457" calcext:value-type="float">
            <text:p>6.4503698923</text:p>
          </table:table-cell>
          <table:table-cell table:formula="of:=IF([.C34]&lt;[.D3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35];[.$E$2:.$E$200])" office:value-type="float" office:value="34" calcext:value-type="float">
            <text:p>34</text:p>
          </table:table-cell>
          <table:table-cell office:value-type="string" calcext:value-type="string">
            <text:p>searchengineland.com_microsoft-expands-bing-rewards-loyalty-program-uk-276132 </text:p>
          </table:table-cell>
          <table:table-cell office:value-type="float" office:value="14.1337479999993" calcext:value-type="float">
            <text:p>14.133748</text:p>
          </table:table-cell>
          <table:table-cell office:value-type="float" office:value="2.19851000000017" calcext:value-type="float">
            <text:p>2.19851</text:p>
          </table:table-cell>
          <table:table-cell table:formula="of:=[.C35]/[.D35]" office:value-type="float" office:value="6.4287849498061" calcext:value-type="float">
            <text:p>6.4287849498</text:p>
          </table:table-cell>
          <table:table-cell table:formula="of:=IF([.C35]&lt;[.D3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36];[.$E$2:.$E$200])" office:value-type="float" office:value="35" calcext:value-type="float">
            <text:p>35</text:p>
          </table:table-cell>
          <table:table-cell office:value-type="string" calcext:value-type="string">
            <text:p>searchengineland.com_forget-testimonials-page-2016-year-reviews-239395 </text:p>
          </table:table-cell>
          <table:table-cell office:value-type="float" office:value="13.5361489999996" calcext:value-type="float">
            <text:p>13.536149</text:p>
          </table:table-cell>
          <table:table-cell office:value-type="float" office:value="2.11236900000222" calcext:value-type="float">
            <text:p>2.112369</text:p>
          </table:table-cell>
          <table:table-cell table:formula="of:=[.C36]/[.D36]" office:value-type="float" office:value="6.40804187146534" calcext:value-type="float">
            <text:p>6.4080418715</text:p>
          </table:table-cell>
          <table:table-cell table:formula="of:=IF([.C36]&lt;[.D3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37];[.$E$2:.$E$200])" office:value-type="float" office:value="36" calcext:value-type="float">
            <text:p>36</text:p>
          </table:table-cell>
          <table:table-cell office:value-type="string" calcext:value-type="string">
            <text:p>searchengineland.com_smx-advanced-almost-sold-less-100-tickets-left-276468 </text:p>
          </table:table-cell>
          <table:table-cell office:value-type="float" office:value="13.6067889999999" calcext:value-type="float">
            <text:p>13.606789</text:p>
          </table:table-cell>
          <table:table-cell office:value-type="float" office:value="2.1407020000006" calcext:value-type="float">
            <text:p>2.140702</text:p>
          </table:table-cell>
          <table:table-cell table:formula="of:=[.C37]/[.D37]" office:value-type="float" office:value="6.35622753657262" calcext:value-type="float">
            <text:p>6.3562275366</text:p>
          </table:table-cell>
          <table:table-cell table:formula="of:=IF([.C37]&lt;[.D3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38];[.$E$2:.$E$200])" office:value-type="float" office:value="37" calcext:value-type="float">
            <text:p>37</text:p>
          </table:table-cell>
          <table:table-cell office:value-type="string" calcext:value-type="string">
            <text:p>searchengineland.com_google-search-console-warns-nonsecure-collection-passwords-upcoming-chrome-browser-release-266486 </text:p>
          </table:table-cell>
          <table:table-cell office:value-type="float" office:value="13.0254199999981" calcext:value-type="float">
            <text:p>13.02542</text:p>
          </table:table-cell>
          <table:table-cell office:value-type="float" office:value="2.05723499999658" calcext:value-type="float">
            <text:p>2.057235</text:p>
          </table:table-cell>
          <table:table-cell table:formula="of:=[.C38]/[.D38]" office:value-type="float" office:value="6.33151778966416" calcext:value-type="float">
            <text:p>6.3315177897</text:p>
          </table:table-cell>
          <table:table-cell table:formula="of:=IF([.C38]&lt;[.D3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39];[.$E$2:.$E$200])" office:value-type="float" office:value="38" calcext:value-type="float">
            <text:p>38</text:p>
          </table:table-cell>
          <table:table-cell office:value-type="string" calcext:value-type="string">
            <text:p>searchengineland.com_dear-google-4-suggestions-fixing-massive-problem-fake-reviews-276445 </text:p>
          </table:table-cell>
          <table:table-cell office:value-type="float" office:value="13.8571910000028" calcext:value-type="float">
            <text:p>13.857191</text:p>
          </table:table-cell>
          <table:table-cell office:value-type="float" office:value="2.19270700000015" calcext:value-type="float">
            <text:p>2.192707</text:p>
          </table:table-cell>
          <table:table-cell table:formula="of:=[.C39]/[.D39]" office:value-type="float" office:value="6.31967289747415" calcext:value-type="float">
            <text:p>6.3196728975</text:p>
          </table:table-cell>
          <table:table-cell table:formula="of:=IF([.C39]&lt;[.D3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40];[.$E$2:.$E$200])" office:value-type="float" office:value="39" calcext:value-type="float">
            <text:p>39</text:p>
          </table:table-cell>
          <table:table-cell office:value-type="string" calcext:value-type="string">
            <text:p>searchengineland.com_pull-live-inventory-data-product-database-place-search-ad-copy-261479 </text:p>
          </table:table-cell>
          <table:table-cell office:value-type="float" office:value="13.7810849999987" calcext:value-type="float">
            <text:p>13.781085</text:p>
          </table:table-cell>
          <table:table-cell office:value-type="float" office:value="2.20241299999907" calcext:value-type="float">
            <text:p>2.202413</text:p>
          </table:table-cell>
          <table:table-cell table:formula="of:=[.C40]/[.D40]" office:value-type="float" office:value="6.25726646183278" calcext:value-type="float">
            <text:p>6.2572664618</text:p>
          </table:table-cell>
          <table:table-cell table:formula="of:=IF([.C40]&lt;[.D4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41];[.$E$2:.$E$200])" office:value-type="float" office:value="40" calcext:value-type="float">
            <text:p>40</text:p>
          </table:table-cell>
          <table:table-cell office:value-type="string" calcext:value-type="string">
            <text:p>searchengineland.com_bing-ads-rolls-expanded-device-targeting-globally-supports-mobile-campaigns-276840 </text:p>
          </table:table-cell>
          <table:table-cell office:value-type="float" office:value="14.4171260000003" calcext:value-type="float">
            <text:p>14.417126</text:p>
          </table:table-cell>
          <table:table-cell office:value-type="float" office:value="2.30867199999921" calcext:value-type="float">
            <text:p>2.308672</text:p>
          </table:table-cell>
          <table:table-cell table:formula="of:=[.C41]/[.D41]" office:value-type="float" office:value="6.24477015357973" calcext:value-type="float">
            <text:p>6.2447701536</text:p>
          </table:table-cell>
          <table:table-cell table:formula="of:=IF([.C41]&lt;[.D4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42];[.$E$2:.$E$200])" office:value-type="float" office:value="41" calcext:value-type="float">
            <text:p>41</text:p>
          </table:table-cell>
          <table:table-cell office:value-type="string" calcext:value-type="string">
            <text:p>searchengineland.com_google-adwords-ecpc-bid-cap-removed-274824 </text:p>
          </table:table-cell>
          <table:table-cell office:value-type="float" office:value="12.6213829999979" calcext:value-type="float">
            <text:p>12.621383</text:p>
          </table:table-cell>
          <table:table-cell office:value-type="float" office:value="2.02713999999833" calcext:value-type="float">
            <text:p>2.02714</text:p>
          </table:table-cell>
          <table:table-cell table:formula="of:=[.C42]/[.D42]" office:value-type="float" office:value="6.22620193968266" calcext:value-type="float">
            <text:p>6.2262019397</text:p>
          </table:table-cell>
          <table:table-cell table:formula="of:=IF([.C42]&lt;[.D4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43];[.$E$2:.$E$200])" office:value-type="float" office:value="42" calcext:value-type="float">
            <text:p>42</text:p>
          </table:table-cell>
          <table:table-cell office:value-type="string" calcext:value-type="string">
            <text:p>searchengineland.com_10-tips-for-avoiding-shady-seo-providers-245676 </text:p>
          </table:table-cell>
          <table:table-cell office:value-type="float" office:value="12.5653750000001" calcext:value-type="float">
            <text:p>12.565375</text:p>
          </table:table-cell>
          <table:table-cell office:value-type="float" office:value="2.02151799999774" calcext:value-type="float">
            <text:p>2.021518</text:p>
          </table:table-cell>
          <table:table-cell table:formula="of:=[.C43]/[.D43]" office:value-type="float" office:value="6.2158115831836" calcext:value-type="float">
            <text:p>6.2158115832</text:p>
          </table:table-cell>
          <table:table-cell table:formula="of:=IF([.C43]&lt;[.D4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44];[.$E$2:.$E$200])" office:value-type="float" office:value="43" calcext:value-type="float">
            <text:p>43</text:p>
          </table:table-cell>
          <table:table-cell office:value-type="string" calcext:value-type="string">
            <text:p>searchengineland.com_now-can-schedule-offline-conversion-imports-adwords-275307 </text:p>
          </table:table-cell>
          <table:table-cell office:value-type="float" office:value="13.5671909999983" calcext:value-type="float">
            <text:p>13.567191</text:p>
          </table:table-cell>
          <table:table-cell office:value-type="float" office:value="2.18325900000127" calcext:value-type="float">
            <text:p>2.183259</text:p>
          </table:table-cell>
          <table:table-cell table:formula="of:=[.C44]/[.D44]" office:value-type="float" office:value="6.21419217783616" calcext:value-type="float">
            <text:p>6.2141921778</text:p>
          </table:table-cell>
          <table:table-cell table:formula="of:=IF([.C44]&lt;[.D4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45];[.$E$2:.$E$200])" office:value-type="float" office:value="44" calcext:value-type="float">
            <text:p>44</text:p>
          </table:table-cell>
          <table:table-cell office:value-type="string" calcext:value-type="string">
            <text:p>searchengineland.com_google-shopping-ads-display-pilot-274251 </text:p>
          </table:table-cell>
          <table:table-cell office:value-type="float" office:value="13.4651139999987" calcext:value-type="float">
            <text:p>13.465114</text:p>
          </table:table-cell>
          <table:table-cell office:value-type="float" office:value="2.17280699999901" calcext:value-type="float">
            <text:p>2.172807</text:p>
          </table:table-cell>
          <table:table-cell table:formula="of:=[.C45]/[.D45]" office:value-type="float" office:value="6.19710540328931" calcext:value-type="float">
            <text:p>6.1971054033</text:p>
          </table:table-cell>
          <table:table-cell table:formula="of:=IF([.C45]&lt;[.D4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46];[.$E$2:.$E$200])" office:value-type="float" office:value="45" calcext:value-type="float">
            <text:p>45</text:p>
          </table:table-cell>
          <table:table-cell office:value-type="string" calcext:value-type="string">
            <text:p>searchengineland.com_google-merchant-center-multiple-account-login-273139 </text:p>
          </table:table-cell>
          <table:table-cell office:value-type="float" office:value="14.0058369999997" calcext:value-type="float">
            <text:p>14.005837</text:p>
          </table:table-cell>
          <table:table-cell office:value-type="float" office:value="2.2804900000001" calcext:value-type="float">
            <text:p>2.28049</text:p>
          </table:table-cell>
          <table:table-cell table:formula="of:=[.C46]/[.D46]" office:value-type="float" office:value="6.1415910615697" calcext:value-type="float">
            <text:p>6.1415910616</text:p>
          </table:table-cell>
          <table:table-cell table:formula="of:=IF([.C46]&lt;[.D4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47];[.$E$2:.$E$200])" office:value-type="float" office:value="46" calcext:value-type="float">
            <text:p>46</text:p>
          </table:table-cell>
          <table:table-cell office:value-type="string" calcext:value-type="string">
            <text:p>searchengineland.com_ppc-data-new-vs-existing-customers-sheds-light-user-behavior-optimization-opportunities-243412 </text:p>
          </table:table-cell>
          <table:table-cell office:value-type="float" office:value="12.7085139999999" calcext:value-type="float">
            <text:p>12.708514</text:p>
          </table:table-cell>
          <table:table-cell office:value-type="float" office:value="2.0724909999999" calcext:value-type="float">
            <text:p>2.072491</text:p>
          </table:table-cell>
          <table:table-cell table:formula="of:=[.C47]/[.D47]" office:value-type="float" office:value="6.1319996082012" calcext:value-type="float">
            <text:p>6.1319996082</text:p>
          </table:table-cell>
          <table:table-cell table:formula="of:=IF([.C47]&lt;[.D4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48];[.$E$2:.$E$200])" office:value-type="float" office:value="47" calcext:value-type="float">
            <text:p>47</text:p>
          </table:table-cell>
          <table:table-cell office:value-type="string" calcext:value-type="string">
            <text:p>searchengineland.com_amp-answer-format-fragmentation-276313 </text:p>
          </table:table-cell>
          <table:table-cell office:value-type="float" office:value="13.4099529999985" calcext:value-type="float">
            <text:p>13.409953</text:p>
          </table:table-cell>
          <table:table-cell office:value-type="float" office:value="2.19455599999992" calcext:value-type="float">
            <text:p>2.194556</text:p>
          </table:table-cell>
          <table:table-cell table:formula="of:=[.C48]/[.D48]" office:value-type="float" office:value="6.11055402550629" calcext:value-type="float">
            <text:p>6.1105540255</text:p>
          </table:table-cell>
          <table:table-cell table:formula="of:=IF([.C48]&lt;[.D4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49];[.$E$2:.$E$200])" office:value-type="float" office:value="48" calcext:value-type="float">
            <text:p>48</text:p>
          </table:table-cell>
          <table:table-cell office:value-type="string" calcext:value-type="string">
            <text:p>searchengineland.com_google-exact-match-close-variants-word-order-function-words-271395 </text:p>
          </table:table-cell>
          <table:table-cell office:value-type="float" office:value="12.9489099999992" calcext:value-type="float">
            <text:p>12.94891</text:p>
          </table:table-cell>
          <table:table-cell office:value-type="float" office:value="2.12250199999835" calcext:value-type="float">
            <text:p>2.122502</text:p>
          </table:table-cell>
          <table:table-cell table:formula="of:=[.C49]/[.D49]" office:value-type="float" office:value="6.10077634791829" calcext:value-type="float">
            <text:p>6.1007763479</text:p>
          </table:table-cell>
          <table:table-cell table:formula="of:=IF([.C49]&lt;[.D4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50];[.$E$2:.$E$200])" office:value-type="float" office:value="49" calcext:value-type="float">
            <text:p>49</text:p>
          </table:table-cell>
          <table:table-cell office:value-type="string" calcext:value-type="string">
            <text:p>searchengineland.com_organic-traffic-link-building-small-businesses-269353 </text:p>
          </table:table-cell>
          <table:table-cell office:value-type="float" office:value="14.5254600000007" calcext:value-type="float">
            <text:p>14.52546</text:p>
          </table:table-cell>
          <table:table-cell office:value-type="float" office:value="2.39590200000021" calcext:value-type="float">
            <text:p>2.395902</text:p>
          </table:table-cell>
          <table:table-cell table:formula="of:=[.C50]/[.D50]" office:value-type="float" office:value="6.06262693549211" calcext:value-type="float">
            <text:p>6.0626269355</text:p>
          </table:table-cell>
          <table:table-cell table:formula="of:=IF([.C50]&lt;[.D5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51];[.$E$2:.$E$200])" office:value-type="float" office:value="50" calcext:value-type="float">
            <text:p>50</text:p>
          </table:table-cell>
          <table:table-cell office:value-type="string" calcext:value-type="string">
            <text:p>searchengineland.com_3-google-adwords-hacks-drive-high-quality-leads-250161 </text:p>
          </table:table-cell>
          <table:table-cell office:value-type="float" office:value="13.8976619999994" calcext:value-type="float">
            <text:p>13.897662</text:p>
          </table:table-cell>
          <table:table-cell office:value-type="float" office:value="2.34053399999902" calcext:value-type="float">
            <text:p>2.340534</text:p>
          </table:table-cell>
          <table:table-cell table:formula="of:=[.C51]/[.D51]" office:value-type="float" office:value="5.93781675464027" calcext:value-type="float">
            <text:p>5.9378167546</text:p>
          </table:table-cell>
          <table:table-cell table:formula="of:=IF([.C51]&lt;[.D5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52];[.$E$2:.$E$200])" office:value-type="float" office:value="51" calcext:value-type="float">
            <text:p>51</text:p>
          </table:table-cell>
          <table:table-cell office:value-type="string" calcext:value-type="string">
            <text:p>searchengineland.com_authoritative-links-search-engine-lands-10-top-link-week-columns-2015-237917 </text:p>
          </table:table-cell>
          <table:table-cell office:value-type="float" office:value="12.8486090000006" calcext:value-type="float">
            <text:p>12.848609</text:p>
          </table:table-cell>
          <table:table-cell office:value-type="float" office:value="2.2033909999991" calcext:value-type="float">
            <text:p>2.203391</text:p>
          </table:table-cell>
          <table:table-cell table:formula="of:=[.C52]/[.D52]" office:value-type="float" office:value="5.83128868185712" calcext:value-type="float">
            <text:p>5.8312886819</text:p>
          </table:table-cell>
          <table:table-cell table:formula="of:=IF([.C52]&lt;[.D5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53];[.$E$2:.$E$200])" office:value-type="float" office:value="52" calcext:value-type="float">
            <text:p>52</text:p>
          </table:table-cell>
          <table:table-cell office:value-type="string" calcext:value-type="string">
            <text:p>searchengineland.com_6-local-marketing-lessons-learned-comiccon-225449 </text:p>
          </table:table-cell>
          <table:table-cell office:value-type="float" office:value="13.6248719999967" calcext:value-type="float">
            <text:p>13.624872</text:p>
          </table:table-cell>
          <table:table-cell office:value-type="float" office:value="2.37022700000125" calcext:value-type="float">
            <text:p>2.370227</text:p>
          </table:table-cell>
          <table:table-cell table:formula="of:=[.C53]/[.D53]" office:value-type="float" office:value="5.74834055978162" calcext:value-type="float">
            <text:p>5.7483405598</text:p>
          </table:table-cell>
          <table:table-cell table:formula="of:=IF([.C53]&lt;[.D5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54];[.$E$2:.$E$200])" office:value-type="float" office:value="53" calcext:value-type="float">
            <text:p>53</text:p>
          </table:table-cell>
          <table:table-cell office:value-type="string" calcext:value-type="string">
            <text:p>searchengineland.com_10-big-changes-search-20-years-covering-246421 </text:p>
          </table:table-cell>
          <table:table-cell office:value-type="float" office:value="15.7145900000014" calcext:value-type="float">
            <text:p>15.71459</text:p>
          </table:table-cell>
          <table:table-cell office:value-type="float" office:value="2.74417999999969" calcext:value-type="float">
            <text:p>2.74418</text:p>
          </table:table-cell>
          <table:table-cell table:formula="of:=[.C54]/[.D54]" office:value-type="float" office:value="5.72651575334095" calcext:value-type="float">
            <text:p>5.7265157533</text:p>
          </table:table-cell>
          <table:table-cell table:formula="of:=IF([.C54]&lt;[.D5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55];[.$E$2:.$E$200])" office:value-type="float" office:value="54" calcext:value-type="float">
            <text:p>54</text:p>
          </table:table-cell>
          <table:table-cell office:value-type="string" calcext:value-type="string">
            <text:p>searchengineland.com_7-unannounced-updates-google-business-2017-274086 </text:p>
          </table:table-cell>
          <table:table-cell office:value-type="float" office:value="13.5159820000008" calcext:value-type="float">
            <text:p>13.515982</text:p>
          </table:table-cell>
          <table:table-cell office:value-type="float" office:value="2.37214500000118" calcext:value-type="float">
            <text:p>2.372145</text:p>
          </table:table-cell>
          <table:table-cell table:formula="of:=[.C55]/[.D55]" office:value-type="float" office:value="5.69778913177486" calcext:value-type="float">
            <text:p>5.6977891318</text:p>
          </table:table-cell>
          <table:table-cell table:formula="of:=IF([.C55]&lt;[.D5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56];[.$E$2:.$E$200])" office:value-type="float" office:value="55" calcext:value-type="float">
            <text:p>55</text:p>
          </table:table-cell>
          <table:table-cell office:value-type="string" calcext:value-type="string">
            <text:p>searchengineland.com_google-adds-fidget-spinner-basket-easter-eggs-277473 </text:p>
          </table:table-cell>
          <table:table-cell office:value-type="float" office:value="13.0208949999978" calcext:value-type="float">
            <text:p>13.020895</text:p>
          </table:table-cell>
          <table:table-cell office:value-type="float" office:value="2.28573800000049" calcext:value-type="float">
            <text:p>2.285738</text:p>
          </table:table-cell>
          <table:table-cell table:formula="of:=[.C56]/[.D56]" office:value-type="float" office:value="5.69658246045479" calcext:value-type="float">
            <text:p>5.6965824605</text:p>
          </table:table-cell>
          <table:table-cell table:formula="of:=IF([.C56]&lt;[.D5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57];[.$E$2:.$E$200])" office:value-type="float" office:value="56" calcext:value-type="float">
            <text:p>56</text:p>
          </table:table-cell>
          <table:table-cell office:value-type="string" calcext:value-type="string">
            <text:p>searchengineland.com_well-played-google-advertisers-finally-get-device-bidding-controls-249644 </text:p>
          </table:table-cell>
          <table:table-cell office:value-type="float" office:value="13.3313900000012" calcext:value-type="float">
            <text:p>13.33139</text:p>
          </table:table-cell>
          <table:table-cell office:value-type="float" office:value="2.34374100000059" calcext:value-type="float">
            <text:p>2.343741</text:p>
          </table:table-cell>
          <table:table-cell table:formula="of:=[.C57]/[.D57]" office:value-type="float" office:value="5.68808157556566" calcext:value-type="float">
            <text:p>5.6880815756</text:p>
          </table:table-cell>
          <table:table-cell table:formula="of:=IF([.C57]&lt;[.D5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58];[.$E$2:.$E$200])" office:value-type="float" office:value="57" calcext:value-type="float">
            <text:p>57</text:p>
          </table:table-cell>
          <table:table-cell office:value-type="string" calcext:value-type="string">
            <text:p>searchengineland.com_google-adwords-in-market-audiences-search-campaigns-275611 </text:p>
          </table:table-cell>
          <table:table-cell office:value-type="float" office:value="11.9922409999999" calcext:value-type="float">
            <text:p>11.992241</text:p>
          </table:table-cell>
          <table:table-cell office:value-type="float" office:value="2.13306700000248" calcext:value-type="float">
            <text:p>2.133067</text:p>
          </table:table-cell>
          <table:table-cell table:formula="of:=[.C58]/[.D58]" office:value-type="float" office:value="5.62206484840184" calcext:value-type="float">
            <text:p>5.6220648484</text:p>
          </table:table-cell>
          <table:table-cell table:formula="of:=IF([.C58]&lt;[.D5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59];[.$E$2:.$E$200])" office:value-type="float" office:value="58" calcext:value-type="float">
            <text:p>58</text:p>
          </table:table-cell>
          <table:table-cell office:value-type="string" calcext:value-type="string">
            <text:p>searchengineland.com_google-adwords-quality-score-reporting-improvements-275010 </text:p>
          </table:table-cell>
          <table:table-cell office:value-type="float" office:value="18.5787060000002" calcext:value-type="float">
            <text:p>18.578706</text:p>
          </table:table-cell>
          <table:table-cell office:value-type="float" office:value="3.34398999999939" calcext:value-type="float">
            <text:p>3.34399</text:p>
          </table:table-cell>
          <table:table-cell table:formula="of:=[.C59]/[.D59]" office:value-type="float" office:value="5.55584974835558" calcext:value-type="float">
            <text:p>5.5558497484</text:p>
          </table:table-cell>
          <table:table-cell table:formula="of:=IF([.C59]&lt;[.D5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60];[.$E$2:.$E$200])" office:value-type="float" office:value="59" calcext:value-type="float">
            <text:p>59</text:p>
          </table:table-cell>
          <table:table-cell office:value-type="string" calcext:value-type="string">
            <text:p>searchengineland.com_using-amp-known-bug-probably-screwing-google-analytics-270466 </text:p>
          </table:table-cell>
          <table:table-cell office:value-type="float" office:value="13.4657710000001" calcext:value-type="float">
            <text:p>13.465771</text:p>
          </table:table-cell>
          <table:table-cell office:value-type="float" office:value="2.43038100000194" calcext:value-type="float">
            <text:p>2.430381</text:p>
          </table:table-cell>
          <table:table-cell table:formula="of:=[.C60]/[.D60]" office:value-type="float" office:value="5.54060083583165" calcext:value-type="float">
            <text:p>5.5406008358</text:p>
          </table:table-cell>
          <table:table-cell table:formula="of:=IF([.C60]&lt;[.D6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61];[.$E$2:.$E$200])" office:value-type="float" office:value="60" calcext:value-type="float">
            <text:p>60</text:p>
          </table:table-cell>
          <table:table-cell office:value-type="string" calcext:value-type="string">
            <text:p>searchengineland.com_google-search-partner-network-friend-foe-241291 </text:p>
          </table:table-cell>
          <table:table-cell office:value-type="float" office:value="11.7734329999985" calcext:value-type="float">
            <text:p>11.773433</text:p>
          </table:table-cell>
          <table:table-cell office:value-type="float" office:value="2.12690000000021" calcext:value-type="float">
            <text:p>2.1269</text:p>
          </table:table-cell>
          <table:table-cell table:formula="of:=[.C61]/[.D61]" office:value-type="float" office:value="5.53548967981444" calcext:value-type="float">
            <text:p>5.5354896798</text:p>
          </table:table-cell>
          <table:table-cell table:formula="of:=IF([.C61]&lt;[.D6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62];[.$E$2:.$E$200])" office:value-type="float" office:value="61" calcext:value-type="float">
            <text:p>61</text:p>
          </table:table-cell>
          <table:table-cell office:value-type="string" calcext:value-type="string">
            <text:p>searchengineland.com_searchcap-google-redesign-local-panels-adwords-roadmap-artificial-intelligence-276552 </text:p>
          </table:table-cell>
          <table:table-cell office:value-type="float" office:value="13.6223009999994" calcext:value-type="float">
            <text:p>13.622301</text:p>
          </table:table-cell>
          <table:table-cell office:value-type="float" office:value="2.46210900000005" calcext:value-type="float">
            <text:p>2.462109</text:p>
          </table:table-cell>
          <table:table-cell table:formula="of:=[.C62]/[.D62]" office:value-type="float" office:value="5.53277738719087" calcext:value-type="float">
            <text:p>5.5327773872</text:p>
          </table:table-cell>
          <table:table-cell table:formula="of:=IF([.C62]&lt;[.D6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63];[.$E$2:.$E$200])" office:value-type="float" office:value="62" calcext:value-type="float">
            <text:p>62</text:p>
          </table:table-cell>
          <table:table-cell office:value-type="string" calcext:value-type="string">
            <text:p>searchengineland.com_beginners-guide-bing-ads-management-274706 </text:p>
          </table:table-cell>
          <table:table-cell office:value-type="float" office:value="12.1128060000001" calcext:value-type="float">
            <text:p>12.112806</text:p>
          </table:table-cell>
          <table:table-cell office:value-type="float" office:value="2.19090700000015" calcext:value-type="float">
            <text:p>2.190907</text:p>
          </table:table-cell>
          <table:table-cell table:formula="of:=[.C63]/[.D63]" office:value-type="float" office:value="5.52867191532971" calcext:value-type="float">
            <text:p>5.5286719153</text:p>
          </table:table-cell>
          <table:table-cell table:formula="of:=IF([.C63]&lt;[.D6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64];[.$E$2:.$E$200])" office:value-type="float" office:value="63" calcext:value-type="float">
            <text:p>63</text:p>
          </table:table-cell>
          <table:table-cell office:value-type="string" calcext:value-type="string">
            <text:p>searchengineland.com_adwords-maximize-conversions-smart-bidding-276064 </text:p>
          </table:table-cell>
          <table:table-cell office:value-type="float" office:value="11.735087" calcext:value-type="float">
            <text:p>11.735087</text:p>
          </table:table-cell>
          <table:table-cell office:value-type="float" office:value="2.13351899999907" calcext:value-type="float">
            <text:p>2.133519</text:p>
          </table:table-cell>
          <table:table-cell table:formula="of:=[.C64]/[.D64]" office:value-type="float" office:value="5.500343329497" calcext:value-type="float">
            <text:p>5.5003433295</text:p>
          </table:table-cell>
          <table:table-cell table:formula="of:=IF([.C64]&lt;[.D6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65];[.$E$2:.$E$200])" office:value-type="float" office:value="64" calcext:value-type="float">
            <text:p>64</text:p>
          </table:table-cell>
          <table:table-cell office:value-type="string" calcext:value-type="string">
            <text:p>searchengineland.com_new-rlsa-strategies-search-marketers-2-275675 </text:p>
          </table:table-cell>
          <table:table-cell office:value-type="float" office:value="13.8131490000014" calcext:value-type="float">
            <text:p>13.813149</text:p>
          </table:table-cell>
          <table:table-cell office:value-type="float" office:value="2.52364300000045" calcext:value-type="float">
            <text:p>2.523643</text:p>
          </table:table-cell>
          <table:table-cell table:formula="of:=[.C65]/[.D65]" office:value-type="float" office:value="5.47349565687339" calcext:value-type="float">
            <text:p>5.4734956569</text:p>
          </table:table-cell>
          <table:table-cell table:formula="of:=IF([.C65]&lt;[.D6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66];[.$E$2:.$E$200])" office:value-type="float" office:value="65" calcext:value-type="float">
            <text:p>65</text:p>
          </table:table-cell>
          <table:table-cell office:value-type="string" calcext:value-type="string">
            <text:p>searchengineland.com_yext-ipo-triumph-local-seo-274548 </text:p>
          </table:table-cell>
          <table:table-cell office:value-type="float" office:value="11.7236889999986" calcext:value-type="float">
            <text:p>11.723689</text:p>
          </table:table-cell>
          <table:table-cell office:value-type="float" office:value="2.15367200000037" calcext:value-type="float">
            <text:p>2.153672</text:p>
          </table:table-cell>
          <table:table-cell table:formula="of:=[.C66]/[.D66]" office:value-type="float" office:value="5.44358147387187" calcext:value-type="float">
            <text:p>5.4435814739</text:p>
          </table:table-cell>
          <table:table-cell table:formula="of:=IF([.C66]&lt;[.D6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67];[.$E$2:.$E$200])" office:value-type="float" office:value="66" calcext:value-type="float">
            <text:p>66</text:p>
          </table:table-cell>
          <table:table-cell office:value-type="string" calcext:value-type="string">
            <text:p>searchengineland.com_google-search-app-ios-gains-gboard-trending-widget-3d-touch-272101 </text:p>
          </table:table-cell>
          <table:table-cell office:value-type="float" office:value="12.796534000001" calcext:value-type="float">
            <text:p>12.796534</text:p>
          </table:table-cell>
          <table:table-cell office:value-type="float" office:value="2.35143800000151" calcext:value-type="float">
            <text:p>2.351438</text:p>
          </table:table-cell>
          <table:table-cell table:formula="of:=[.C67]/[.D67]" office:value-type="float" office:value="5.44200357398017" calcext:value-type="float">
            <text:p>5.442003574</text:p>
          </table:table-cell>
          <table:table-cell table:formula="of:=IF([.C67]&lt;[.D6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68];[.$E$2:.$E$200])" office:value-type="float" office:value="67" calcext:value-type="float">
            <text:p>67</text:p>
          </table:table-cell>
          <table:table-cell office:value-type="string" calcext:value-type="string">
            <text:p>searchengineland.com_zaha-hadid-google-doodle-honors-first-woman-win-pritzker-architecture-prize-276027 </text:p>
          </table:table-cell>
          <table:table-cell office:value-type="float" office:value="13.3779089999998" calcext:value-type="float">
            <text:p>13.377909</text:p>
          </table:table-cell>
          <table:table-cell office:value-type="float" office:value="2.47323999999935" calcext:value-type="float">
            <text:p>2.47324</text:p>
          </table:table-cell>
          <table:table-cell table:formula="of:=[.C68]/[.D68]" office:value-type="float" office:value="5.4090622018095" calcext:value-type="float">
            <text:p>5.4090622018</text:p>
          </table:table-cell>
          <table:table-cell table:formula="of:=IF([.C68]&lt;[.D6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69];[.$E$2:.$E$200])" office:value-type="float" office:value="68" calcext:value-type="float">
            <text:p>68</text:p>
          </table:table-cell>
          <table:table-cell office:value-type="string" calcext:value-type="string">
            <text:p>searchengineland.com_google-home-can-now-support-distinguish-six-separate-users-273497 </text:p>
          </table:table-cell>
          <table:table-cell office:value-type="float" office:value="13.8671490000015" calcext:value-type="float">
            <text:p>13.867149</text:p>
          </table:table-cell>
          <table:table-cell office:value-type="float" office:value="2.56672799999978" calcext:value-type="float">
            <text:p>2.566728</text:p>
          </table:table-cell>
          <table:table-cell table:formula="of:=[.C69]/[.D69]" office:value-type="float" office:value="5.40265622224197" calcext:value-type="float">
            <text:p>5.4026562222</text:p>
          </table:table-cell>
          <table:table-cell table:formula="of:=IF([.C69]&lt;[.D6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70];[.$E$2:.$E$200])" office:value-type="float" office:value="69" calcext:value-type="float">
            <text:p>69</text:p>
          </table:table-cell>
          <table:table-cell office:value-type="string" calcext:value-type="string">
            <text:p>searchengineland.com_gboard-android-gets-new-ways-search-emojis-phrase-suggestions-276841 </text:p>
          </table:table-cell>
          <table:table-cell office:value-type="float" office:value="13.7135239999989" calcext:value-type="float">
            <text:p>13.713524</text:p>
          </table:table-cell>
          <table:table-cell office:value-type="float" office:value="2.54770199999984" calcext:value-type="float">
            <text:p>2.547702</text:p>
          </table:table-cell>
          <table:table-cell table:formula="of:=[.C70]/[.D70]" office:value-type="float" office:value="5.38270331459478" calcext:value-type="float">
            <text:p>5.3827033146</text:p>
          </table:table-cell>
          <table:table-cell table:formula="of:=IF([.C70]&lt;[.D7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71];[.$E$2:.$E$200])" office:value-type="float" office:value="70" calcext:value-type="float">
            <text:p>70</text:p>
          </table:table-cell>
          <table:table-cell office:value-type="string" calcext:value-type="string">
            <text:p>searchengineland.com_no-ok-google-cortana-update-can-make-default-assistant-android-277325 </text:p>
          </table:table-cell>
          <table:table-cell office:value-type="float" office:value="13.0121530000033" calcext:value-type="float">
            <text:p>13.012153</text:p>
          </table:table-cell>
          <table:table-cell office:value-type="float" office:value="2.42674400000033" calcext:value-type="float">
            <text:p>2.426744</text:p>
          </table:table-cell>
          <table:table-cell table:formula="of:=[.C71]/[.D71]" office:value-type="float" office:value="5.36198008525066" calcext:value-type="float">
            <text:p>5.3619800853</text:p>
          </table:table-cell>
          <table:table-cell table:formula="of:=IF([.C71]&lt;[.D7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72];[.$E$2:.$E$200])" office:value-type="float" office:value="71" calcext:value-type="float">
            <text:p>71</text:p>
          </table:table-cell>
          <table:table-cell office:value-type="string" calcext:value-type="string">
            <text:p>searchengineland.com_google-amp-results-google-news-doubles-268346 </text:p>
          </table:table-cell>
          <table:table-cell office:value-type="float" office:value="12.599577" calcext:value-type="float">
            <text:p>12.599577</text:p>
          </table:table-cell>
          <table:table-cell office:value-type="float" office:value="2.35406000000057" calcext:value-type="float">
            <text:p>2.35406</text:p>
          </table:table-cell>
          <table:table-cell table:formula="of:=[.C72]/[.D72]" office:value-type="float" office:value="5.35227521813248" calcext:value-type="float">
            <text:p>5.3522752181</text:p>
          </table:table-cell>
          <table:table-cell table:formula="of:=IF([.C72]&lt;[.D7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73];[.$E$2:.$E$200])" office:value-type="float" office:value="72" calcext:value-type="float">
            <text:p>72</text:p>
          </table:table-cell>
          <table:table-cell office:value-type="string" calcext:value-type="string">
            <text:p>searchengineland.com_google-publishes-best-practices-search-engine-friendly-progressive-web-apps-pwas-262871 </text:p>
          </table:table-cell>
          <table:table-cell office:value-type="float" office:value="11.7996469999998" calcext:value-type="float">
            <text:p>11.799647</text:p>
          </table:table-cell>
          <table:table-cell office:value-type="float" office:value="2.23323699999992" calcext:value-type="float">
            <text:p>2.233237</text:p>
          </table:table-cell>
          <table:table-cell table:formula="of:=[.C73]/[.D73]" office:value-type="float" office:value="5.28365193662841" calcext:value-type="float">
            <text:p>5.2836519366</text:p>
          </table:table-cell>
          <table:table-cell table:formula="of:=IF([.C73]&lt;[.D7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74];[.$E$2:.$E$200])" office:value-type="float" office:value="73" calcext:value-type="float">
            <text:p>73</text:p>
          </table:table-cell>
          <table:table-cell office:value-type="string" calcext:value-type="string">
            <text:p>searchengineland.com_seo-missing-piece-brand-protection-276652 </text:p>
          </table:table-cell>
          <table:table-cell office:value-type="float" office:value="13.2789420000008" calcext:value-type="float">
            <text:p>13.278942</text:p>
          </table:table-cell>
          <table:table-cell office:value-type="float" office:value="2.53283100000044" calcext:value-type="float">
            <text:p>2.532831</text:p>
          </table:table-cell>
          <table:table-cell table:formula="of:=[.C74]/[.D74]" office:value-type="float" office:value="5.24272720919733" calcext:value-type="float">
            <text:p>5.2427272092</text:p>
          </table:table-cell>
          <table:table-cell table:formula="of:=IF([.C74]&lt;[.D7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75];[.$E$2:.$E$200])" office:value-type="float" office:value="74" calcext:value-type="float">
            <text:p>74</text:p>
          </table:table-cell>
          <table:table-cell office:value-type="string" calcext:value-type="string">
            <text:p>searchengineland.com_dmoz-has-officially-closed-271530 </text:p>
          </table:table-cell>
          <table:table-cell office:value-type="float" office:value="13.1654000000017" calcext:value-type="float">
            <text:p>13.1654</text:p>
          </table:table-cell>
          <table:table-cell office:value-type="float" office:value="2.51134999999886" calcext:value-type="float">
            <text:p>2.51135</text:p>
          </table:table-cell>
          <table:table-cell table:formula="of:=[.C75]/[.D75]" office:value-type="float" office:value="5.24235968702398" calcext:value-type="float">
            <text:p>5.242359687</text:p>
          </table:table-cell>
          <table:table-cell table:formula="of:=IF([.C75]&lt;[.D7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76];[.$E$2:.$E$200])" office:value-type="float" office:value="75" calcext:value-type="float">
            <text:p>75</text:p>
          </table:table-cell>
          <table:table-cell office:value-type="string" calcext:value-type="string">
            <text:p>searchengineland.com_fathers-day-2017-google-doodle-brings-back-cactus-family-mothers-day-277279 </text:p>
          </table:table-cell>
          <table:table-cell office:value-type="float" office:value="13.4777859999995" calcext:value-type="float">
            <text:p>13.477786</text:p>
          </table:table-cell>
          <table:table-cell office:value-type="float" office:value="2.57203599999957" calcext:value-type="float">
            <text:p>2.572036</text:p>
          </table:table-cell>
          <table:table-cell table:formula="of:=[.C76]/[.D76]" office:value-type="float" office:value="5.24012338863132" calcext:value-type="float">
            <text:p>5.2401233886</text:p>
          </table:table-cell>
          <table:table-cell table:formula="of:=IF([.C76]&lt;[.D7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77];[.$E$2:.$E$200])" office:value-type="float" office:value="76" calcext:value-type="float">
            <text:p>76</text:p>
          </table:table-cell>
          <table:table-cell office:value-type="string" calcext:value-type="string">
            <text:p>searchengineland.com_summer-solstice-2017-google-doodle-marks-longest-day-year-277555 </text:p>
          </table:table-cell>
          <table:table-cell office:value-type="float" office:value="14.0922319999991" calcext:value-type="float">
            <text:p>14.092232</text:p>
          </table:table-cell>
          <table:table-cell office:value-type="float" office:value="2.69464499999958" calcext:value-type="float">
            <text:p>2.694645</text:p>
          </table:table-cell>
          <table:table-cell table:formula="of:=[.C77]/[.D77]" office:value-type="float" office:value="5.22971745814432" calcext:value-type="float">
            <text:p>5.2297174581</text:p>
          </table:table-cell>
          <table:table-cell table:formula="of:=IF([.C77]&lt;[.D7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78];[.$E$2:.$E$200])" office:value-type="float" office:value="77" calcext:value-type="float">
            <text:p>77</text:p>
          </table:table-cell>
          <table:table-cell office:value-type="string" calcext:value-type="string">
            <text:p>searchengineland.com_35-ways-improve-seo-sem-performance-smx-advanced-275130 </text:p>
          </table:table-cell>
          <table:table-cell office:value-type="float" office:value="13.0332920000001" calcext:value-type="float">
            <text:p>13.033292</text:p>
          </table:table-cell>
          <table:table-cell office:value-type="float" office:value="2.496234000002" calcext:value-type="float">
            <text:p>2.496234</text:p>
          </table:table-cell>
          <table:table-cell table:formula="of:=[.C78]/[.D78]" office:value-type="float" office:value="5.22118198854341" calcext:value-type="float">
            <text:p>5.2211819885</text:p>
          </table:table-cell>
          <table:table-cell table:formula="of:=IF([.C78]&lt;[.D7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79];[.$E$2:.$E$200])" office:value-type="float" office:value="78" calcext:value-type="float">
            <text:p>78</text:p>
          </table:table-cell>
          <table:table-cell office:value-type="string" calcext:value-type="string">
            <text:p>searchengineland.com_google-now-removing-medical-records-search-results-277739 </text:p>
          </table:table-cell>
          <table:table-cell office:value-type="float" office:value="13.1618689999996" calcext:value-type="float">
            <text:p>13.161869</text:p>
          </table:table-cell>
          <table:table-cell office:value-type="float" office:value="2.56320799999958" calcext:value-type="float">
            <text:p>2.563208</text:p>
          </table:table-cell>
          <table:table-cell table:formula="of:=[.C79]/[.D79]" office:value-type="float" office:value="5.13492038102322" calcext:value-type="float">
            <text:p>5.134920381</text:p>
          </table:table-cell>
          <table:table-cell table:formula="of:=IF([.C79]&lt;[.D7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80];[.$E$2:.$E$200])" office:value-type="float" office:value="79" calcext:value-type="float">
            <text:p>79</text:p>
          </table:table-cell>
          <table:table-cell office:value-type="string" calcext:value-type="string">
            <text:p>searchengineland.com_yet-another-study-shows-significant-drops-organic-clicks-featured-snippets-276927 </text:p>
          </table:table-cell>
          <table:table-cell office:value-type="float" office:value="11.4484220000013" calcext:value-type="float">
            <text:p>11.448422</text:p>
          </table:table-cell>
          <table:table-cell office:value-type="float" office:value="2.23461699999825" calcext:value-type="float">
            <text:p>2.234617</text:p>
          </table:table-cell>
          <table:table-cell table:formula="of:=[.C80]/[.D80]" office:value-type="float" office:value="5.12321440318867" calcext:value-type="float">
            <text:p>5.1232144032</text:p>
          </table:table-cell>
          <table:table-cell table:formula="of:=IF([.C80]&lt;[.D8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81];[.$E$2:.$E$200])" office:value-type="float" office:value="80" calcext:value-type="float">
            <text:p>80</text:p>
          </table:table-cell>
          <table:table-cell office:value-type="string" calcext:value-type="string">
            <text:p>searchengineland.com_key-local-seo-253785 </text:p>
          </table:table-cell>
          <table:table-cell office:value-type="float" office:value="14.3526899999997" calcext:value-type="float">
            <text:p>14.35269</text:p>
          </table:table-cell>
          <table:table-cell office:value-type="float" office:value="2.81425300000046" calcext:value-type="float">
            <text:p>2.814253</text:p>
          </table:table-cell>
          <table:table-cell table:formula="of:=[.C81]/[.D81]" office:value-type="float" office:value="5.09999989339884" calcext:value-type="float">
            <text:p>5.0999998934</text:p>
          </table:table-cell>
          <table:table-cell table:formula="of:=IF([.C81]&lt;[.D8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82];[.$E$2:.$E$200])" office:value-type="float" office:value="81" calcext:value-type="float">
            <text:p>81</text:p>
          </table:table-cell>
          <table:table-cell office:value-type="string" calcext:value-type="string">
            <text:p>searchengineland.com_looking-for-black-friday-deals-bing-flyer-ads-retailer-circulars-263997 </text:p>
          </table:table-cell>
          <table:table-cell office:value-type="float" office:value="12.718895" calcext:value-type="float">
            <text:p>12.718895</text:p>
          </table:table-cell>
          <table:table-cell office:value-type="float" office:value="2.50075399999696" calcext:value-type="float">
            <text:p>2.500754</text:p>
          </table:table-cell>
          <table:table-cell table:formula="of:=[.C82]/[.D82]" office:value-type="float" office:value="5.08602405515115" calcext:value-type="float">
            <text:p>5.0860240552</text:p>
          </table:table-cell>
          <table:table-cell table:formula="of:=IF([.C82]&lt;[.D8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83];[.$E$2:.$E$200])" office:value-type="float" office:value="82" calcext:value-type="float">
            <text:p>82</text:p>
          </table:table-cell>
          <table:table-cell office:value-type="string" calcext:value-type="string">
            <text:p>searchengineland.com_searchcap-google-mobile-index-bing-ads-market-targeting-pinterest-search-277107 </text:p>
          </table:table-cell>
          <table:table-cell office:value-type="float" office:value="13.5284240000001" calcext:value-type="float">
            <text:p>13.528424</text:p>
          </table:table-cell>
          <table:table-cell office:value-type="float" office:value="2.6615610000008" calcext:value-type="float">
            <text:p>2.661561</text:p>
          </table:table-cell>
          <table:table-cell table:formula="of:=[.C83]/[.D83]" office:value-type="float" office:value="5.08289082985362" calcext:value-type="float">
            <text:p>5.0828908299</text:p>
          </table:table-cell>
          <table:table-cell table:formula="of:=IF([.C83]&lt;[.D8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84];[.$E$2:.$E$200])" office:value-type="float" office:value="83" calcext:value-type="float">
            <text:p>83</text:p>
          </table:table-cell>
          <table:table-cell office:value-type="string" calcext:value-type="string">
            <text:p>searchengineland.com_authority-link-building-real-time-penguin-259584 </text:p>
          </table:table-cell>
          <table:table-cell office:value-type="float" office:value="13.7814589999998" calcext:value-type="float">
            <text:p>13.781459</text:p>
          </table:table-cell>
          <table:table-cell office:value-type="float" office:value="2.71164499999941" calcext:value-type="float">
            <text:p>2.711645</text:p>
          </table:table-cell>
          <table:table-cell table:formula="of:=[.C84]/[.D84]" office:value-type="float" office:value="5.08232419804318" calcext:value-type="float">
            <text:p>5.082324198</text:p>
          </table:table-cell>
          <table:table-cell table:formula="of:=IF([.C84]&lt;[.D8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85];[.$E$2:.$E$200])" office:value-type="float" office:value="84" calcext:value-type="float">
            <text:p>84</text:p>
          </table:table-cell>
          <table:table-cell office:value-type="string" calcext:value-type="string">
            <text:p>searchengineland.com_is-marketing-art-or-science-272787 </text:p>
          </table:table-cell>
          <table:table-cell office:value-type="float" office:value="13.7832039999994" calcext:value-type="float">
            <text:p>13.783204</text:p>
          </table:table-cell>
          <table:table-cell office:value-type="float" office:value="2.72850100000142" calcext:value-type="float">
            <text:p>2.728501</text:p>
          </table:table-cell>
          <table:table-cell table:formula="of:=[.C85]/[.D85]" office:value-type="float" office:value="5.05156640953851" calcext:value-type="float">
            <text:p>5.0515664095</text:p>
          </table:table-cell>
          <table:table-cell table:formula="of:=IF([.C85]&lt;[.D8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86];[.$E$2:.$E$200])" office:value-type="float" office:value="85" calcext:value-type="float">
            <text:p>85</text:p>
          </table:table-cell>
          <table:table-cell office:value-type="string" calcext:value-type="string">
            <text:p>searchengineland.com_simple-tips-get-app-indexed-ranked-installed-273388 </text:p>
          </table:table-cell>
          <table:table-cell office:value-type="float" office:value="14.9123" calcext:value-type="float">
            <text:p>14.9123</text:p>
          </table:table-cell>
          <table:table-cell office:value-type="float" office:value="2.95440500000041" calcext:value-type="float">
            <text:p>2.954405</text:p>
          </table:table-cell>
          <table:table-cell table:formula="of:=[.C86]/[.D86]" office:value-type="float" office:value="5.04747994943074" calcext:value-type="float">
            <text:p>5.0474799494</text:p>
          </table:table-cell>
          <table:table-cell table:formula="of:=IF([.C86]&lt;[.D8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87];[.$E$2:.$E$200])" office:value-type="float" office:value="86" calcext:value-type="float">
            <text:p>86</text:p>
          </table:table-cell>
          <table:table-cell office:value-type="string" calcext:value-type="string">
            <text:p>searchengineland.com_eat-local-top-10-local-search-columns-2016-264767 </text:p>
          </table:table-cell>
          <table:table-cell office:value-type="float" office:value="13.0406610000009" calcext:value-type="float">
            <text:p>13.040661</text:p>
          </table:table-cell>
          <table:table-cell office:value-type="float" office:value="2.61389799999961" calcext:value-type="float">
            <text:p>2.613898</text:p>
          </table:table-cell>
          <table:table-cell table:formula="of:=[.C87]/[.D87]" office:value-type="float" office:value="4.9889708779772" calcext:value-type="float">
            <text:p>4.988970878</text:p>
          </table:table-cell>
          <table:table-cell table:formula="of:=IF([.C87]&lt;[.D8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88];[.$E$2:.$E$200])" office:value-type="float" office:value="87" calcext:value-type="float">
            <text:p>87</text:p>
          </table:table-cell>
          <table:table-cell office:value-type="string" calcext:value-type="string">
            <text:p>searchengineland.com_googles-project-owl-attack-fake-news-273700 </text:p>
          </table:table-cell>
          <table:table-cell office:value-type="float" office:value="14.9514530000015" calcext:value-type="float">
            <text:p>14.951453</text:p>
          </table:table-cell>
          <table:table-cell office:value-type="float" office:value="3.02005400000053" calcext:value-type="float">
            <text:p>3.020054</text:p>
          </table:table-cell>
          <table:table-cell table:formula="of:=[.C88]/[.D88]" office:value-type="float" office:value="4.95072372878064" calcext:value-type="float">
            <text:p>4.9507237288</text:p>
          </table:table-cell>
          <table:table-cell table:formula="of:=IF([.C88]&lt;[.D8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89];[.$E$2:.$E$200])" office:value-type="float" office:value="88" calcext:value-type="float">
            <text:p>88</text:p>
          </table:table-cell>
          <table:table-cell office:value-type="string" calcext:value-type="string">
            <text:p>searchengineland.com_wsj-first-click-free-269545 </text:p>
          </table:table-cell>
          <table:table-cell office:value-type="float" office:value="14.3209520000019" calcext:value-type="float">
            <text:p>14.320952</text:p>
          </table:table-cell>
          <table:table-cell office:value-type="float" office:value="2.90006999999969" calcext:value-type="float">
            <text:p>2.90007</text:p>
          </table:table-cell>
          <table:table-cell table:formula="of:=[.C89]/[.D89]" office:value-type="float" office:value="4.9381401138605" calcext:value-type="float">
            <text:p>4.9381401139</text:p>
          </table:table-cell>
          <table:table-cell table:formula="of:=IF([.C89]&lt;[.D8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90];[.$E$2:.$E$200])" office:value-type="float" office:value="89" calcext:value-type="float">
            <text:p>89</text:p>
          </table:table-cell>
          <table:table-cell office:value-type="string" calcext:value-type="string">
            <text:p>searchengineland.com_5-must-technical-seo-audits-validations-2017-273207 </text:p>
          </table:table-cell>
          <table:table-cell office:value-type="float" office:value="10.4453649999996" calcext:value-type="float">
            <text:p>10.445365</text:p>
          </table:table-cell>
          <table:table-cell office:value-type="float" office:value="2.11645400000089" calcext:value-type="float">
            <text:p>2.116454</text:p>
          </table:table-cell>
          <table:table-cell table:formula="of:=[.C90]/[.D90]" office:value-type="float" office:value="4.93531397327568" calcext:value-type="float">
            <text:p>4.9353139733</text:p>
          </table:table-cell>
          <table:table-cell table:formula="of:=IF([.C90]&lt;[.D9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91];[.$E$2:.$E$200])" office:value-type="float" office:value="90" calcext:value-type="float">
            <text:p>90</text:p>
          </table:table-cell>
          <table:table-cell office:value-type="string" calcext:value-type="string">
            <text:p>searchengineland.com_bing-adds-trails-near-search-feature-find-perfect-hike-summer-275087 </text:p>
          </table:table-cell>
          <table:table-cell office:value-type="float" office:value="12.5362780000014" calcext:value-type="float">
            <text:p>12.536278</text:p>
          </table:table-cell>
          <table:table-cell office:value-type="float" office:value="2.54788200000075" calcext:value-type="float">
            <text:p>2.547882</text:p>
          </table:table-cell>
          <table:table-cell table:formula="of:=[.C91]/[.D91]" office:value-type="float" office:value="4.92027417282186" calcext:value-type="float">
            <text:p>4.9202741728</text:p>
          </table:table-cell>
          <table:table-cell table:formula="of:=IF([.C91]&lt;[.D9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92];[.$E$2:.$E$200])" office:value-type="float" office:value="91" calcext:value-type="float">
            <text:p>91</text:p>
          </table:table-cell>
          <table:table-cell office:value-type="string" calcext:value-type="string">
            <text:p>searchengineland.com_attend-smx-advanced-seo-sem-tactics-work-rates-increase-next-week-272110 </text:p>
          </table:table-cell>
          <table:table-cell office:value-type="float" office:value="14.1065399999989" calcext:value-type="float">
            <text:p>14.10654</text:p>
          </table:table-cell>
          <table:table-cell office:value-type="float" office:value="2.86818400000084" calcext:value-type="float">
            <text:p>2.868184</text:p>
          </table:table-cell>
          <table:table-cell table:formula="of:=[.C92]/[.D92]" office:value-type="float" office:value="4.91828278799225" calcext:value-type="float">
            <text:p>4.918282788</text:p>
          </table:table-cell>
          <table:table-cell table:formula="of:=IF([.C92]&lt;[.D9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93];[.$E$2:.$E$200])" office:value-type="float" office:value="92" calcext:value-type="float">
            <text:p>92</text:p>
          </table:table-cell>
          <table:table-cell office:value-type="string" calcext:value-type="string">
            <text:p>searchengineland.com_data-google-monthly-search-volume-dwarfs-rivals-mobile-advantage-269120 </text:p>
          </table:table-cell>
          <table:table-cell office:value-type="float" office:value="13.6146370000024" calcext:value-type="float">
            <text:p>13.614637</text:p>
          </table:table-cell>
          <table:table-cell office:value-type="float" office:value="2.79422800000248" calcext:value-type="float">
            <text:p>2.794228</text:p>
          </table:table-cell>
          <table:table-cell table:formula="of:=[.C93]/[.D93]" office:value-type="float" office:value="4.87241449158419" calcext:value-type="float">
            <text:p>4.8724144916</text:p>
          </table:table-cell>
          <table:table-cell table:formula="of:=IF([.C93]&lt;[.D9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94];[.$E$2:.$E$200])" office:value-type="float" office:value="93" calcext:value-type="float">
            <text:p>93</text:p>
          </table:table-cell>
          <table:table-cell office:value-type="string" calcext:value-type="string">
            <text:p>searchengineland.com_dont-tardy-back-school-searching-starts-july-plan-campaigns-now-275912 </text:p>
          </table:table-cell>
          <table:table-cell office:value-type="float" office:value="13.4560389999997" calcext:value-type="float">
            <text:p>13.456039</text:p>
          </table:table-cell>
          <table:table-cell office:value-type="float" office:value="2.76289600000018" calcext:value-type="float">
            <text:p>2.762896</text:p>
          </table:table-cell>
          <table:table-cell table:formula="of:=[.C94]/[.D94]" office:value-type="float" office:value="4.87026619894445" calcext:value-type="float">
            <text:p>4.8702661989</text:p>
          </table:table-cell>
          <table:table-cell table:formula="of:=IF([.C94]&lt;[.D9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95];[.$E$2:.$E$200])" office:value-type="float" office:value="94" calcext:value-type="float">
            <text:p>94</text:p>
          </table:table-cell>
          <table:table-cell office:value-type="string" calcext:value-type="string">
            <text:p>searchengineland.com_tis-season-6-ways-prepare-holiday-season-262623 </text:p>
          </table:table-cell>
          <table:table-cell office:value-type="float" office:value="13.6336040000024" calcext:value-type="float">
            <text:p>13.633604</text:p>
          </table:table-cell>
          <table:table-cell office:value-type="float" office:value="2.80354299999999" calcext:value-type="float">
            <text:p>2.803543</text:p>
          </table:table-cell>
          <table:table-cell table:formula="of:=[.C95]/[.D95]" office:value-type="float" office:value="4.86299086548787" calcext:value-type="float">
            <text:p>4.8629908655</text:p>
          </table:table-cell>
          <table:table-cell table:formula="of:=IF([.C95]&lt;[.D9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96];[.$E$2:.$E$200])" office:value-type="float" office:value="95" calcext:value-type="float">
            <text:p>95</text:p>
          </table:table-cell>
          <table:table-cell office:value-type="string" calcext:value-type="string">
            <text:p>searchengineland.com_time-consider-local-marketing-automation-software-275283 </text:p>
          </table:table-cell>
          <table:table-cell office:value-type="float" office:value="13.0287450000005" calcext:value-type="float">
            <text:p>13.028745</text:p>
          </table:table-cell>
          <table:table-cell office:value-type="float" office:value="2.70061999999962" calcext:value-type="float">
            <text:p>2.70062</text:p>
          </table:table-cell>
          <table:table-cell table:formula="of:=[.C96]/[.D96]" office:value-type="float" office:value="4.82435329665126" calcext:value-type="float">
            <text:p>4.8243532967</text:p>
          </table:table-cell>
          <table:table-cell table:formula="of:=IF([.C96]&lt;[.D9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97];[.$E$2:.$E$200])" office:value-type="float" office:value="96" calcext:value-type="float">
            <text:p>96</text:p>
          </table:table-cell>
          <table:table-cell office:value-type="string" calcext:value-type="string">
            <text:p>searchengineland.com_printing-way-seo-success-248035 </text:p>
          </table:table-cell>
          <table:table-cell office:value-type="float" office:value="13.5586619999995" calcext:value-type="float">
            <text:p>13.558662</text:p>
          </table:table-cell>
          <table:table-cell office:value-type="float" office:value="2.81660399999964" calcext:value-type="float">
            <text:p>2.816604</text:p>
          </table:table-cell>
          <table:table-cell table:formula="of:=[.C97]/[.D97]" office:value-type="float" office:value="4.81383325451545" calcext:value-type="float">
            <text:p>4.8138332545</text:p>
          </table:table-cell>
          <table:table-cell table:formula="of:=IF([.C97]&lt;[.D9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98];[.$E$2:.$E$200])" office:value-type="float" office:value="97" calcext:value-type="float">
            <text:p>97</text:p>
          </table:table-cell>
          <table:table-cell office:value-type="string" calcext:value-type="string">
            <text:p>searchengineland.com_reviews-ugc-much-influential-consumers-ads-study-277507 </text:p>
          </table:table-cell>
          <table:table-cell office:value-type="float" office:value="11.8374729999996" calcext:value-type="float">
            <text:p>11.837473</text:p>
          </table:table-cell>
          <table:table-cell office:value-type="float" office:value="2.46668200000204" calcext:value-type="float">
            <text:p>2.466682</text:p>
          </table:table-cell>
          <table:table-cell table:formula="of:=[.C98]/[.D98]" office:value-type="float" office:value="4.79894570925227" calcext:value-type="float">
            <text:p>4.7989457093</text:p>
          </table:table-cell>
          <table:table-cell table:formula="of:=IF([.C98]&lt;[.D9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99];[.$E$2:.$E$200])" office:value-type="float" office:value="98" calcext:value-type="float">
            <text:p>98</text:p>
          </table:table-cell>
          <table:table-cell office:value-type="string" calcext:value-type="string">
            <text:p>searchengineland.com_yext-launches-app-directory-26-partners-two-way-data-exchange-276971 </text:p>
          </table:table-cell>
          <table:table-cell office:value-type="float" office:value="13.7112200000001" calcext:value-type="float">
            <text:p>13.71122</text:p>
          </table:table-cell>
          <table:table-cell office:value-type="float" office:value="2.86324099999911" calcext:value-type="float">
            <text:p>2.863241</text:p>
          </table:table-cell>
          <table:table-cell table:formula="of:=[.C99]/[.D99]" office:value-type="float" office:value="4.78870622487047" calcext:value-type="float">
            <text:p>4.7887062249</text:p>
          </table:table-cell>
          <table:table-cell table:formula="of:=IF([.C99]&lt;[.D9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00];[.$E$2:.$E$200])" office:value-type="float" office:value="99" calcext:value-type="float">
            <text:p>99</text:p>
          </table:table-cell>
          <table:table-cell office:value-type="string" calcext:value-type="string">
            <text:p>searchengineland.com_get-google-review-links-g-update-237190 </text:p>
          </table:table-cell>
          <table:table-cell office:value-type="float" office:value="9.903538999999" calcext:value-type="float">
            <text:p>9.903539</text:p>
          </table:table-cell>
          <table:table-cell office:value-type="float" office:value="2.07598499999949" calcext:value-type="float">
            <text:p>2.075985</text:p>
          </table:table-cell>
          <table:table-cell table:formula="of:=[.C100]/[.D100]" office:value-type="float" office:value="4.77052531689845" calcext:value-type="float">
            <text:p>4.7705253169</text:p>
          </table:table-cell>
          <table:table-cell table:formula="of:=IF([.C100]&lt;[.D10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01];[.$E$2:.$E$200])" office:value-type="float" office:value="100" calcext:value-type="float">
            <text:p>100</text:p>
          </table:table-cell>
          <table:table-cell office:value-type="string" calcext:value-type="string">
            <text:p>searchengineland.com_account-based-marketing-guide-modern-marketers-276012 </text:p>
          </table:table-cell>
          <table:table-cell office:value-type="float" office:value="11.3906619999998" calcext:value-type="float">
            <text:p>11.390662</text:p>
          </table:table-cell>
          <table:table-cell office:value-type="float" office:value="2.39454699999987" calcext:value-type="float">
            <text:p>2.394547</text:p>
          </table:table-cell>
          <table:table-cell table:formula="of:=[.C101]/[.D101]" office:value-type="float" office:value="4.75691727913481" calcext:value-type="float">
            <text:p>4.7569172791</text:p>
          </table:table-cell>
          <table:table-cell table:formula="of:=IF([.C101]&lt;[.D10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02];[.$E$2:.$E$200])" office:value-type="float" office:value="101" calcext:value-type="float">
            <text:p>101</text:p>
          </table:table-cell>
          <table:table-cell office:value-type="string" calcext:value-type="string">
            <text:p>searchengineland.com_three-well-meaning-paid-search-optimizations-might-kill-performance-266550 </text:p>
          </table:table-cell>
          <table:table-cell office:value-type="float" office:value="15.0406330000005" calcext:value-type="float">
            <text:p>15.040633</text:p>
          </table:table-cell>
          <table:table-cell office:value-type="float" office:value="3.1618669999998" calcext:value-type="float">
            <text:p>3.161867</text:p>
          </table:table-cell>
          <table:table-cell table:formula="of:=[.C102]/[.D102]" office:value-type="float" office:value="4.75688351217855" calcext:value-type="float">
            <text:p>4.7568835122</text:p>
          </table:table-cell>
          <table:table-cell table:formula="of:=IF([.C102]&lt;[.D10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03];[.$E$2:.$E$200])" office:value-type="float" office:value="102" calcext:value-type="float">
            <text:p>102</text:p>
          </table:table-cell>
          <table:table-cell office:value-type="string" calcext:value-type="string">
            <text:p>searchengineland.com_googles-one-true-answer-problem-featured-snippets-270549 </text:p>
          </table:table-cell>
          <table:table-cell office:value-type="float" office:value="11.2775609999999" calcext:value-type="float">
            <text:p>11.277561</text:p>
          </table:table-cell>
          <table:table-cell office:value-type="float" office:value="2.40827600000193" calcext:value-type="float">
            <text:p>2.408276</text:p>
          </table:table-cell>
          <table:table-cell table:formula="of:=[.C103]/[.D103]" office:value-type="float" office:value="4.68283577131145" calcext:value-type="float">
            <text:p>4.6828357713</text:p>
          </table:table-cell>
          <table:table-cell table:formula="of:=IF([.C103]&lt;[.D10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04];[.$E$2:.$E$200])" office:value-type="float" office:value="103" calcext:value-type="float">
            <text:p>103</text:p>
          </table:table-cell>
          <table:table-cell office:value-type="string" calcext:value-type="string">
            <text:p>searchengineland.com_bing-updates-dmca-takedowns-copyright-removal-process-273615 </text:p>
          </table:table-cell>
          <table:table-cell office:value-type="float" office:value="13.3016199999984" calcext:value-type="float">
            <text:p>13.30162</text:p>
          </table:table-cell>
          <table:table-cell office:value-type="float" office:value="2.84056100000089" calcext:value-type="float">
            <text:p>2.840561</text:p>
          </table:table-cell>
          <table:table-cell table:formula="of:=[.C104]/[.D104]" office:value-type="float" office:value="4.68274400725569" calcext:value-type="float">
            <text:p>4.6827440073</text:p>
          </table:table-cell>
          <table:table-cell table:formula="of:=IF([.C104]&lt;[.D10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05];[.$E$2:.$E$200])" office:value-type="float" office:value="104" calcext:value-type="float">
            <text:p>104</text:p>
          </table:table-cell>
          <table:table-cell office:value-type="string" calcext:value-type="string">
            <text:p>searchengineland.com_three-important-data-segmentations-google-paid-search-analysis-253761 </text:p>
          </table:table-cell>
          <table:table-cell office:value-type="float" office:value="13.1584750000002" calcext:value-type="float">
            <text:p>13.158475</text:p>
          </table:table-cell>
          <table:table-cell office:value-type="float" office:value="2.825713000002" calcext:value-type="float">
            <text:p>2.825713</text:p>
          </table:table-cell>
          <table:table-cell table:formula="of:=[.C105]/[.D105]" office:value-type="float" office:value="4.65669195703558" calcext:value-type="float">
            <text:p>4.656691957</text:p>
          </table:table-cell>
          <table:table-cell table:formula="of:=IF([.C105]&lt;[.D10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06];[.$E$2:.$E$200])" office:value-type="float" office:value="105" calcext:value-type="float">
            <text:p>105</text:p>
          </table:table-cell>
          <table:table-cell office:value-type="string" calcext:value-type="string">
            <text:p>searchengineland.com_forget-unique-content-try-actually-local-260294 </text:p>
          </table:table-cell>
          <table:table-cell office:value-type="float" office:value="14.3978220000008" calcext:value-type="float">
            <text:p>14.397822</text:p>
          </table:table-cell>
          <table:table-cell office:value-type="float" office:value="3.11795800000073" calcext:value-type="float">
            <text:p>3.117958</text:p>
          </table:table-cell>
          <table:table-cell table:formula="of:=[.C106]/[.D106]" office:value-type="float" office:value="4.61770876964906" calcext:value-type="float">
            <text:p>4.6177087696</text:p>
          </table:table-cell>
          <table:table-cell table:formula="of:=IF([.C106]&lt;[.D10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07];[.$E$2:.$E$200])" office:value-type="float" office:value="106" calcext:value-type="float">
            <text:p>106</text:p>
          </table:table-cell>
          <table:table-cell office:value-type="string" calcext:value-type="string">
            <text:p>searchengineland.com_bing-ads-standard-text-ad-support-end-july-31-2017-274898 </text:p>
          </table:table-cell>
          <table:table-cell office:value-type="float" office:value="9.45509399999992" calcext:value-type="float">
            <text:p>9.455094</text:p>
          </table:table-cell>
          <table:table-cell office:value-type="float" office:value="2.05375800000184" calcext:value-type="float">
            <text:p>2.053758</text:p>
          </table:table-cell>
          <table:table-cell table:formula="of:=[.C107]/[.D107]" office:value-type="float" office:value="4.60380142158494" calcext:value-type="float">
            <text:p>4.6038014216</text:p>
          </table:table-cell>
          <table:table-cell table:formula="of:=IF([.C107]&lt;[.D10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08];[.$E$2:.$E$200])" office:value-type="float" office:value="107" calcext:value-type="float">
            <text:p>107</text:p>
          </table:table-cell>
          <table:table-cell office:value-type="string" calcext:value-type="string">
            <text:p>searchengineland.com_see-google-showing-even-shopping-ads-desktop-season-262896 </text:p>
          </table:table-cell>
          <table:table-cell office:value-type="float" office:value="13.2910609999999" calcext:value-type="float">
            <text:p>13.291061</text:p>
          </table:table-cell>
          <table:table-cell office:value-type="float" office:value="2.89069600000039" calcext:value-type="float">
            <text:p>2.890696</text:p>
          </table:table-cell>
          <table:table-cell table:formula="of:=[.C108]/[.D108]" office:value-type="float" office:value="4.59787573650017" calcext:value-type="float">
            <text:p>4.5978757365</text:p>
          </table:table-cell>
          <table:table-cell table:formula="of:=IF([.C108]&lt;[.D10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09];[.$E$2:.$E$200])" office:value-type="float" office:value="108" calcext:value-type="float">
            <text:p>108</text:p>
          </table:table-cell>
          <table:table-cell office:value-type="string" calcext:value-type="string">
            <text:p>searchengineland.com_secret-writing-awesome-local-content-255234 </text:p>
          </table:table-cell>
          <table:table-cell office:value-type="float" office:value="14.0923860000003" calcext:value-type="float">
            <text:p>14.092386</text:p>
          </table:table-cell>
          <table:table-cell office:value-type="float" office:value="3.072936999999" calcext:value-type="float">
            <text:p>3.072937</text:p>
          </table:table-cell>
          <table:table-cell table:formula="of:=[.C109]/[.D109]" office:value-type="float" office:value="4.58596645489474" calcext:value-type="float">
            <text:p>4.5859664549</text:p>
          </table:table-cell>
          <table:table-cell table:formula="of:=IF([.C109]&lt;[.D10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10];[.$E$2:.$E$200])" office:value-type="float" office:value="109" calcext:value-type="float">
            <text:p>109</text:p>
          </table:table-cell>
          <table:table-cell office:value-type="string" calcext:value-type="string">
            <text:p>searchengineland.com_bing-audience-targeting-in-market-custom-audiences-277080 </text:p>
          </table:table-cell>
          <table:table-cell office:value-type="float" office:value="10.1791599999997" calcext:value-type="float">
            <text:p>10.17916</text:p>
          </table:table-cell>
          <table:table-cell office:value-type="float" office:value="2.21998499999972" calcext:value-type="float">
            <text:p>2.219985</text:p>
          </table:table-cell>
          <table:table-cell table:formula="of:=[.C110]/[.D110]" office:value-type="float" office:value="4.58523818854676" calcext:value-type="float">
            <text:p>4.5852381885</text:p>
          </table:table-cell>
          <table:table-cell table:formula="of:=IF([.C110]&lt;[.D11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11];[.$E$2:.$E$200])" office:value-type="float" office:value="110" calcext:value-type="float">
            <text:p>110</text:p>
          </table:table-cell>
          <table:table-cell office:value-type="string" calcext:value-type="string">
            <text:p>searchengineland.com_ppc-strategy-planning-beyond-click-276678 </text:p>
          </table:table-cell>
          <table:table-cell office:value-type="float" office:value="9.3683889999993" calcext:value-type="float">
            <text:p>9.368389</text:p>
          </table:table-cell>
          <table:table-cell office:value-type="float" office:value="2.0587259999993" calcext:value-type="float">
            <text:p>2.058726</text:p>
          </table:table-cell>
          <table:table-cell table:formula="of:=[.C111]/[.D111]" office:value-type="float" office:value="4.55057593871282" calcext:value-type="float">
            <text:p>4.5505759387</text:p>
          </table:table-cell>
          <table:table-cell table:formula="of:=IF([.C111]&lt;[.D11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12];[.$E$2:.$E$200])" office:value-type="float" office:value="111" calcext:value-type="float">
            <text:p>111</text:p>
          </table:table-cell>
          <table:table-cell office:value-type="string" calcext:value-type="string">
            <text:p>searchengineland.com_baby-come-back-grow-customer-revenue-people-based-search-marketing-277072 </text:p>
          </table:table-cell>
          <table:table-cell office:value-type="float" office:value="11.8799879999997" calcext:value-type="float">
            <text:p>11.879988</text:p>
          </table:table-cell>
          <table:table-cell office:value-type="float" office:value="2.61412700000074" calcext:value-type="float">
            <text:p>2.614127</text:p>
          </table:table-cell>
          <table:table-cell table:formula="of:=[.C112]/[.D112]" office:value-type="float" office:value="4.54453360529016" calcext:value-type="float">
            <text:p>4.5445336053</text:p>
          </table:table-cell>
          <table:table-cell table:formula="of:=IF([.C112]&lt;[.D11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13];[.$E$2:.$E$200])" office:value-type="float" office:value="112" calcext:value-type="float">
            <text:p>112</text:p>
          </table:table-cell>
          <table:table-cell office:value-type="string" calcext:value-type="string">
            <text:p>searchengineland.com_advertisers-consider-pausing-google-local-inventory-ads-268081 </text:p>
          </table:table-cell>
          <table:table-cell office:value-type="float" office:value="13.2946560000019" calcext:value-type="float">
            <text:p>13.294656</text:p>
          </table:table-cell>
          <table:table-cell office:value-type="float" office:value="2.92828399999962" calcext:value-type="float">
            <text:p>2.928284</text:p>
          </table:table-cell>
          <table:table-cell table:formula="of:=[.C113]/[.D113]" office:value-type="float" office:value="4.54008422680438" calcext:value-type="float">
            <text:p>4.5400842268</text:p>
          </table:table-cell>
          <table:table-cell table:formula="of:=IF([.C113]&lt;[.D11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14];[.$E$2:.$E$200])" office:value-type="float" office:value="113" calcext:value-type="float">
            <text:p>113</text:p>
          </table:table-cell>
          <table:table-cell office:value-type="string" calcext:value-type="string">
            <text:p>searchengineland.com_local-seo-wordpress-websites-240565 </text:p>
          </table:table-cell>
          <table:table-cell office:value-type="float" office:value="12.3936549999999" calcext:value-type="float">
            <text:p>12.393655</text:p>
          </table:table-cell>
          <table:table-cell office:value-type="float" office:value="2.74014999999963" calcext:value-type="float">
            <text:p>2.74015</text:p>
          </table:table-cell>
          <table:table-cell table:formula="of:=[.C114]/[.D114]" office:value-type="float" office:value="4.52298414320441" calcext:value-type="float">
            <text:p>4.5229841432</text:p>
          </table:table-cell>
          <table:table-cell table:formula="of:=IF([.C114]&lt;[.D11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15];[.$E$2:.$E$200])" office:value-type="float" office:value="114" calcext:value-type="float">
            <text:p>114</text:p>
          </table:table-cell>
          <table:table-cell office:value-type="string" calcext:value-type="string">
            <text:p>searchengineland.com_take-deep-dive-search-social-attend-workshop-smx-advanced-273835 </text:p>
          </table:table-cell>
          <table:table-cell office:value-type="float" office:value="13.3915940000006" calcext:value-type="float">
            <text:p>13.391594</text:p>
          </table:table-cell>
          <table:table-cell office:value-type="float" office:value="2.96201599999767" calcext:value-type="float">
            <text:p>2.962016</text:p>
          </table:table-cell>
          <table:table-cell table:formula="of:=[.C115]/[.D115]" office:value-type="float" office:value="4.52110792109534" calcext:value-type="float">
            <text:p>4.5211079211</text:p>
          </table:table-cell>
          <table:table-cell table:formula="of:=IF([.C115]&lt;[.D11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16];[.$E$2:.$E$200])" office:value-type="float" office:value="115" calcext:value-type="float">
            <text:p>115</text:p>
          </table:table-cell>
          <table:table-cell office:value-type="string" calcext:value-type="string">
            <text:p>searchengineland.com_paid-search-kpi-says-273702 </text:p>
          </table:table-cell>
          <table:table-cell office:value-type="float" office:value="13.3115680000001" calcext:value-type="float">
            <text:p>13.311568</text:p>
          </table:table-cell>
          <table:table-cell office:value-type="float" office:value="2.95972999999867" calcext:value-type="float">
            <text:p>2.95973</text:p>
          </table:table-cell>
          <table:table-cell table:formula="of:=[.C116]/[.D116]" office:value-type="float" office:value="4.49756160190493" calcext:value-type="float">
            <text:p>4.4975616019</text:p>
          </table:table-cell>
          <table:table-cell table:formula="of:=IF([.C116]&lt;[.D11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17];[.$E$2:.$E$200])" office:value-type="float" office:value="116" calcext:value-type="float">
            <text:p>116</text:p>
          </table:table-cell>
          <table:table-cell office:value-type="string" calcext:value-type="string">
            <text:p>searchengineland.com_search-engine-land-seo-survey-220851 </text:p>
          </table:table-cell>
          <table:table-cell office:value-type="float" office:value="13.1247629999998" calcext:value-type="float">
            <text:p>13.124763</text:p>
          </table:table-cell>
          <table:table-cell office:value-type="float" office:value="2.94184300000052" calcext:value-type="float">
            <text:p>2.941843</text:p>
          </table:table-cell>
          <table:table-cell table:formula="of:=[.C117]/[.D117]" office:value-type="float" office:value="4.46140837563306" calcext:value-type="float">
            <text:p>4.4614083756</text:p>
          </table:table-cell>
          <table:table-cell table:formula="of:=IF([.C117]&lt;[.D11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18];[.$E$2:.$E$200])" office:value-type="float" office:value="117" calcext:value-type="float">
            <text:p>117</text:p>
          </table:table-cell>
          <table:table-cell office:value-type="string" calcext:value-type="string">
            <text:p>searchengineland.com_googles-recent-rlsa-updates-mean-advertisers-260417 </text:p>
          </table:table-cell>
          <table:table-cell office:value-type="float" office:value="12.5374299999985" calcext:value-type="float">
            <text:p>12.53743</text:p>
          </table:table-cell>
          <table:table-cell office:value-type="float" office:value="2.83971499999825" calcext:value-type="float">
            <text:p>2.839715</text:p>
          </table:table-cell>
          <table:table-cell table:formula="of:=[.C118]/[.D118]" office:value-type="float" office:value="4.4150310858682" calcext:value-type="float">
            <text:p>4.4150310859</text:p>
          </table:table-cell>
          <table:table-cell table:formula="of:=IF([.C118]&lt;[.D11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19];[.$E$2:.$E$200])" office:value-type="float" office:value="118" calcext:value-type="float">
            <text:p>118</text:p>
          </table:table-cell>
          <table:table-cell office:value-type="string" calcext:value-type="string">
            <text:p>searchengineland.com_search-pics-google-bathtub-table-bing-lunchbox-youtube-stairs-277753 </text:p>
          </table:table-cell>
          <table:table-cell office:value-type="float" office:value="13.4737190000014" calcext:value-type="float">
            <text:p>13.473719</text:p>
          </table:table-cell>
          <table:table-cell office:value-type="float" office:value="3.05822099999932" calcext:value-type="float">
            <text:p>3.058221</text:p>
          </table:table-cell>
          <table:table-cell table:formula="of:=[.C119]/[.D119]" office:value-type="float" office:value="4.40573751864381" calcext:value-type="float">
            <text:p>4.4057375186</text:p>
          </table:table-cell>
          <table:table-cell table:formula="of:=IF([.C119]&lt;[.D11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20];[.$E$2:.$E$200])" office:value-type="float" office:value="119" calcext:value-type="float">
            <text:p>119</text:p>
          </table:table-cell>
          <table:table-cell office:value-type="string" calcext:value-type="string">
            <text:p>searchengineland.com_compare-6-top-content-management-systems-277117 </text:p>
          </table:table-cell>
          <table:table-cell office:value-type="float" office:value="10.4805909999995" calcext:value-type="float">
            <text:p>10.480591</text:p>
          </table:table-cell>
          <table:table-cell office:value-type="float" office:value="2.39161299999978" calcext:value-type="float">
            <text:p>2.391613</text:p>
          </table:table-cell>
          <table:table-cell table:formula="of:=[.C120]/[.D120]" office:value-type="float" office:value="4.38222697401313" calcext:value-type="float">
            <text:p>4.382226974</text:p>
          </table:table-cell>
          <table:table-cell table:formula="of:=IF([.C120]&lt;[.D12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21];[.$E$2:.$E$200])" office:value-type="float" office:value="120" calcext:value-type="float">
            <text:p>120</text:p>
          </table:table-cell>
          <table:table-cell office:value-type="string" calcext:value-type="string">
            <text:p>searchengineland.com_just-launched-search-engine-lands-new-martech-today-website-261253 </text:p>
          </table:table-cell>
          <table:table-cell office:value-type="float" office:value="13.5235589999975" calcext:value-type="float">
            <text:p>13.523559</text:p>
          </table:table-cell>
          <table:table-cell office:value-type="float" office:value="3.08793300000252" calcext:value-type="float">
            <text:p>3.087933</text:p>
          </table:table-cell>
          <table:table-cell table:formula="of:=[.C121]/[.D121]" office:value-type="float" office:value="4.37948588910008" calcext:value-type="float">
            <text:p>4.3794858891</text:p>
          </table:table-cell>
          <table:table-cell table:formula="of:=IF([.C121]&lt;[.D12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22];[.$E$2:.$E$200])" office:value-type="float" office:value="121" calcext:value-type="float">
            <text:p>121</text:p>
          </table:table-cell>
          <table:table-cell office:value-type="string" calcext:value-type="string">
            <text:p>searchengineland.com_important-question-ask-local-seo-251702 </text:p>
          </table:table-cell>
          <table:table-cell office:value-type="float" office:value="13.0733959999998" calcext:value-type="float">
            <text:p>13.073396</text:p>
          </table:table-cell>
          <table:table-cell office:value-type="float" office:value="2.98792199999843" calcext:value-type="float">
            <text:p>2.987922</text:p>
          </table:table-cell>
          <table:table-cell table:formula="of:=[.C122]/[.D122]" office:value-type="float" office:value="4.37541408377015" calcext:value-type="float">
            <text:p>4.3754140838</text:p>
          </table:table-cell>
          <table:table-cell table:formula="of:=IF([.C122]&lt;[.D12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23];[.$E$2:.$E$200])" office:value-type="float" office:value="122" calcext:value-type="float">
            <text:p>122</text:p>
          </table:table-cell>
          <table:table-cell office:value-type="string" calcext:value-type="string">
            <text:p>searchengineland.com_buyers-guide-content-marketing-tools-275035 </text:p>
          </table:table-cell>
          <table:table-cell office:value-type="float" office:value="12.9779090000002" calcext:value-type="float">
            <text:p>12.977909</text:p>
          </table:table-cell>
          <table:table-cell office:value-type="float" office:value="3.00510100000065" calcext:value-type="float">
            <text:p>3.005101</text:p>
          </table:table-cell>
          <table:table-cell table:formula="of:=[.C123]/[.D123]" office:value-type="float" office:value="4.31862656196826" calcext:value-type="float">
            <text:p>4.318626562</text:p>
          </table:table-cell>
          <table:table-cell table:formula="of:=IF([.C123]&lt;[.D12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24];[.$E$2:.$E$200])" office:value-type="float" office:value="123" calcext:value-type="float">
            <text:p>123</text:p>
          </table:table-cell>
          <table:table-cell office:value-type="string" calcext:value-type="string">
            <text:p>searchengineland.com_google-advice-switch-m-dot-domain-responsive-mobile-first-index-rollout-277446 </text:p>
          </table:table-cell>
          <table:table-cell office:value-type="float" office:value="9.14093899999898" calcext:value-type="float">
            <text:p>9.140939</text:p>
          </table:table-cell>
          <table:table-cell office:value-type="float" office:value="2.14616000000024" calcext:value-type="float">
            <text:p>2.14616</text:p>
          </table:table-cell>
          <table:table-cell table:formula="of:=[.C124]/[.D124]" office:value-type="float" office:value="4.25920667610894" calcext:value-type="float">
            <text:p>4.2592066761</text:p>
          </table:table-cell>
          <table:table-cell table:formula="of:=IF([.C124]&lt;[.D12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25];[.$E$2:.$E$200])" office:value-type="float" office:value="124" calcext:value-type="float">
            <text:p>124</text:p>
          </table:table-cell>
          <table:table-cell office:value-type="string" calcext:value-type="string">
            <text:p>searchengineland.com_7-great-reasons-attend-smx-advanced-2-weeks-276095 </text:p>
          </table:table-cell>
          <table:table-cell office:value-type="float" office:value="12.9224889999996" calcext:value-type="float">
            <text:p>12.922489</text:p>
          </table:table-cell>
          <table:table-cell office:value-type="float" office:value="3.03541399999995" calcext:value-type="float">
            <text:p>3.035414</text:p>
          </table:table-cell>
          <table:table-cell table:formula="of:=[.C125]/[.D125]" office:value-type="float" office:value="4.25724102214716" calcext:value-type="float">
            <text:p>4.2572410221</text:p>
          </table:table-cell>
          <table:table-cell table:formula="of:=IF([.C125]&lt;[.D12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26];[.$E$2:.$E$200])" office:value-type="float" office:value="125" calcext:value-type="float">
            <text:p>125</text:p>
          </table:table-cell>
          <table:table-cell office:value-type="string" calcext:value-type="string">
            <text:p>searchengineland.com_the-4-cs-a-recipe-for-precise-remarketing-campaigns-244386 </text:p>
          </table:table-cell>
          <table:table-cell office:value-type="float" office:value="9.59040499999901" calcext:value-type="float">
            <text:p>9.590405</text:p>
          </table:table-cell>
          <table:table-cell office:value-type="float" office:value="2.25498800000059" calcext:value-type="float">
            <text:p>2.254988</text:p>
          </table:table-cell>
          <table:table-cell table:formula="of:=[.C126]/[.D126]" office:value-type="float" office:value="4.252973851744" calcext:value-type="float">
            <text:p>4.2529738517</text:p>
          </table:table-cell>
          <table:table-cell table:formula="of:=IF([.C126]&lt;[.D12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27];[.$E$2:.$E$200])" office:value-type="float" office:value="126" calcext:value-type="float">
            <text:p>126</text:p>
          </table:table-cell>
          <table:table-cell office:value-type="string" calcext:value-type="string">
            <text:p>searchengineland.com_google-makes-easier-see-share-publishers-real-urls-amp-pages-268699 </text:p>
          </table:table-cell>
          <table:table-cell office:value-type="float" office:value="13.1740649999992" calcext:value-type="float">
            <text:p>13.174065</text:p>
          </table:table-cell>
          <table:table-cell office:value-type="float" office:value="3.11295799999971" calcext:value-type="float">
            <text:p>3.112958</text:p>
          </table:table-cell>
          <table:table-cell table:formula="of:=[.C127]/[.D127]" office:value-type="float" office:value="4.23200859118576" calcext:value-type="float">
            <text:p>4.2320085912</text:p>
          </table:table-cell>
          <table:table-cell table:formula="of:=IF([.C127]&lt;[.D12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28];[.$E$2:.$E$200])" office:value-type="float" office:value="127" calcext:value-type="float">
            <text:p>127</text:p>
          </table:table-cell>
          <table:table-cell office:value-type="string" calcext:value-type="string">
            <text:p>searchengineland.com_optimize-content-seos-writers-274956 </text:p>
          </table:table-cell>
          <table:table-cell office:value-type="float" office:value="9.9711299999999" calcext:value-type="float">
            <text:p>9.97113</text:p>
          </table:table-cell>
          <table:table-cell office:value-type="float" office:value="2.36330099999941" calcext:value-type="float">
            <text:p>2.363301</text:p>
          </table:table-cell>
          <table:table-cell table:formula="of:=[.C128]/[.D128]" office:value-type="float" office:value="4.21915363299148" calcext:value-type="float">
            <text:p>4.219153633</text:p>
          </table:table-cell>
          <table:table-cell table:formula="of:=IF([.C128]&lt;[.D12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29];[.$E$2:.$E$200])" office:value-type="float" office:value="128" calcext:value-type="float">
            <text:p>128</text:p>
          </table:table-cell>
          <table:table-cell office:value-type="string" calcext:value-type="string">
            <text:p>searchengineland.com_google-rolls-new-event-search-feature-app-mobile-web-274857 </text:p>
          </table:table-cell>
          <table:table-cell office:value-type="float" office:value="9.5643970000001" calcext:value-type="float">
            <text:p>9.564397</text:p>
          </table:table-cell>
          <table:table-cell office:value-type="float" office:value="2.27939300000071" calcext:value-type="float">
            <text:p>2.279393</text:p>
          </table:table-cell>
          <table:table-cell table:formula="of:=[.C129]/[.D129]" office:value-type="float" office:value="4.19602806536526" calcext:value-type="float">
            <text:p>4.1960280654</text:p>
          </table:table-cell>
          <table:table-cell table:formula="of:=IF([.C129]&lt;[.D12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30];[.$E$2:.$E$200])" office:value-type="float" office:value="129" calcext:value-type="float">
            <text:p>129</text:p>
          </table:table-cell>
          <table:table-cell office:value-type="string" calcext:value-type="string">
            <text:p>searchengineland.com_ebay-goes-amp-sign-might-break-past-news-253254 </text:p>
          </table:table-cell>
          <table:table-cell office:value-type="float" office:value="12.5360410000003" calcext:value-type="float">
            <text:p>12.536041</text:p>
          </table:table-cell>
          <table:table-cell office:value-type="float" office:value="3.00395800000115" calcext:value-type="float">
            <text:p>3.003958</text:p>
          </table:table-cell>
          <table:table-cell table:formula="of:=[.C130]/[.D130]" office:value-type="float" office:value="4.17317452507508" calcext:value-type="float">
            <text:p>4.1731745251</text:p>
          </table:table-cell>
          <table:table-cell table:formula="of:=IF([.C130]&lt;[.D13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31];[.$E$2:.$E$200])" office:value-type="float" office:value="130" calcext:value-type="float">
            <text:p>130</text:p>
          </table:table-cell>
          <table:table-cell office:value-type="string" calcext:value-type="string">
            <text:p>searchengineland.com_google-news-spammed-drug-spam-dating-sites-276832 </text:p>
          </table:table-cell>
          <table:table-cell office:value-type="float" office:value="12.5396640000017" calcext:value-type="float">
            <text:p>12.539664</text:p>
          </table:table-cell>
          <table:table-cell office:value-type="float" office:value="3.01341800000046" calcext:value-type="float">
            <text:p>3.013418</text:p>
          </table:table-cell>
          <table:table-cell table:formula="of:=[.C131]/[.D131]" office:value-type="float" office:value="4.16127599954596" calcext:value-type="float">
            <text:p>4.1612759995</text:p>
          </table:table-cell>
          <table:table-cell table:formula="of:=IF([.C131]&lt;[.D13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32];[.$E$2:.$E$200])" office:value-type="float" office:value="131" calcext:value-type="float">
            <text:p>131</text:p>
          </table:table-cell>
          <table:table-cell office:value-type="string" calcext:value-type="string">
            <text:p>searchengineland.com_google-adwords-custom-dashboards-report-editor-test-275723 </text:p>
          </table:table-cell>
          <table:table-cell office:value-type="float" office:value="8.81552700000066" calcext:value-type="float">
            <text:p>8.815527</text:p>
          </table:table-cell>
          <table:table-cell office:value-type="float" office:value="2.11980799999947" calcext:value-type="float">
            <text:p>2.119808</text:p>
          </table:table-cell>
          <table:table-cell table:formula="of:=[.C132]/[.D132]" office:value-type="float" office:value="4.15864408474865" calcext:value-type="float">
            <text:p>4.1586440847</text:p>
          </table:table-cell>
          <table:table-cell table:formula="of:=IF([.C132]&lt;[.D13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33];[.$E$2:.$E$200])" office:value-type="float" office:value="132" calcext:value-type="float">
            <text:p>132</text:p>
          </table:table-cell>
          <table:table-cell office:value-type="string" calcext:value-type="string">
            <text:p>searchengineland.com_organic-food-thought-top-things-seo-columns-2015-237859 </text:p>
          </table:table-cell>
          <table:table-cell office:value-type="float" office:value="9.14237499999945" calcext:value-type="float">
            <text:p>9.142375</text:p>
          </table:table-cell>
          <table:table-cell office:value-type="float" office:value="2.2020420000008" calcext:value-type="float">
            <text:p>2.202042</text:p>
          </table:table-cell>
          <table:table-cell table:formula="of:=[.C133]/[.D133]" office:value-type="float" office:value="4.15177140127033" calcext:value-type="float">
            <text:p>4.1517714013</text:p>
          </table:table-cell>
          <table:table-cell table:formula="of:=IF([.C133]&lt;[.D13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34];[.$E$2:.$E$200])" office:value-type="float" office:value="133" calcext:value-type="float">
            <text:p>133</text:p>
          </table:table-cell>
          <table:table-cell office:value-type="string" calcext:value-type="string">
            <text:p>searchengineland.com_5-successful-b2b-adwords-best-practices-for-any-company-277308 </text:p>
          </table:table-cell>
          <table:table-cell office:value-type="float" office:value="9.74895000000106" calcext:value-type="float">
            <text:p>9.74895</text:p>
          </table:table-cell>
          <table:table-cell office:value-type="float" office:value="2.35768800000005" calcext:value-type="float">
            <text:p>2.357688</text:p>
          </table:table-cell>
          <table:table-cell table:formula="of:=[.C134]/[.D134]" office:value-type="float" office:value="4.13496187790787" calcext:value-type="float">
            <text:p>4.1349618779</text:p>
          </table:table-cell>
          <table:table-cell table:formula="of:=IF([.C134]&lt;[.D13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35];[.$E$2:.$E$200])" office:value-type="float" office:value="134" calcext:value-type="float">
            <text:p>134</text:p>
          </table:table-cell>
          <table:table-cell office:value-type="string" calcext:value-type="string">
            <text:p>searchengineland.com_survey-43-percent-marketers-say-75-percent-content-not-consumed-277626 </text:p>
          </table:table-cell>
          <table:table-cell office:value-type="float" office:value="9.26228600000104" calcext:value-type="float">
            <text:p>9.262286</text:p>
          </table:table-cell>
          <table:table-cell office:value-type="float" office:value="2.24249000000054" calcext:value-type="float">
            <text:p>2.24249</text:p>
          </table:table-cell>
          <table:table-cell table:formula="of:=[.C135]/[.D135]" office:value-type="float" office:value="4.13035777194048" calcext:value-type="float">
            <text:p>4.1303577719</text:p>
          </table:table-cell>
          <table:table-cell table:formula="of:=IF([.C135]&lt;[.D13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36];[.$E$2:.$E$200])" office:value-type="float" office:value="135" calcext:value-type="float">
            <text:p>135</text:p>
          </table:table-cell>
          <table:table-cell office:value-type="string" calcext:value-type="string">
            <text:p>searchengineland.com_7-real-world-tips-better-social-engagement-275453 </text:p>
          </table:table-cell>
          <table:table-cell office:value-type="float" office:value="9.70824100000027" calcext:value-type="float">
            <text:p>9.708241</text:p>
          </table:table-cell>
          <table:table-cell office:value-type="float" office:value="2.35298799999873" calcext:value-type="float">
            <text:p>2.352988</text:p>
          </table:table-cell>
          <table:table-cell table:formula="of:=[.C136]/[.D136]" office:value-type="float" office:value="4.12592031918799" calcext:value-type="float">
            <text:p>4.1259203192</text:p>
          </table:table-cell>
          <table:table-cell table:formula="of:=IF([.C136]&lt;[.D13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37];[.$E$2:.$E$200])" office:value-type="float" office:value="136" calcext:value-type="float">
            <text:p>136</text:p>
          </table:table-cell>
          <table:table-cell office:value-type="string" calcext:value-type="string">
            <text:p>searchengineland.com_bing-ads-editor-updates-multi-select-277862 </text:p>
          </table:table-cell>
          <table:table-cell office:value-type="float" office:value="8.9451169999993" calcext:value-type="float">
            <text:p>8.945117</text:p>
          </table:table-cell>
          <table:table-cell office:value-type="float" office:value="2.18118899999899" calcext:value-type="float">
            <text:p>2.181189</text:p>
          </table:table-cell>
          <table:table-cell table:formula="of:=[.C137]/[.D137]" office:value-type="float" office:value="4.10102792559629" calcext:value-type="float">
            <text:p>4.1010279256</text:p>
          </table:table-cell>
          <table:table-cell table:formula="of:=IF([.C137]&lt;[.D13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38];[.$E$2:.$E$200])" office:value-type="float" office:value="137" calcext:value-type="float">
            <text:p>137</text:p>
          </table:table-cell>
          <table:table-cell office:value-type="string" calcext:value-type="string">
            <text:p>searchengineland.com_baidu-becomes-googles-biggest-ally-mobile-page-speed-271275 </text:p>
          </table:table-cell>
          <table:table-cell office:value-type="float" office:value="8.96934099999999" calcext:value-type="float">
            <text:p>8.969341</text:p>
          </table:table-cell>
          <table:table-cell office:value-type="float" office:value="2.21060299999954" calcext:value-type="float">
            <text:p>2.210603</text:p>
          </table:table-cell>
          <table:table-cell table:formula="of:=[.C138]/[.D138]" office:value-type="float" office:value="4.05741827003847" calcext:value-type="float">
            <text:p>4.05741827</text:p>
          </table:table-cell>
          <table:table-cell table:formula="of:=IF([.C138]&lt;[.D13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39];[.$E$2:.$E$200])" office:value-type="float" office:value="138" calcext:value-type="float">
            <text:p>138</text:p>
          </table:table-cell>
          <table:table-cell office:value-type="string" calcext:value-type="string">
            <text:p>searchengineland.com_building-marketing-technology-team-bring-martech-270819 </text:p>
          </table:table-cell>
          <table:table-cell office:value-type="float" office:value="11.993397000002" calcext:value-type="float">
            <text:p>11.993397</text:p>
          </table:table-cell>
          <table:table-cell office:value-type="float" office:value="2.97122099999979" calcext:value-type="float">
            <text:p>2.971221</text:p>
          </table:table-cell>
          <table:table-cell table:formula="of:=[.C139]/[.D139]" office:value-type="float" office:value="4.03652134930483" calcext:value-type="float">
            <text:p>4.0365213493</text:p>
          </table:table-cell>
          <table:table-cell table:formula="of:=IF([.C139]&lt;[.D13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40];[.$E$2:.$E$200])" office:value-type="float" office:value="139" calcext:value-type="float">
            <text:p>139</text:p>
          </table:table-cell>
          <table:table-cell office:value-type="string" calcext:value-type="string">
            <text:p>searchengineland.com_searchcap-wordpress-amp-google-fake-reviews-issue-277178 </text:p>
          </table:table-cell>
          <table:table-cell office:value-type="float" office:value="8.76660199999969" calcext:value-type="float">
            <text:p>8.766602</text:p>
          </table:table-cell>
          <table:table-cell office:value-type="float" office:value="2.20412100000067" calcext:value-type="float">
            <text:p>2.204121</text:p>
          </table:table-cell>
          <table:table-cell table:formula="of:=[.C140]/[.D140]" office:value-type="float" office:value="3.97736875606966" calcext:value-type="float">
            <text:p>3.9773687561</text:p>
          </table:table-cell>
          <table:table-cell table:formula="of:=IF([.C140]&lt;[.D14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41];[.$E$2:.$E$200])" office:value-type="float" office:value="140" calcext:value-type="float">
            <text:p>140</text:p>
          </table:table-cell>
          <table:table-cell office:value-type="string" calcext:value-type="string">
            <text:p>searchengineland.com_google-confirms-rolling-new-reviews-format-hotels-275754 </text:p>
          </table:table-cell>
          <table:table-cell office:value-type="float" office:value="13.5007289999994" calcext:value-type="float">
            <text:p>13.500729</text:p>
          </table:table-cell>
          <table:table-cell office:value-type="float" office:value="3.43827400000009" calcext:value-type="float">
            <text:p>3.438274</text:p>
          </table:table-cell>
          <table:table-cell table:formula="of:=[.C141]/[.D141]" office:value-type="float" office:value="3.9266006723138" calcext:value-type="float">
            <text:p>3.9266006723</text:p>
          </table:table-cell>
          <table:table-cell table:formula="of:=IF([.C141]&lt;[.D14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42];[.$E$2:.$E$200])" office:value-type="float" office:value="141" calcext:value-type="float">
            <text:p>141</text:p>
          </table:table-cell>
          <table:table-cell office:value-type="string" calcext:value-type="string">
            <text:p>searchengineland.com_google-posts-expands-271770 </text:p>
          </table:table-cell>
          <table:table-cell office:value-type="float" office:value="16.2584669999997" calcext:value-type="float">
            <text:p>16.258467</text:p>
          </table:table-cell>
          <table:table-cell office:value-type="float" office:value="4.17000000000007" calcext:value-type="float">
            <text:p>4.17</text:p>
          </table:table-cell>
          <table:table-cell table:formula="of:=[.C142]/[.D142]" office:value-type="float" office:value="3.89891294964015" calcext:value-type="float">
            <text:p>3.8989129496</text:p>
          </table:table-cell>
          <table:table-cell table:formula="of:=IF([.C142]&lt;[.D14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43];[.$E$2:.$E$200])" office:value-type="float" office:value="142" calcext:value-type="float">
            <text:p>142</text:p>
          </table:table-cell>
          <table:table-cell office:value-type="string" calcext:value-type="string">
            <text:p>searchengineland.com_seo-2017-mobile-optimisation-competitive-advantage-265760 </text:p>
          </table:table-cell>
          <table:table-cell office:value-type="float" office:value="8.69223499999862" calcext:value-type="float">
            <text:p>8.692235</text:p>
          </table:table-cell>
          <table:table-cell office:value-type="float" office:value="2.23015599999781" calcext:value-type="float">
            <text:p>2.230156</text:p>
          </table:table-cell>
          <table:table-cell table:formula="of:=[.C143]/[.D143]" office:value-type="float" office:value="3.89759057214256" calcext:value-type="float">
            <text:p>3.8975905721</text:p>
          </table:table-cell>
          <table:table-cell table:formula="of:=IF([.C143]&lt;[.D14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44];[.$E$2:.$E$200])" office:value-type="float" office:value="143" calcext:value-type="float">
            <text:p>143</text:p>
          </table:table-cell>
          <table:table-cell office:value-type="string" calcext:value-type="string">
            <text:p>searchengineland.com_seo-website-design-everything-need-know-272899 </text:p>
          </table:table-cell>
          <table:table-cell office:value-type="float" office:value="10.1769470000008" calcext:value-type="float">
            <text:p>10.176947</text:p>
          </table:table-cell>
          <table:table-cell office:value-type="float" office:value="2.61679300000105" calcext:value-type="float">
            <text:p>2.616793</text:p>
          </table:table-cell>
          <table:table-cell table:formula="of:=[.C144]/[.D144]" office:value-type="float" office:value="3.88909134195816" calcext:value-type="float">
            <text:p>3.889091342</text:p>
          </table:table-cell>
          <table:table-cell table:formula="of:=IF([.C144]&lt;[.D14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45];[.$E$2:.$E$200])" office:value-type="float" office:value="144" calcext:value-type="float">
            <text:p>144</text:p>
          </table:table-cell>
          <table:table-cell office:value-type="string" calcext:value-type="string">
            <text:p>searchengineland.com_searchcap-siri-disappointment-link-referrers-liveramp-identitylink-276633 </text:p>
          </table:table-cell>
          <table:table-cell office:value-type="float" office:value="8.56848499999978" calcext:value-type="float">
            <text:p>8.568485</text:p>
          </table:table-cell>
          <table:table-cell office:value-type="float" office:value="2.20911400000114" calcext:value-type="float">
            <text:p>2.209114</text:p>
          </table:table-cell>
          <table:table-cell table:formula="of:=[.C145]/[.D145]" office:value-type="float" office:value="3.87869752307729" calcext:value-type="float">
            <text:p>3.8786975231</text:p>
          </table:table-cell>
          <table:table-cell table:formula="of:=IF([.C145]&lt;[.D14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46];[.$E$2:.$E$200])" office:value-type="float" office:value="145" calcext:value-type="float">
            <text:p>145</text:p>
          </table:table-cell>
          <table:table-cell office:value-type="string" calcext:value-type="string">
            <text:p>searchengineland.com_compare-9-paid-search-campaign-management-tools-276781 </text:p>
          </table:table-cell>
          <table:table-cell office:value-type="float" office:value="9.50280500000008" calcext:value-type="float">
            <text:p>9.502805</text:p>
          </table:table-cell>
          <table:table-cell office:value-type="float" office:value="2.45829199999935" calcext:value-type="float">
            <text:p>2.458292</text:p>
          </table:table-cell>
          <table:table-cell table:formula="of:=[.C146]/[.D146]" office:value-type="float" office:value="3.86561279132121" calcext:value-type="float">
            <text:p>3.8656127913</text:p>
          </table:table-cell>
          <table:table-cell table:formula="of:=IF([.C146]&lt;[.D14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47];[.$E$2:.$E$200])" office:value-type="float" office:value="146" calcext:value-type="float">
            <text:p>146</text:p>
          </table:table-cell>
          <table:table-cell office:value-type="string" calcext:value-type="string">
            <text:p>searchengineland.com_you-have-to-own-your-own-back-yard-264017 </text:p>
          </table:table-cell>
          <table:table-cell office:value-type="float" office:value="13.2701799999995" calcext:value-type="float">
            <text:p>13.27018</text:p>
          </table:table-cell>
          <table:table-cell office:value-type="float" office:value="3.43567599999733" calcext:value-type="float">
            <text:p>3.435676</text:p>
          </table:table-cell>
          <table:table-cell table:formula="of:=[.C147]/[.D147]" office:value-type="float" office:value="3.86246549442084" calcext:value-type="float">
            <text:p>3.8624654944</text:p>
          </table:table-cell>
          <table:table-cell table:formula="of:=IF([.C147]&lt;[.D14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48];[.$E$2:.$E$200])" office:value-type="float" office:value="147" calcext:value-type="float">
            <text:p>147</text:p>
          </table:table-cell>
          <table:table-cell office:value-type="string" calcext:value-type="string">
            <text:p>searchengineland.com_help-wanted-hiring-associate-features-editor-213952 </text:p>
          </table:table-cell>
          <table:table-cell office:value-type="float" office:value="8.27137199999925" calcext:value-type="float">
            <text:p>8.271372</text:p>
          </table:table-cell>
          <table:table-cell office:value-type="float" office:value="2.14822499999718" calcext:value-type="float">
            <text:p>2.148225</text:p>
          </table:table-cell>
          <table:table-cell table:formula="of:=[.C148]/[.D148]" office:value-type="float" office:value="3.85032852704447" calcext:value-type="float">
            <text:p>3.850328527</text:p>
          </table:table-cell>
          <table:table-cell table:formula="of:=IF([.C148]&lt;[.D14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49];[.$E$2:.$E$200])" office:value-type="float" office:value="148" calcext:value-type="float">
            <text:p>148</text:p>
          </table:table-cell>
          <table:table-cell office:value-type="string" calcext:value-type="string">
            <text:p>searchengineland.com_need-help-explaining-local-search-use-pizza-227448 </text:p>
          </table:table-cell>
          <table:table-cell office:value-type="float" office:value="8.23657400000047" calcext:value-type="float">
            <text:p>8.236574</text:p>
          </table:table-cell>
          <table:table-cell office:value-type="float" office:value="2.14468200000192" calcext:value-type="float">
            <text:p>2.144682</text:p>
          </table:table-cell>
          <table:table-cell table:formula="of:=[.C149]/[.D149]" office:value-type="float" office:value="3.84046399419266" calcext:value-type="float">
            <text:p>3.8404639942</text:p>
          </table:table-cell>
          <table:table-cell table:formula="of:=IF([.C149]&lt;[.D14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50];[.$E$2:.$E$200])" office:value-type="float" office:value="149" calcext:value-type="float">
            <text:p>149</text:p>
          </table:table-cell>
          <table:table-cell office:value-type="string" calcext:value-type="string">
            <text:p>searchengineland.com_liveramp-adds-people-based-search-targeting-identitylink-276554 </text:p>
          </table:table-cell>
          <table:table-cell office:value-type="float" office:value="9.34191700000065" calcext:value-type="float">
            <text:p>9.341917</text:p>
          </table:table-cell>
          <table:table-cell office:value-type="float" office:value="2.45646900000065" calcext:value-type="float">
            <text:p>2.456469</text:p>
          </table:table-cell>
          <table:table-cell table:formula="of:=[.C150]/[.D150]" office:value-type="float" office:value="3.80298591189149" calcext:value-type="float">
            <text:p>3.8029859119</text:p>
          </table:table-cell>
          <table:table-cell table:formula="of:=IF([.C150]&lt;[.D15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51];[.$E$2:.$E$200])" office:value-type="float" office:value="150" calcext:value-type="float">
            <text:p>150</text:p>
          </table:table-cell>
          <table:table-cell office:value-type="string" calcext:value-type="string">
            <text:p>searchengineland.com_google-analytics-unifying-user-ids-amp-non-amp-pages-275235 </text:p>
          </table:table-cell>
          <table:table-cell office:value-type="float" office:value="7.89868500000011" calcext:value-type="float">
            <text:p>7.898685</text:p>
          </table:table-cell>
          <table:table-cell office:value-type="float" office:value="2.08458199999995" calcext:value-type="float">
            <text:p>2.084582</text:p>
          </table:table-cell>
          <table:table-cell table:formula="of:=[.C151]/[.D151]" office:value-type="float" office:value="3.7890977663629" calcext:value-type="float">
            <text:p>3.7890977664</text:p>
          </table:table-cell>
          <table:table-cell table:formula="of:=IF([.C151]&lt;[.D15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52];[.$E$2:.$E$200])" office:value-type="float" office:value="151" calcext:value-type="float">
            <text:p>151</text:p>
          </table:table-cell>
          <table:table-cell office:value-type="string" calcext:value-type="string">
            <text:p>searchengineland.com_4-reasons-ppc-programs-can-fail-276355 </text:p>
          </table:table-cell>
          <table:table-cell office:value-type="float" office:value="14.163574000002" calcext:value-type="float">
            <text:p>14.163574</text:p>
          </table:table-cell>
          <table:table-cell office:value-type="float" office:value="3.75301500000205" calcext:value-type="float">
            <text:p>3.753015</text:p>
          </table:table-cell>
          <table:table-cell table:formula="of:=[.C152]/[.D152]" office:value-type="float" office:value="3.77391883592106" calcext:value-type="float">
            <text:p>3.7739188359</text:p>
          </table:table-cell>
          <table:table-cell table:formula="of:=IF([.C152]&lt;[.D15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53];[.$E$2:.$E$200])" office:value-type="float" office:value="152" calcext:value-type="float">
            <text:p>152</text:p>
          </table:table-cell>
          <table:table-cell office:value-type="string" calcext:value-type="string">
            <text:p>searchengineland.com_true-marketing-automation-predicting-customers-next-move-not-reacting-moment-267817 </text:p>
          </table:table-cell>
          <table:table-cell office:value-type="float" office:value="9.42659400000048" calcext:value-type="float">
            <text:p>9.426594</text:p>
          </table:table-cell>
          <table:table-cell office:value-type="float" office:value="2.52599300000111" calcext:value-type="float">
            <text:p>2.525993</text:p>
          </table:table-cell>
          <table:table-cell table:formula="of:=[.C153]/[.D153]" office:value-type="float" office:value="3.73183694491487" calcext:value-type="float">
            <text:p>3.7318369449</text:p>
          </table:table-cell>
          <table:table-cell table:formula="of:=IF([.C153]&lt;[.D15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54];[.$E$2:.$E$200])" office:value-type="float" office:value="153" calcext:value-type="float">
            <text:p>153</text:p>
          </table:table-cell>
          <table:table-cell office:value-type="string" calcext:value-type="string">
            <text:p>searchengineland.com_nominations-wanted-list-whos-naughty-nice-264696 </text:p>
          </table:table-cell>
          <table:table-cell office:value-type="float" office:value="13.1364919999978" calcext:value-type="float">
            <text:p>13.136492</text:p>
          </table:table-cell>
          <table:table-cell office:value-type="float" office:value="3.52134000000024" calcext:value-type="float">
            <text:p>3.52134</text:p>
          </table:table-cell>
          <table:table-cell table:formula="of:=[.C154]/[.D154]" office:value-type="float" office:value="3.73053780662955" calcext:value-type="float">
            <text:p>3.7305378066</text:p>
          </table:table-cell>
          <table:table-cell table:formula="of:=IF([.C154]&lt;[.D15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55];[.$E$2:.$E$200])" office:value-type="float" office:value="154" calcext:value-type="float">
            <text:p>154</text:p>
          </table:table-cell>
          <table:table-cell office:value-type="string" calcext:value-type="string">
            <text:p>searchengineland.com_eu-ready-fine-google-billions-shopping-search-case-report-276190 </text:p>
          </table:table-cell>
          <table:table-cell office:value-type="float" office:value="8.04564800000117" calcext:value-type="float">
            <text:p>8.045648</text:p>
          </table:table-cell>
          <table:table-cell office:value-type="float" office:value="2.19341699999859" calcext:value-type="float">
            <text:p>2.193417</text:p>
          </table:table-cell>
          <table:table-cell table:formula="of:=[.C155]/[.D155]" office:value-type="float" office:value="3.66808864890093" calcext:value-type="float">
            <text:p>3.6680886489</text:p>
          </table:table-cell>
          <table:table-cell table:formula="of:=IF([.C155]&lt;[.D15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56];[.$E$2:.$E$200])" office:value-type="float" office:value="155" calcext:value-type="float">
            <text:p>155</text:p>
          </table:table-cell>
          <table:table-cell office:value-type="string" calcext:value-type="string">
            <text:p>searchengineland.com_7-key-questions-unlock-growth-opportunities-seo-audits-227428 </text:p>
          </table:table-cell>
          <table:table-cell office:value-type="float" office:value="9.20317100000011" calcext:value-type="float">
            <text:p>9.203171</text:p>
          </table:table-cell>
          <table:table-cell office:value-type="float" office:value="2.51368400000138" calcext:value-type="float">
            <text:p>2.513684</text:p>
          </table:table-cell>
          <table:table-cell table:formula="of:=[.C156]/[.D156]" office:value-type="float" office:value="3.66122830077092" calcext:value-type="float">
            <text:p>3.6612283008</text:p>
          </table:table-cell>
          <table:table-cell table:formula="of:=IF([.C156]&lt;[.D15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57];[.$E$2:.$E$200])" office:value-type="float" office:value="156" calcext:value-type="float">
            <text:p>156</text:p>
          </table:table-cell>
          <table:table-cell office:value-type="string" calcext:value-type="string">
            <text:p>searchengineland.com_solve-mystery-customers-really-want-276259 </text:p>
          </table:table-cell>
          <table:table-cell office:value-type="float" office:value="10.237839999998" calcext:value-type="float">
            <text:p>10.23784</text:p>
          </table:table-cell>
          <table:table-cell office:value-type="float" office:value="2.80729200000133" calcext:value-type="float">
            <text:p>2.807292</text:p>
          </table:table-cell>
          <table:table-cell table:formula="of:=[.C157]/[.D157]" office:value-type="float" office:value="3.64687392689936" calcext:value-type="float">
            <text:p>3.6468739269</text:p>
          </table:table-cell>
          <table:table-cell table:formula="of:=IF([.C157]&lt;[.D15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58];[.$E$2:.$E$200])" office:value-type="float" office:value="157" calcext:value-type="float">
            <text:p>157</text:p>
          </table:table-cell>
          <table:table-cell office:value-type="string" calcext:value-type="string">
            <text:p>searchengineland.com_participate-in-our-audience-survey-enter-to-win-a-50-amazon-gift-card-230299 </text:p>
          </table:table-cell>
          <table:table-cell office:value-type="float" office:value="13.2004280000001" calcext:value-type="float">
            <text:p>13.200428</text:p>
          </table:table-cell>
          <table:table-cell office:value-type="float" office:value="3.62355700000262" calcext:value-type="float">
            <text:p>3.623557</text:p>
          </table:table-cell>
          <table:table-cell table:formula="of:=[.C158]/[.D158]" office:value-type="float" office:value="3.64294752365992" calcext:value-type="float">
            <text:p>3.6429475237</text:p>
          </table:table-cell>
          <table:table-cell table:formula="of:=IF([.C158]&lt;[.D15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59];[.$E$2:.$E$200])" office:value-type="float" office:value="158" calcext:value-type="float">
            <text:p>158</text:p>
          </table:table-cell>
          <table:table-cell office:value-type="string" calcext:value-type="string">
            <text:p>searchengineland.com_eerie-future-adwords-targeting-260922 </text:p>
          </table:table-cell>
          <table:table-cell office:value-type="float" office:value="9.15661200000068" calcext:value-type="float">
            <text:p>9.156612</text:p>
          </table:table-cell>
          <table:table-cell office:value-type="float" office:value="2.52785300000323" calcext:value-type="float">
            <text:p>2.527853</text:p>
          </table:table-cell>
          <table:table-cell table:formula="of:=[.C159]/[.D159]" office:value-type="float" office:value="3.62228816311272" calcext:value-type="float">
            <text:p>3.6222881631</text:p>
          </table:table-cell>
          <table:table-cell table:formula="of:=IF([.C159]&lt;[.D15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60];[.$E$2:.$E$200])" office:value-type="float" office:value="159" calcext:value-type="float">
            <text:p>159</text:p>
          </table:table-cell>
          <table:table-cell office:value-type="string" calcext:value-type="string">
            <text:p>searchengineland.com_drive-calls-customers-display-ads-274113 </text:p>
          </table:table-cell>
          <table:table-cell office:value-type="float" office:value="10.8648059999996" calcext:value-type="float">
            <text:p>10.864806</text:p>
          </table:table-cell>
          <table:table-cell office:value-type="float" office:value="3.02013099999931" calcext:value-type="float">
            <text:p>3.020131</text:p>
          </table:table-cell>
          <table:table-cell table:formula="of:=[.C160]/[.D160]" office:value-type="float" office:value="3.59746183195434" calcext:value-type="float">
            <text:p>3.597461832</text:p>
          </table:table-cell>
          <table:table-cell table:formula="of:=IF([.C160]&lt;[.D16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61];[.$E$2:.$E$200])" office:value-type="float" office:value="160" calcext:value-type="float">
            <text:p>160</text:p>
          </table:table-cell>
          <table:table-cell office:value-type="string" calcext:value-type="string">
            <text:p>searchengineland.com_top-10-agency-considerations-marketing-automation-275832 </text:p>
          </table:table-cell>
          <table:table-cell office:value-type="float" office:value="9.80633999999918" calcext:value-type="float">
            <text:p>9.80634</text:p>
          </table:table-cell>
          <table:table-cell office:value-type="float" office:value="2.73266299999887" calcext:value-type="float">
            <text:p>2.732663</text:p>
          </table:table-cell>
          <table:table-cell table:formula="of:=[.C161]/[.D161]" office:value-type="float" office:value="3.58856543964742" calcext:value-type="float">
            <text:p>3.5885654396</text:p>
          </table:table-cell>
          <table:table-cell table:formula="of:=IF([.C161]&lt;[.D16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62];[.$E$2:.$E$200])" office:value-type="float" office:value="161" calcext:value-type="float">
            <text:p>161</text:p>
          </table:table-cell>
          <table:table-cell office:value-type="string" calcext:value-type="string">
            <text:p>searchengineland.com_ai-disrupting-major-industries-276349 </text:p>
          </table:table-cell>
          <table:table-cell office:value-type="float" office:value="10.2469289999999" calcext:value-type="float">
            <text:p>10.246929</text:p>
          </table:table-cell>
          <table:table-cell office:value-type="float" office:value="2.90411299999687" calcext:value-type="float">
            <text:p>2.904113</text:p>
          </table:table-cell>
          <table:table-cell table:formula="of:=[.C162]/[.D162]" office:value-type="float" office:value="3.52841952086952" calcext:value-type="float">
            <text:p>3.5284195209</text:p>
          </table:table-cell>
          <table:table-cell table:formula="of:=IF([.C162]&lt;[.D16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63];[.$E$2:.$E$200])" office:value-type="float" office:value="162" calcext:value-type="float">
            <text:p>162</text:p>
          </table:table-cell>
          <table:table-cell office:value-type="string" calcext:value-type="string">
            <text:p>searchengineland.com_kpis-seo-measuring-seo-success-254773 </text:p>
          </table:table-cell>
          <table:table-cell office:value-type="float" office:value="8.82020900000134" calcext:value-type="float">
            <text:p>8.820209</text:p>
          </table:table-cell>
          <table:table-cell office:value-type="float" office:value="2.51179899999988" calcext:value-type="float">
            <text:p>2.511799</text:p>
          </table:table-cell>
          <table:table-cell table:formula="of:=[.C163]/[.D163]" office:value-type="float" office:value="3.51151067422264" calcext:value-type="float">
            <text:p>3.5115106742</text:p>
          </table:table-cell>
          <table:table-cell table:formula="of:=IF([.C163]&lt;[.D16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64];[.$E$2:.$E$200])" office:value-type="float" office:value="163" calcext:value-type="float">
            <text:p>163</text:p>
          </table:table-cell>
          <table:table-cell office:value-type="string" calcext:value-type="string">
            <text:p>searchengineland.com_bing-visual-search-lets-search-specific-objects-within-images-276156 </text:p>
          </table:table-cell>
          <table:table-cell office:value-type="float" office:value="12.8411330000017" calcext:value-type="float">
            <text:p>12.841133</text:p>
          </table:table-cell>
          <table:table-cell office:value-type="float" office:value="3.74331499999971" calcext:value-type="float">
            <text:p>3.743315</text:p>
          </table:table-cell>
          <table:table-cell table:formula="of:=[.C164]/[.D164]" office:value-type="float" office:value="3.4304174241288" calcext:value-type="float">
            <text:p>3.4304174241</text:p>
          </table:table-cell>
          <table:table-cell table:formula="of:=IF([.C164]&lt;[.D16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65];[.$E$2:.$E$200])" office:value-type="float" office:value="164" calcext:value-type="float">
            <text:p>164</text:p>
          </table:table-cell>
          <table:table-cell office:value-type="string" calcext:value-type="string">
            <text:p>searchengineland.com_search-engine-lands-engaging-stories-2016-whole-lotta-google-266825 </text:p>
          </table:table-cell>
          <table:table-cell office:value-type="float" office:value="11.0535899999995" calcext:value-type="float">
            <text:p>11.05359</text:p>
          </table:table-cell>
          <table:table-cell office:value-type="float" office:value="3.23068899999998" calcext:value-type="float">
            <text:p>3.230689</text:p>
          </table:table-cell>
          <table:table-cell table:formula="of:=[.C165]/[.D165]" office:value-type="float" office:value="3.42143425133139" calcext:value-type="float">
            <text:p>3.4214342513</text:p>
          </table:table-cell>
          <table:table-cell table:formula="of:=IF([.C165]&lt;[.D16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66];[.$E$2:.$E$200])" office:value-type="float" office:value="165" calcext:value-type="float">
            <text:p>165</text:p>
          </table:table-cell>
          <table:table-cell office:value-type="string" calcext:value-type="string">
            <text:p>searchengineland.com_google-adwords-keyword-bidding-interface-change-274949 </text:p>
          </table:table-cell>
          <table:table-cell office:value-type="float" office:value="13.6769779999995" calcext:value-type="float">
            <text:p>13.676978</text:p>
          </table:table-cell>
          <table:table-cell office:value-type="float" office:value="4.02916800000003" calcext:value-type="float">
            <text:p>4.029168</text:p>
          </table:table-cell>
          <table:table-cell table:formula="of:=[.C166]/[.D166]" office:value-type="float" office:value="3.39449186531795" calcext:value-type="float">
            <text:p>3.3944918653</text:p>
          </table:table-cell>
          <table:table-cell table:formula="of:=IF([.C166]&lt;[.D16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67];[.$E$2:.$E$200])" office:value-type="float" office:value="166" calcext:value-type="float">
            <text:p>166</text:p>
          </table:table-cell>
          <table:table-cell office:value-type="string" calcext:value-type="string">
            <text:p>searchengineland.com_google-tests-highlights-icons-local-knowledge-panels-275183 </text:p>
          </table:table-cell>
          <table:table-cell office:value-type="float" office:value="9.47199999999793" calcext:value-type="float">
            <text:p>9.472</text:p>
          </table:table-cell>
          <table:table-cell office:value-type="float" office:value="2.79250799999954" calcext:value-type="float">
            <text:p>2.792508</text:p>
          </table:table-cell>
          <table:table-cell table:formula="of:=[.C167]/[.D167]" office:value-type="float" office:value="3.39193298640487" calcext:value-type="float">
            <text:p>3.3919329864</text:p>
          </table:table-cell>
          <table:table-cell table:formula="of:=IF([.C167]&lt;[.D16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68];[.$E$2:.$E$200])" office:value-type="float" office:value="167" calcext:value-type="float">
            <text:p>167</text:p>
          </table:table-cell>
          <table:table-cell office:value-type="string" calcext:value-type="string">
            <text:p>searchengineland.com_7-fundamental-technical-seo-questions-to-answer-with-a-log-analysis-and-how-to-easily-do-it-245903 </text:p>
          </table:table-cell>
          <table:table-cell office:value-type="float" office:value="9.93568400000004" calcext:value-type="float">
            <text:p>9.935684</text:p>
          </table:table-cell>
          <table:table-cell office:value-type="float" office:value="2.98775900000328" calcext:value-type="float">
            <text:p>2.987759</text:p>
          </table:table-cell>
          <table:table-cell table:formula="of:=[.C168]/[.D168]" office:value-type="float" office:value="3.32546366691193" calcext:value-type="float">
            <text:p>3.3254636669</text:p>
          </table:table-cell>
          <table:table-cell table:formula="of:=IF([.C168]&lt;[.D16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69];[.$E$2:.$E$200])" office:value-type="float" office:value="168" calcext:value-type="float">
            <text:p>168</text:p>
          </table:table-cell>
          <table:table-cell office:value-type="string" calcext:value-type="string">
            <text:p>searchengineland.com_hotel-ads-price-trends-275390 </text:p>
          </table:table-cell>
          <table:table-cell office:value-type="float" office:value="14.6386860000021" calcext:value-type="float">
            <text:p>14.638686</text:p>
          </table:table-cell>
          <table:table-cell office:value-type="float" office:value="4.47698200000013" calcext:value-type="float">
            <text:p>4.476982</text:p>
          </table:table-cell>
          <table:table-cell table:formula="of:=[.C169]/[.D169]" office:value-type="float" office:value="3.26976655255743" calcext:value-type="float">
            <text:p>3.2697665526</text:p>
          </table:table-cell>
          <table:table-cell table:formula="of:=IF([.C169]&lt;[.D16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70];[.$E$2:.$E$200])" office:value-type="float" office:value="169" calcext:value-type="float">
            <text:p>169</text:p>
          </table:table-cell>
          <table:table-cell office:value-type="string" calcext:value-type="string">
            <text:p>searchengineland.com_perfect-local-seo-landing-page-infographic-251604 </text:p>
          </table:table-cell>
          <table:table-cell office:value-type="float" office:value="9.6291710000005" calcext:value-type="float">
            <text:p>9.629171</text:p>
          </table:table-cell>
          <table:table-cell office:value-type="float" office:value="2.94492900000114" calcext:value-type="float">
            <text:p>2.944929</text:p>
          </table:table-cell>
          <table:table-cell table:formula="of:=[.C170]/[.D170]" office:value-type="float" office:value="3.26974640135527" calcext:value-type="float">
            <text:p>3.2697464014</text:p>
          </table:table-cell>
          <table:table-cell table:formula="of:=IF([.C170]&lt;[.D17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71];[.$E$2:.$E$200])" office:value-type="float" office:value="170" calcext:value-type="float">
            <text:p>170</text:p>
          </table:table-cell>
          <table:table-cell office:value-type="string" calcext:value-type="string">
            <text:p>searchengineland.com_report-google-planning-bring-assistant-iphone-275115 </text:p>
          </table:table-cell>
          <table:table-cell office:value-type="float" office:value="9.49874799999816" calcext:value-type="float">
            <text:p>9.498748</text:p>
          </table:table-cell>
          <table:table-cell office:value-type="float" office:value="2.90531599999667" calcext:value-type="float">
            <text:p>2.905316</text:p>
          </table:table-cell>
          <table:table-cell table:formula="of:=[.C171]/[.D171]" office:value-type="float" office:value="3.26943712835679" calcext:value-type="float">
            <text:p>3.2694371284</text:p>
          </table:table-cell>
          <table:table-cell table:formula="of:=IF([.C171]&lt;[.D17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72];[.$E$2:.$E$200])" office:value-type="float" office:value="171" calcext:value-type="float">
            <text:p>171</text:p>
          </table:table-cell>
          <table:table-cell office:value-type="string" calcext:value-type="string">
            <text:p>searchengineland.com_need-get-google-business-support-use-twitter-270041 </text:p>
          </table:table-cell>
          <table:table-cell office:value-type="float" office:value="9.48579400000017" calcext:value-type="float">
            <text:p>9.485794</text:p>
          </table:table-cell>
          <table:table-cell office:value-type="float" office:value="2.91306599999916" calcext:value-type="float">
            <text:p>2.913066</text:p>
          </table:table-cell>
          <table:table-cell table:formula="of:=[.C172]/[.D172]" office:value-type="float" office:value="3.256292167772" calcext:value-type="float">
            <text:p>3.2562921678</text:p>
          </table:table-cell>
          <table:table-cell table:formula="of:=IF([.C172]&lt;[.D17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73];[.$E$2:.$E$200])" office:value-type="float" office:value="172" calcext:value-type="float">
            <text:p>172</text:p>
          </table:table-cell>
          <table:table-cell office:value-type="string" calcext:value-type="string">
            <text:p>searchengineland.com_seo-right-business-257915 </text:p>
          </table:table-cell>
          <table:table-cell office:value-type="float" office:value="8.45962499999951" calcext:value-type="float">
            <text:p>8.459625</text:p>
          </table:table-cell>
          <table:table-cell office:value-type="float" office:value="2.60128399999985" calcext:value-type="float">
            <text:p>2.601284</text:p>
          </table:table-cell>
          <table:table-cell table:formula="of:=[.C173]/[.D173]" office:value-type="float" office:value="3.25209588803068" calcext:value-type="float">
            <text:p>3.252095888</text:p>
          </table:table-cell>
          <table:table-cell table:formula="of:=IF([.C173]&lt;[.D17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74];[.$E$2:.$E$200])" office:value-type="float" office:value="173" calcext:value-type="float">
            <text:p>173</text:p>
          </table:table-cell>
          <table:table-cell office:value-type="string" calcext:value-type="string">
            <text:p>searchengineland.com_local-seo-ranking-2016-beyond-251404 </text:p>
          </table:table-cell>
          <table:table-cell office:value-type="float" office:value="10.0438329999997" calcext:value-type="float">
            <text:p>10.043833</text:p>
          </table:table-cell>
          <table:table-cell office:value-type="float" office:value="3.1140000000014" calcext:value-type="float">
            <text:p>3.114</text:p>
          </table:table-cell>
          <table:table-cell table:formula="of:=[.C174]/[.D174]" office:value-type="float" office:value="3.22537989723673" calcext:value-type="float">
            <text:p>3.2253798972</text:p>
          </table:table-cell>
          <table:table-cell table:formula="of:=IF([.C174]&lt;[.D17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75];[.$E$2:.$E$200])" office:value-type="float" office:value="174" calcext:value-type="float">
            <text:p>174</text:p>
          </table:table-cell>
          <table:table-cell office:value-type="string" calcext:value-type="string">
            <text:p>searchengineland.com_mad-scientist-successful-local-seo-273241 </text:p>
          </table:table-cell>
          <table:table-cell office:value-type="float" office:value="9.17126400000006" calcext:value-type="float">
            <text:p>9.171264</text:p>
          </table:table-cell>
          <table:table-cell office:value-type="float" office:value="2.87537100000009" calcext:value-type="float">
            <text:p>2.875371</text:p>
          </table:table-cell>
          <table:table-cell table:formula="of:=[.C175]/[.D175]" office:value-type="float" office:value="3.18959327335491" calcext:value-type="float">
            <text:p>3.1895932734</text:p>
          </table:table-cell>
          <table:table-cell table:formula="of:=IF([.C175]&lt;[.D17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76];[.$E$2:.$E$200])" office:value-type="float" office:value="175" calcext:value-type="float">
            <text:p>175</text:p>
          </table:table-cell>
          <table:table-cell office:value-type="string" calcext:value-type="string">
            <text:p>searchengineland.com_ready-black-friday-2016-3-critical-e-commerce-seo-configurations-avoid-common-issues-262040 </text:p>
          </table:table-cell>
          <table:table-cell office:value-type="float" office:value="10.163364" calcext:value-type="float">
            <text:p>10.163364</text:p>
          </table:table-cell>
          <table:table-cell office:value-type="float" office:value="3.2334320000009" calcext:value-type="float">
            <text:p>3.233432</text:p>
          </table:table-cell>
          <table:table-cell table:formula="of:=[.C176]/[.D176]" office:value-type="float" office:value="3.14321253701861" calcext:value-type="float">
            <text:p>3.143212537</text:p>
          </table:table-cell>
          <table:table-cell table:formula="of:=IF([.C176]&lt;[.D17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77];[.$E$2:.$E$200])" office:value-type="float" office:value="176" calcext:value-type="float">
            <text:p>176</text:p>
          </table:table-cell>
          <table:table-cell office:value-type="string" calcext:value-type="string">
            <text:p>searchengineland.com_google-introduces-candidate-cards-for-presidential-election-season-241026 </text:p>
          </table:table-cell>
          <table:table-cell office:value-type="float" office:value="7.75430700000106" calcext:value-type="float">
            <text:p>7.754307</text:p>
          </table:table-cell>
          <table:table-cell office:value-type="float" office:value="2.51627999999982" calcext:value-type="float">
            <text:p>2.51628</text:p>
          </table:table-cell>
          <table:table-cell table:formula="of:=[.C177]/[.D177]" office:value-type="float" office:value="3.08165506223537" calcext:value-type="float">
            <text:p>3.0816550622</text:p>
          </table:table-cell>
          <table:table-cell table:formula="of:=IF([.C177]&lt;[.D17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78];[.$E$2:.$E$200])" office:value-type="float" office:value="177" calcext:value-type="float">
            <text:p>177</text:p>
          </table:table-cell>
          <table:table-cell office:value-type="string" calcext:value-type="string">
            <text:p>searchengineland.com_can-manage-inventory-google-shopping-247541 </text:p>
          </table:table-cell>
          <table:table-cell office:value-type="float" office:value="9.41840799999954" calcext:value-type="float">
            <text:p>9.418408</text:p>
          </table:table-cell>
          <table:table-cell office:value-type="float" office:value="3.05837500000052" calcext:value-type="float">
            <text:p>3.058375</text:p>
          </table:table-cell>
          <table:table-cell table:formula="of:=[.C178]/[.D178]" office:value-type="float" office:value="3.07954649119154" calcext:value-type="float">
            <text:p>3.0795464912</text:p>
          </table:table-cell>
          <table:table-cell table:formula="of:=IF([.C178]&lt;[.D17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79];[.$E$2:.$E$200])" office:value-type="float" office:value="178" calcext:value-type="float">
            <text:p>178</text:p>
          </table:table-cell>
          <table:table-cell office:value-type="string" calcext:value-type="string">
            <text:p>searchengineland.com_watch-retail-space-2017-retail-prediction-272463 </text:p>
          </table:table-cell>
          <table:table-cell office:value-type="float" office:value="9.25576799999999" calcext:value-type="float">
            <text:p>9.255768</text:p>
          </table:table-cell>
          <table:table-cell office:value-type="float" office:value="3.0295129999995" calcext:value-type="float">
            <text:p>3.029513</text:p>
          </table:table-cell>
          <table:table-cell table:formula="of:=[.C179]/[.D179]" office:value-type="float" office:value="3.05519996118238" calcext:value-type="float">
            <text:p>3.0551999612</text:p>
          </table:table-cell>
          <table:table-cell table:formula="of:=IF([.C179]&lt;[.D17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80];[.$E$2:.$E$200])" office:value-type="float" office:value="179" calcext:value-type="float">
            <text:p>179</text:p>
          </table:table-cell>
          <table:table-cell office:value-type="string" calcext:value-type="string">
            <text:p>searchengineland.com_see-attends-martech-273260 </text:p>
          </table:table-cell>
          <table:table-cell office:value-type="float" office:value="8.11210600000004" calcext:value-type="float">
            <text:p>8.112106</text:p>
          </table:table-cell>
          <table:table-cell office:value-type="float" office:value="2.65857200000028" calcext:value-type="float">
            <text:p>2.658572</text:p>
          </table:table-cell>
          <table:table-cell table:formula="of:=[.C180]/[.D180]" office:value-type="float" office:value="3.05130197715134" calcext:value-type="float">
            <text:p>3.0513019772</text:p>
          </table:table-cell>
          <table:table-cell table:formula="of:=IF([.C180]&lt;[.D18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81];[.$E$2:.$E$200])" office:value-type="float" office:value="180" calcext:value-type="float">
            <text:p>180</text:p>
          </table:table-cell>
          <table:table-cell office:value-type="string" calcext:value-type="string">
            <text:p>searchengineland.com_chromes-devtools-seo-10-ways-use-seo-audits-266433 </text:p>
          </table:table-cell>
          <table:table-cell office:value-type="float" office:value="9.45865099999901" calcext:value-type="float">
            <text:p>9.458651</text:p>
          </table:table-cell>
          <table:table-cell office:value-type="float" office:value="3.13407999999981" calcext:value-type="float">
            <text:p>3.13408</text:p>
          </table:table-cell>
          <table:table-cell table:formula="of:=[.C181]/[.D181]" office:value-type="float" office:value="3.01799922146199" calcext:value-type="float">
            <text:p>3.0179992215</text:p>
          </table:table-cell>
          <table:table-cell table:formula="of:=IF([.C181]&lt;[.D18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82];[.$E$2:.$E$200])" office:value-type="float" office:value="181" calcext:value-type="float">
            <text:p>181</text:p>
          </table:table-cell>
          <table:table-cell office:value-type="string" calcext:value-type="string">
            <text:p>searchengineland.com_3-actions-get-ready-googles-mobile-search-update-215662 </text:p>
          </table:table-cell>
          <table:table-cell office:value-type="float" office:value="12.3538490000028" calcext:value-type="float">
            <text:p>12.353849</text:p>
          </table:table-cell>
          <table:table-cell office:value-type="float" office:value="4.15505699999994" calcext:value-type="float">
            <text:p>4.155057</text:p>
          </table:table-cell>
          <table:table-cell table:formula="of:=[.C182]/[.D182]" office:value-type="float" office:value="2.97320806910783" calcext:value-type="float">
            <text:p>2.9732080691</text:p>
          </table:table-cell>
          <table:table-cell table:formula="of:=IF([.C182]&lt;[.D18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83];[.$E$2:.$E$200])" office:value-type="float" office:value="182" calcext:value-type="float">
            <text:p>182</text:p>
          </table:table-cell>
          <table:table-cell office:value-type="string" calcext:value-type="string">
            <text:p>searchengineland.com_3-free-adwords-testing-tools-adopt-today-270116 </text:p>
          </table:table-cell>
          <table:table-cell office:value-type="float" office:value="9.62605600000097" calcext:value-type="float">
            <text:p>9.626056</text:p>
          </table:table-cell>
          <table:table-cell office:value-type="float" office:value="3.26883300000191" calcext:value-type="float">
            <text:p>3.268833</text:p>
          </table:table-cell>
          <table:table-cell table:formula="of:=[.C183]/[.D183]" office:value-type="float" office:value="2.9447989542431" calcext:value-type="float">
            <text:p>2.9447989542</text:p>
          </table:table-cell>
          <table:table-cell table:formula="of:=IF([.C183]&lt;[.D18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84];[.$E$2:.$E$200])" office:value-type="float" office:value="183" calcext:value-type="float">
            <text:p>183</text:p>
          </table:table-cell>
          <table:table-cell office:value-type="string" calcext:value-type="string">
            <text:p>searchengineland.com_google-expands-fact-checking-272698 </text:p>
          </table:table-cell>
          <table:table-cell office:value-type="float" office:value="8.09493400000019" calcext:value-type="float">
            <text:p>8.094934</text:p>
          </table:table-cell>
          <table:table-cell office:value-type="float" office:value="2.79845399999977" calcext:value-type="float">
            <text:p>2.798454</text:p>
          </table:table-cell>
          <table:table-cell table:formula="of:=[.C184]/[.D184]" office:value-type="float" office:value="2.89264501042392" calcext:value-type="float">
            <text:p>2.8926450104</text:p>
          </table:table-cell>
          <table:table-cell table:formula="of:=IF([.C184]&lt;[.D18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85];[.$E$2:.$E$200])" office:value-type="float" office:value="184" calcext:value-type="float">
            <text:p>184</text:p>
          </table:table-cell>
          <table:table-cell office:value-type="string" calcext:value-type="string">
            <text:p>searchengineland.com_7-ways-small-retailers-can-compete-with-retail-giants-using-google-shopping-269454 </text:p>
          </table:table-cell>
          <table:table-cell office:value-type="float" office:value="7.79446400000006" calcext:value-type="float">
            <text:p>7.794464</text:p>
          </table:table-cell>
          <table:table-cell office:value-type="float" office:value="2.71146500000032" calcext:value-type="float">
            <text:p>2.711465</text:p>
          </table:table-cell>
          <table:table-cell table:formula="of:=[.C185]/[.D185]" office:value-type="float" office:value="2.8746319793909" calcext:value-type="float">
            <text:p>2.8746319794</text:p>
          </table:table-cell>
          <table:table-cell table:formula="of:=IF([.C185]&lt;[.D18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86];[.$E$2:.$E$200])" office:value-type="float" office:value="185" calcext:value-type="float">
            <text:p>185</text:p>
          </table:table-cell>
          <table:table-cell office:value-type="string" calcext:value-type="string">
            <text:p>searchengineland.com_google-shopping-ads-retailer-outlet-used-items-263725 </text:p>
          </table:table-cell>
          <table:table-cell office:value-type="float" office:value="8.80918499999916" calcext:value-type="float">
            <text:p>8.809185</text:p>
          </table:table-cell>
          <table:table-cell office:value-type="float" office:value="3.06947000000036" calcext:value-type="float">
            <text:p>3.06947</text:p>
          </table:table-cell>
          <table:table-cell table:formula="of:=[.C186]/[.D186]" office:value-type="float" office:value="2.86993682948461" calcext:value-type="float">
            <text:p>2.8699368295</text:p>
          </table:table-cell>
          <table:table-cell table:formula="of:=IF([.C186]&lt;[.D18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87];[.$E$2:.$E$200])" office:value-type="float" office:value="186" calcext:value-type="float">
            <text:p>186</text:p>
          </table:table-cell>
          <table:table-cell office:value-type="string" calcext:value-type="string">
            <text:p>searchengineland.com_smb-websites-matter-anymore-yp-doubles-yes-new-pro-seo-product-276727 </text:p>
          </table:table-cell>
          <table:table-cell office:value-type="float" office:value="9.17580100000032" calcext:value-type="float">
            <text:p>9.175801</text:p>
          </table:table-cell>
          <table:table-cell office:value-type="float" office:value="3.25100600000223" calcext:value-type="float">
            <text:p>3.251006</text:p>
          </table:table-cell>
          <table:table-cell table:formula="of:=[.C187]/[.D187]" office:value-type="float" office:value="2.82244972786701" calcext:value-type="float">
            <text:p>2.8224497279</text:p>
          </table:table-cell>
          <table:table-cell table:formula="of:=IF([.C187]&lt;[.D18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88];[.$E$2:.$E$200])" office:value-type="float" office:value="187" calcext:value-type="float">
            <text:p>187</text:p>
          </table:table-cell>
          <table:table-cell office:value-type="string" calcext:value-type="string">
            <text:p>searchengineland.com_smx-west-just-days-away-reserve-seat-now-271166 </text:p>
          </table:table-cell>
          <table:table-cell office:value-type="float" office:value="7.83167700000013" calcext:value-type="float">
            <text:p>7.831677</text:p>
          </table:table-cell>
          <table:table-cell office:value-type="float" office:value="2.88565100000051" calcext:value-type="float">
            <text:p>2.885651</text:p>
          </table:table-cell>
          <table:table-cell table:formula="of:=[.C188]/[.D188]" office:value-type="float" office:value="2.71400699530149" calcext:value-type="float">
            <text:p>2.7140069953</text:p>
          </table:table-cell>
          <table:table-cell table:formula="of:=IF([.C188]&lt;[.D18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89];[.$E$2:.$E$200])" office:value-type="float" office:value="188" calcext:value-type="float">
            <text:p>188</text:p>
          </table:table-cell>
          <table:table-cell office:value-type="string" calcext:value-type="string">
            <text:p>searchengineland.com_googles-shaky-pitch-advertisers-let-dsas-handle-queries-264243 </text:p>
          </table:table-cell>
          <table:table-cell office:value-type="float" office:value="9.01285300000018" calcext:value-type="float">
            <text:p>9.012853</text:p>
          </table:table-cell>
          <table:table-cell office:value-type="float" office:value="3.35933400000067" calcext:value-type="float">
            <text:p>3.359334</text:p>
          </table:table-cell>
          <table:table-cell table:formula="of:=[.C189]/[.D189]" office:value-type="float" office:value="2.6829285209504" calcext:value-type="float">
            <text:p>2.682928521</text:p>
          </table:table-cell>
          <table:table-cell table:formula="of:=IF([.C189]&lt;[.D18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90];[.$E$2:.$E$200])" office:value-type="float" office:value="189" calcext:value-type="float">
            <text:p>189</text:p>
          </table:table-cell>
          <table:table-cell office:value-type="string" calcext:value-type="string">
            <text:p>searchengineland.com_learn-basics-programmatic-advertising-2-275356 </text:p>
          </table:table-cell>
          <table:table-cell office:value-type="float" office:value="6.88938400000006" calcext:value-type="float">
            <text:p>6.889384</text:p>
          </table:table-cell>
          <table:table-cell office:value-type="float" office:value="2.85982100000001" calcext:value-type="float">
            <text:p>2.859821</text:p>
          </table:table-cell>
          <table:table-cell table:formula="of:=[.C190]/[.D190]" office:value-type="float" office:value="2.40902629919846" calcext:value-type="float">
            <text:p>2.4090262992</text:p>
          </table:table-cell>
          <table:table-cell table:formula="of:=IF([.C190]&lt;[.D19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91];[.$E$2:.$E$200])" office:value-type="float" office:value="190" calcext:value-type="float">
            <text:p>190</text:p>
          </table:table-cell>
          <table:table-cell office:value-type="string" calcext:value-type="string">
            <text:p>searchengineland.com_oskar-fischinger-google-doodle-honoring-filmmaker-visual-artist-doubles-musical-instrument-277649 </text:p>
          </table:table-cell>
          <table:table-cell office:value-type="float" office:value="7.64896700000099" calcext:value-type="float">
            <text:p>7.648967</text:p>
          </table:table-cell>
          <table:table-cell office:value-type="float" office:value="3.2106440000025" calcext:value-type="float">
            <text:p>3.210644</text:p>
          </table:table-cell>
          <table:table-cell table:formula="of:=[.C191]/[.D191]" office:value-type="float" office:value="2.38237780333012" calcext:value-type="float">
            <text:p>2.3823778033</text:p>
          </table:table-cell>
          <table:table-cell table:formula="of:=IF([.C191]&lt;[.D19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92];[.$E$2:.$E$200])" office:value-type="float" office:value="191" calcext:value-type="float">
            <text:p>191</text:p>
          </table:table-cell>
          <table:table-cell office:value-type="string" calcext:value-type="string">
            <text:p>searchengineland.com_seo-shops-12-tips-xmas-234353 </text:p>
          </table:table-cell>
          <table:table-cell office:value-type="float" office:value="9.1199630000001" calcext:value-type="float">
            <text:p>9.119963</text:p>
          </table:table-cell>
          <table:table-cell office:value-type="float" office:value="4.1202689999991" calcext:value-type="float">
            <text:p>4.120269</text:p>
          </table:table-cell>
          <table:table-cell table:formula="of:=[.C192]/[.D192]" office:value-type="float" office:value="2.21343873421907" calcext:value-type="float">
            <text:p>2.2134387342</text:p>
          </table:table-cell>
          <table:table-cell table:formula="of:=IF([.C192]&lt;[.D19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93];[.$E$2:.$E$200])" office:value-type="float" office:value="192" calcext:value-type="float">
            <text:p>192</text:p>
          </table:table-cell>
          <table:table-cell office:value-type="string" calcext:value-type="string">
            <text:p>searchengineland.com_google-optimize-surveys-adwords-integrations-275671 </text:p>
          </table:table-cell>
          <table:table-cell office:value-type="float" office:value="13.5479770000002" calcext:value-type="float">
            <text:p>13.547977</text:p>
          </table:table-cell>
          <table:table-cell office:value-type="float" office:value="6.6589129999993" calcext:value-type="float">
            <text:p>6.658913</text:p>
          </table:table-cell>
          <table:table-cell table:formula="of:=[.C193]/[.D193]" office:value-type="float" office:value="2.03456284832098" calcext:value-type="float">
            <text:p>2.0345628483</text:p>
          </table:table-cell>
          <table:table-cell table:formula="of:=IF([.C193]&lt;[.D19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94];[.$E$2:.$E$200])" office:value-type="float" office:value="193" calcext:value-type="float">
            <text:p>193</text:p>
          </table:table-cell>
          <table:table-cell office:value-type="string" calcext:value-type="string">
            <text:p>searchengineland.com_seo-advent-calendar-24-tips-seo-success-237121 </text:p>
          </table:table-cell>
          <table:table-cell office:value-type="float" office:value="14.3702060000001" calcext:value-type="float">
            <text:p>14.370206</text:p>
          </table:table-cell>
          <table:table-cell office:value-type="float" office:value="7.84408700000131" calcext:value-type="float">
            <text:p>7.844087</text:p>
          </table:table-cell>
          <table:table-cell table:formula="of:=[.C194]/[.D194]" office:value-type="float" office:value="1.83197942603106" calcext:value-type="float">
            <text:p>1.831979426</text:p>
          </table:table-cell>
          <table:table-cell table:formula="of:=IF([.C194]&lt;[.D19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95];[.$E$2:.$E$200])" office:value-type="float" office:value="194" calcext:value-type="float">
            <text:p>194</text:p>
          </table:table-cell>
          <table:table-cell office:value-type="string" calcext:value-type="string">
            <text:p>searchengineland.com_google-assistant-guide-270312 </text:p>
          </table:table-cell>
          <table:table-cell office:value-type="float" office:value="13.9755399999995" calcext:value-type="float">
            <text:p>13.97554</text:p>
          </table:table-cell>
          <table:table-cell office:value-type="float" office:value="8.76880199999869" calcext:value-type="float">
            <text:p>8.768802</text:p>
          </table:table-cell>
          <table:table-cell table:formula="of:=[.C195]/[.D195]" office:value-type="float" office:value="1.59377985727145" calcext:value-type="float">
            <text:p>1.5937798573</text:p>
          </table:table-cell>
          <table:table-cell table:formula="of:=IF([.C195]&lt;[.D19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96];[.$E$2:.$E$200])" office:value-type="float" office:value="195" calcext:value-type="float">
            <text:p>195</text:p>
          </table:table-cell>
          <table:table-cell office:value-type="string" calcext:value-type="string">
            <text:p>searchengineland.com_google-home-beauty-beast-promo-271406 </text:p>
          </table:table-cell>
          <table:table-cell office:value-type="float" office:value="10.8285749999995" calcext:value-type="float">
            <text:p>10.828575</text:p>
          </table:table-cell>
          <table:table-cell office:value-type="float" office:value="6.83938000000126" calcext:value-type="float">
            <text:p>6.83938</text:p>
          </table:table-cell>
          <table:table-cell table:formula="of:=[.C196]/[.D196]" office:value-type="float" office:value="1.58326851264259" calcext:value-type="float">
            <text:p>1.5832685126</text:p>
          </table:table-cell>
          <table:table-cell table:formula="of:=IF([.C196]&lt;[.D19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97];[.$E$2:.$E$200])" office:value-type="float" office:value="196" calcext:value-type="float">
            <text:p>196</text:p>
          </table:table-cell>
          <table:table-cell office:value-type="string" calcext:value-type="string">
            <text:p>searchengineland.com_perfect-structure-managing-profitable-shopping-ads-276168 </text:p>
          </table:table-cell>
          <table:table-cell office:value-type="float" office:value="10.4823350000006" calcext:value-type="float">
            <text:p>10.482335</text:p>
          </table:table-cell>
          <table:table-cell office:value-type="float" office:value="7.06771299999991" calcext:value-type="float">
            <text:p>7.067713</text:p>
          </table:table-cell>
          <table:table-cell table:formula="of:=[.C197]/[.D197]" office:value-type="float" office:value="1.48312969131609" calcext:value-type="float">
            <text:p>1.4831296913</text:p>
          </table:table-cell>
          <table:table-cell table:formula="of:=IF([.C197]&lt;[.D19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98];[.$E$2:.$E$200])" office:value-type="float" office:value="197" calcext:value-type="float">
            <text:p>197</text:p>
          </table:table-cell>
          <table:table-cell office:value-type="string" calcext:value-type="string">
            <text:p>searchengineland.com_google-posts-small-businesses-moves-google-business-276764 </text:p>
          </table:table-cell>
          <table:table-cell office:value-type="float" office:value="7.7378269999972" calcext:value-type="float">
            <text:p>7.737827</text:p>
          </table:table-cell>
          <table:table-cell office:value-type="float" office:value="6.24980900000082" calcext:value-type="float">
            <text:p>6.249809</text:p>
          </table:table-cell>
          <table:table-cell table:formula="of:=[.C198]/[.D198]" office:value-type="float" office:value="1.23809015603456" calcext:value-type="float">
            <text:p>1.238090156</text:p>
          </table:table-cell>
          <table:table-cell table:formula="of:=IF([.C198]&lt;[.D19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199];[.$E$2:.$E$200])" office:value-type="float" office:value="198" calcext:value-type="float">
            <text:p>198</text:p>
          </table:table-cell>
          <table:table-cell office:value-type="string" calcext:value-type="string">
            <text:p>searchengineland.com_rip-dmoz-open-directory-project-closing-270291 </text:p>
          </table:table-cell>
          <table:table-cell office:value-type="float" office:value="8.20527500000026" calcext:value-type="float">
            <text:p>8.205275</text:p>
          </table:table-cell>
          <table:table-cell office:value-type="float" office:value="7.0846789999996" calcext:value-type="float">
            <text:p>7.084679</text:p>
          </table:table-cell>
          <table:table-cell table:formula="of:=[.C199]/[.D199]" office:value-type="float" office:value="1.15817173932661" calcext:value-type="float">
            <text:p>1.1581717393</text:p>
          </table:table-cell>
          <table:table-cell table:formula="of:=IF([.C199]&lt;[.D19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RANK([.E200];[.$E$2:.$E$200])" office:value-type="float" office:value="199" calcext:value-type="float">
            <text:p>199</text:p>
          </table:table-cell>
          <table:table-cell office:value-type="string" calcext:value-type="string">
            <text:p>searchengineland.com_dont-miss-smx-advanced-year-register-now-save-400-274247 </text:p>
          </table:table-cell>
          <table:table-cell office:value-type="float" office:value="13.637494999999" calcext:value-type="float">
            <text:p>13.637495</text:p>
          </table:table-cell>
          <table:table-cell office:value-type="float" office:value="11.8805080000002" calcext:value-type="float">
            <text:p>11.880508</text:p>
          </table:table-cell>
          <table:table-cell table:formula="of:=[.C200]/[.D200]" office:value-type="float" office:value="1.14788820478037" calcext:value-type="float">
            <text:p>1.1478882048</text:p>
          </table:table-cell>
          <table:table-cell table:formula="of:=IF([.C200]&lt;[.D20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SUM([.F2:.F200])" office:value-type="float" office:value="0" calcext:value-type="float">
            <text:p>0</text:p>
          </table:table-cell>
          <table:table-cell office:value-type="string" calcext:value-type="string">
            <text:p>&lt; if larger then 0, there is some pages that mobile is faster than AMP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Mobile_AMP_Result.A1:Mobile_AMP_Result.F2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Noto Sans CJK JP Regular1" style:font-size-asian="12pt" style:language-asian="ko" style:country-asian="KR" style:font-name-complex="Noto Sans CJK JP Regular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2T11:04:59.015720528</dc:date>
    <meta:editing-duration>PT31M25S</meta:editing-duration>
    <meta:editing-cycles>3</meta:editing-cycles>
    <meta:generator>LibreOffice/5.1.6.2$Linux_X86_64 LibreOffice_project/10m0$Build-2</meta:generator>
    <meta:document-statistic meta:table-count="1" meta:cell-count="1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07cm" svg:height="12.885cm" xlink:href=".." xlink:type="simple" chart:class="chart:bar" chart:style-name="ch1">
        <chart:plot-area chart:style-name="ch2" table:cell-range-address="Mobile_AMP_Result.A2:Mobile_AMP_Result.A200 Mobile_AMP_Result.E2:Mobile_AMP_Result.E200" chart:data-source-has-labels="column" svg:x="1.477cm" svg:y="0.257cm" svg:width="21.364cm" svg:height="11.39cm">
          <chartooo:coordinate-region svg:x="1.913cm" svg:y="0.378cm" svg:width="20.655cm" svg:height="10.267cm"/>
          <chart:axis chart:dimension="x" chart:name="primary-x" chart:style-name="ch3" chartooo:axis-type="auto">
            <chartooo:date-scale/>
            <chart:title svg:x="11.771cm" svg:y="11.904cm" chart:style-name="ch4">
              <text:p>sites</text:p>
            </chart:title>
            <chart:categories table:cell-range-address="Mobile_AMP_Result.A2:Mobile_AMP_Result.A200"/>
          </chart:axis>
          <chart:axis chart:dimension="y" chart:name="primary-y" chart:style-name="ch5">
            <chart:title svg:x="0.451cm" svg:y="7.557cm" chart:style-name="ch6">
              <text:p>Mobile PLT / AMP PLT</text:p>
            </chart:title>
            <chart:grid chart:style-name="ch7" chart:class="major"/>
          </chart:axis>
          <chart:series chart:style-name="ch8" chart:values-cell-range-address="Mobile_AMP_Result.E2:Mobile_AMP_Result.E200" chart:class="chart:bar">
            <chart:data-point chart:repeated="1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단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obile_AMP_Result.A2:Mobile_AMP_Result.A200</svg:desc>
                </draw:g>
              </table:table-cell>
              <table:table-cell office:value-type="float" office:value="11.4512238950052">
                <text:p>11.4512238950052</text:p>
                <draw:g>
                  <svg:desc>Mobile_AMP_Result.E2:Mobile_AMP_Result.E2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7177094551639">
                <text:p>10.71770945516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39729357038213">
                <text:p>9.397293570382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51577304028139">
                <text:p>8.515773040281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01220471251032">
                <text:p>8.012204712510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51131855535807">
                <text:p>7.511318555358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51126139925407">
                <text:p>7.511261399254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50774859108836">
                <text:p>7.507748591088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44843415609927">
                <text:p>7.448434156099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38449295711037">
                <text:p>7.384492957110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34877748424464">
                <text:p>7.348777484244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06490384960251">
                <text:p>7.064903849602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00951577384273">
                <text:p>7.009515773842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91375152924373">
                <text:p>6.913751529243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88871851640102">
                <text:p>6.888718516401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82948778884546">
                <text:p>6.829487788845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.82680091100073">
                <text:p>6.826800911000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.82369756396474">
                <text:p>6.823697563964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.79919724437274">
                <text:p>6.799197244372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78515646151494">
                <text:p>6.7851564615149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77089311689609">
                <text:p>6.7708931168960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7524732037213">
                <text:p>6.75247320372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70240522101228">
                <text:p>6.702405221012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68698371069964">
                <text:p>6.686983710699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65442343293698">
                <text:p>6.6544234329369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61123146021314">
                <text:p>6.611231460213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60839431774084">
                <text:p>6.6083943177408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60774254892749">
                <text:p>6.6077425489274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55532161993806">
                <text:p>6.555321619938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54574433939926">
                <text:p>6.5457443393992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51085551247838">
                <text:p>6.510855512478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4740885918357">
                <text:p>6.474088591835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45036989234457">
                <text:p>6.4503698923445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.4287849498061">
                <text:p>6.428784949806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.40804187146534">
                <text:p>6.408041871465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35622753657262">
                <text:p>6.3562275365726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.33151778966416">
                <text:p>6.331517789664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.31967289747415">
                <text:p>6.3196728974741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.25726646183278">
                <text:p>6.257266461832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.24477015357973">
                <text:p>6.244770153579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.22620193968266">
                <text:p>6.2262019396826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.2158115831836">
                <text:p>6.215811583183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.21419217783616">
                <text:p>6.214192177836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.19710540328931">
                <text:p>6.1971054032893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.1415910615697">
                <text:p>6.141591061569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.1319996082012">
                <text:p>6.13199960820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.11055402550629">
                <text:p>6.1105540255062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.10077634791829">
                <text:p>6.1007763479182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.06262693549211">
                <text:p>6.062626935492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93781675464027">
                <text:p>5.9378167546402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.83128868185712">
                <text:p>5.8312886818571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.74834055978162">
                <text:p>5.7483405597816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.72651575334095">
                <text:p>5.726515753340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.69778913177486">
                <text:p>5.6977891317748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.69658246045479">
                <text:p>5.6965824604547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.68808157556566">
                <text:p>5.6880815755656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.62206484840184">
                <text:p>5.622064848401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.55584974835558">
                <text:p>5.5558497483555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.54060083583165">
                <text:p>5.540600835831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53548967981444">
                <text:p>5.5354896798144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.53277738719087">
                <text:p>5.5327773871908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.52867191532971">
                <text:p>5.5286719153297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.500343329497">
                <text:p>5.5003433294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.47349565687339">
                <text:p>5.4734956568733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.44358147387187">
                <text:p>5.4435814738718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.44200357398017">
                <text:p>5.4420035739801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.4090622018095">
                <text:p>5.409062201809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.40265622224197">
                <text:p>5.4026562222419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.38270331459478">
                <text:p>5.3827033145947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36198008525066">
                <text:p>5.3619800852506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.35227521813248">
                <text:p>5.3522752181324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.28365193662841">
                <text:p>5.28365193662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.24272720919733">
                <text:p>5.2427272091973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.24235968702398">
                <text:p>5.2423596870239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.24012338863132">
                <text:p>5.2401233886313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.22971745814432">
                <text:p>5.2297174581443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.22118198854341">
                <text:p>5.2211819885434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.13492038102322">
                <text:p>5.1349203810232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.12321440318867">
                <text:p>5.123214403188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.09999989339884">
                <text:p>5.0999998933988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.08602405515115">
                <text:p>5.0860240551511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.08289082985362">
                <text:p>5.0828908298536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.08232419804318">
                <text:p>5.0823241980431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.05156640953851">
                <text:p>5.0515664095385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.04747994943074">
                <text:p>5.0474799494307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.9889708779772">
                <text:p>4.988970877977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.95072372878064">
                <text:p>4.9507237287806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.9381401138605">
                <text:p>4.938140113860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.93531397327568">
                <text:p>4.935313973275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92027417282186">
                <text:p>4.9202741728218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.91828278799225">
                <text:p>4.9182827879922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.87241449158419">
                <text:p>4.8724144915841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.87026619894445">
                <text:p>4.8702661989444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.86299086548787">
                <text:p>4.8629908654878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.82435329665126">
                <text:p>4.8243532966512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.81383325451545">
                <text:p>4.8138332545154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.79894570925227">
                <text:p>4.7989457092522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.78870622487047">
                <text:p>4.7887062248704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.77052531689845">
                <text:p>4.770525316898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75691727913481">
                <text:p>4.7569172791348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.75688351217855">
                <text:p>4.7568835121785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.68283577131145">
                <text:p>4.6828357713114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.68274400725569">
                <text:p>4.6827440072556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.65669195703558">
                <text:p>4.6566919570355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.61770876964906">
                <text:p>4.6177087696490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.60380142158494">
                <text:p>4.6038014215849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.59787573650017">
                <text:p>4.5978757365001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.58596645489474">
                <text:p>4.5859664548947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.58523818854676">
                <text:p>4.5852381885467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.55057593871282">
                <text:p>4.5505759387128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.54453360529016">
                <text:p>4.5445336052901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.54008422680438">
                <text:p>4.5400842268043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.52298414320441">
                <text:p>4.5229841432044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.52110792109534">
                <text:p>4.5211079210953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.49756160190493">
                <text:p>4.4975616019049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.46140837563306">
                <text:p>4.4614083756330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.4150310858682">
                <text:p>4.415031085868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.40573751864381">
                <text:p>4.4057375186438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.38222697401313">
                <text:p>4.382226974013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.37948588910008">
                <text:p>4.3794858891000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.37541408377015">
                <text:p>4.3754140837701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.31862656196826">
                <text:p>4.3186265619682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.25920667610894">
                <text:p>4.2592066761089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.25724102214716">
                <text:p>4.2572410221471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.252973851744">
                <text:p>4.25297385174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4.23200859118576">
                <text:p>4.2320085911857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4.21915363299148">
                <text:p>4.2191536329914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.19602806536526">
                <text:p>4.1960280653652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4.17317452507508">
                <text:p>4.1731745250750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16127599954596">
                <text:p>4.1612759995459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.15864408474865">
                <text:p>4.1586440847486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.15177140127033">
                <text:p>4.1517714012703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.13496187790787">
                <text:p>4.1349618779078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.13035777194048">
                <text:p>4.1303577719404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.12592031918799">
                <text:p>4.125920319187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.10102792559629">
                <text:p>4.1010279255962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.05741827003847">
                <text:p>4.0574182700384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.03652134930483">
                <text:p>4.0365213493048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.97736875606966">
                <text:p>3.9773687560696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.9266006723138">
                <text:p>3.926600672313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.89891294964015">
                <text:p>3.8989129496401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.89759057214256">
                <text:p>3.8975905721425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.88909134195816">
                <text:p>3.8890913419581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.87869752307729">
                <text:p>3.8786975230772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.86561279132121">
                <text:p>3.8656127913212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.86246549442084">
                <text:p>3.8624654944208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.85032852704447">
                <text:p>3.8503285270444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.84046399419266">
                <text:p>3.8404639941926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.80298591189149">
                <text:p>3.802985911891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.7890977663629">
                <text:p>3.789097766362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.77391883592106">
                <text:p>3.7739188359210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.73183694491487">
                <text:p>3.7318369449148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.73053780662955">
                <text:p>3.7305378066295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.66808864890093">
                <text:p>3.6680886489009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.66122830077092">
                <text:p>3.6612283007709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.64687392689936">
                <text:p>3.6468739268993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3.64294752365992">
                <text:p>3.6429475236599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3.62228816311272">
                <text:p>3.6222881631127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.59746183195434">
                <text:p>3.5974618319543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.58856543964742">
                <text:p>3.5885654396474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3.52841952086952">
                <text:p>3.5284195208695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3.51151067422264">
                <text:p>3.5115106742226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3.4304174241288">
                <text:p>3.430417424128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3.42143425133139">
                <text:p>3.4214342513313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.39449186531795">
                <text:p>3.3944918653179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3.39193298640487">
                <text:p>3.3919329864048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3.32546366691193">
                <text:p>3.3254636669119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.26976655255743">
                <text:p>3.2697665525574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.26974640135527">
                <text:p>3.2697464013552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.26943712835679">
                <text:p>3.2694371283567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3.256292167772">
                <text:p>3.25629216777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3.25209588803068">
                <text:p>3.2520958880306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3.22537989723673">
                <text:p>3.2253798972367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3.18959327335491">
                <text:p>3.1895932733549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.14321253701861">
                <text:p>3.1432125370186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3.08165506223537">
                <text:p>3.0816550622353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3.07954649119154">
                <text:p>3.0795464911915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3.05519996118238">
                <text:p>3.0551999611823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.05130197715134">
                <text:p>3.0513019771513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.01799922146199">
                <text:p>3.017999221461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.97320806910783">
                <text:p>2.9732080691078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.9447989542431">
                <text:p>2.944798954243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.89264501042392">
                <text:p>2.8926450104239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.8746319793909">
                <text:p>2.874631979390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.86993682948461">
                <text:p>2.8699368294846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.82244972786701">
                <text:p>2.8224497278670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.71400699530149">
                <text:p>2.7140069953014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.6829285209504">
                <text:p>2.682928520950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.40902629919846">
                <text:p>2.4090262991984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38237780333012">
                <text:p>2.3823778033301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.21343873421907">
                <text:p>2.2134387342190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.03456284832098">
                <text:p>2.0345628483209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.83197942603106">
                <text:p>1.8319794260310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.59377985727145">
                <text:p>1.5937798572714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.58326851264259">
                <text:p>1.5832685126425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48312969131609">
                <text:p>1.4831296913160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.23809015603456">
                <text:p>1.2380901560345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.15817173932661">
                <text:p>1.1581717393266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.14788820478037">
                <text:p>1.14788820478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